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T1_71" style:family="text"/>
    <style:style style:name="T1_72" style:family="text"/>
    <style:style style:name="T1_73" style:family="text"/>
    <style:style style:name="T1_74" style:family="text"/>
    <style:style style:name="T1_75" style:family="text"/>
    <style:style style:name="T1_76" style:family="text"/>
    <style:style style:name="T1_77" style:family="text"/>
    <style:style style:name="T1_78" style:family="text"/>
    <style:style style:name="T1_79" style:family="text"/>
    <style:style style:name="T1_80" style:family="text"/>
    <style:style style:name="T1_81" style:family="text"/>
    <style:style style:name="T1_82" style:family="text"/>
    <style:style style:name="T1_83" style:family="text"/>
    <style:style style:name="T1_84" style:family="text"/>
    <style:style style:name="T1_85" style:family="text"/>
    <style:style style:name="T1_86" style:family="text"/>
    <style:style style:name="T1_87" style:family="text"/>
    <style:style style:name="T1_88" style:family="text"/>
    <style:style style:name="T1_89" style:family="text"/>
    <style:style style:name="T1_90" style:family="text"/>
    <style:style style:name="T1_91" style:family="text"/>
    <style:style style:name="T1_92" style:family="text"/>
    <style:style style:name="T1_93" style:family="text"/>
    <style:style style:name="T1_94" style:family="text"/>
    <style:style style:name="T1_95" style:family="text"/>
    <style:style style:name="T1_96" style:family="text"/>
    <style:style style:name="T1_97" style:family="text"/>
    <style:style style:name="T1_98" style:family="text"/>
    <style:style style:name="T1_99" style:family="text"/>
    <style:style style:name="T1_100" style:family="text"/>
    <style:style style:name="T1_101" style:family="text"/>
    <style:style style:name="T1_102" style:family="text"/>
    <style:style style:name="T1_103" style:family="text"/>
    <style:style style:name="T1_104" style:family="text"/>
    <style:style style:name="T1_105" style:family="text"/>
    <style:style style:name="T1_106" style:family="text"/>
    <style:style style:name="T1_107" style:family="text"/>
    <style:style style:name="T1_108" style:family="text"/>
    <style:style style:name="T1_109" style:family="text"/>
    <style:style style:name="T1_110" style:family="text"/>
    <style:style style:name="T1_111" style:family="text"/>
    <style:style style:name="T1_112" style:family="text"/>
    <style:style style:name="T1_113" style:family="text"/>
    <style:style style:name="T1_114" style:family="text"/>
    <style:style style:name="T1_115" style:family="text"/>
    <style:style style:name="T1_116" style:family="text"/>
    <style:style style:name="T1_117" style:family="text"/>
    <style:style style:name="T1_118" style:family="text"/>
    <style:style style:name="T1_119" style:family="text"/>
    <style:style style:name="T1_120" style:family="text"/>
    <style:style style:name="T1_121" style:family="text"/>
    <style:style style:name="T1_122" style:family="text"/>
    <style:style style:name="T1_123" style:family="text"/>
    <style:style style:name="T1_124" style:family="text"/>
    <style:style style:name="T1_125" style:family="text"/>
    <style:style style:name="T1_126" style:family="text"/>
    <style:style style:name="T1_127" style:family="text"/>
    <style:style style:name="T1_128" style:family="text"/>
    <style:style style:name="T1_129" style:family="text"/>
    <style:style style:name="T1_130" style:family="text"/>
    <style:style style:name="T1_131" style:family="text"/>
    <style:style style:name="T1_132" style:family="text"/>
    <style:style style:name="T1_133" style:family="text"/>
    <style:style style:name="T1_134" style:family="text"/>
    <style:style style:name="T1_135" style:family="text"/>
    <style:style style:name="T1_136" style:family="text"/>
    <style:style style:name="T1_137" style:family="text"/>
    <style:style style:name="T1_138" style:family="text"/>
    <style:style style:name="T1_139" style:family="text"/>
    <style:style style:name="T1_140" style:family="text"/>
    <style:style style:name="T1_141" style:family="text"/>
    <style:style style:name="T1_142" style:family="text"/>
    <style:style style:name="T1_143" style:family="text"/>
    <style:style style:name="T1_144" style:family="text"/>
    <style:style style:name="T1_145" style:family="text"/>
    <style:style style:name="T1_146" style:family="text"/>
    <style:style style:name="T1_147" style:family="text"/>
    <style:style style:name="T1_148" style:family="text"/>
    <style:style style:name="T1_149" style:family="text"/>
    <style:style style:name="T1_150" style:family="text"/>
    <style:style style:name="T1_151" style:family="text"/>
    <style:style style:name="T1_152" style:family="text"/>
    <style:style style:name="T1_153" style:family="text"/>
    <style:style style:name="T1_154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T3_4" style:family="text">
      <style:text-properties fo:font-weight="bold" style:font-weight-asian="bold" style:font-weight-complex="bold"/>
    </style:style>
    <style:style style:name="T3_5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T4_3" style:family="text">
      <style:text-properties fo:font-weight="bold" style:font-weight-asian="bold" style:font-weight-complex="bold"/>
    </style:style>
    <style:style style:name="T4_4" style:family="text">
      <style:text-properties fo:font-weight="bold" style:font-weight-asian="bold" style:font-weight-complex="bold"/>
    </style:style>
    <style:style style:name="T4_5" style:family="text">
      <style:text-properties fo:font-weight="bold" style:font-weight-asian="bold" style:font-weight-complex="bold"/>
    </style:style>
    <style:style style:name="T4_6" style:family="text">
      <style:text-properties fo:font-weight="bold" style:font-weight-asian="bold" style:font-weight-complex="bold"/>
    </style:style>
    <style:style style:name="T4_7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>
      <style:text-properties style:font-name="Courier New" style:font-name-asian="Courier New" style:font-name-complex="Courier New"/>
    </style:style>
    <style:style style:name="T6_4" style:family="text">
      <style:text-properties style:font-name="Courier New" style:font-name-asian="Courier New" style:font-name-complex="Courier New"/>
    </style:style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>
      <style:text-properties style:font-name="Courier New" style:font-name-asian="Courier New" style:font-name-complex="Courier New"/>
    </style:style>
    <style:style style:name="T6_34" style:family="text">
      <style:text-properties style:font-name="Courier New" style:font-name-asian="Courier New" style:font-name-complex="Courier New"/>
    </style:style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style:font-name="Courier New" style:font-name-asian="Courier New" style:font-name-complex="Courier New"/>
    </style:style>
    <style:style style:name="T8_2" style:family="text">
      <style:text-properties style:font-name="Courier New" style:font-name-asian="Courier New" style:font-name-complex="Courier New"/>
    </style:style>
    <style:style style:name="T8_3" style:family="text">
      <style:text-properties style:font-name="Courier New" style:font-name-asian="Courier New" style:font-name-complex="Courier New"/>
    </style:style>
    <style:style style:name="T8_4" style:family="text">
      <style:text-properties style:font-name="Courier New" style:font-name-asian="Courier New" style:font-name-complex="Courier New"/>
    </style:style>
    <style:style style:name="T8_5" style:family="text">
      <style:text-properties style:font-name="Courier New" style:font-name-asian="Courier New" style:font-name-complex="Courier New"/>
    </style:style>
    <style:style style:name="T8_6" style:family="text">
      <style:text-properties style:font-name="Courier New" style:font-name-asian="Courier New" style:font-name-complex="Courier New"/>
    </style:style>
    <style:style style:name="T8_7" style:family="text">
      <style:text-properties style:font-name="Courier New" style:font-name-asian="Courier New" style:font-name-complex="Courier New"/>
    </style:style>
    <style:style style:name="T8_8" style:family="text">
      <style:text-properties style:font-name="Courier New" style:font-name-asian="Courier New" style:font-name-complex="Courier New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style:font-name="Courier New" style:font-name-asian="Courier New" style:font-name-complex="Courier New"/>
    </style:style>
    <style:style style:name="T12_2" style:family="text">
      <style:text-properties style:font-name="Courier New" style:font-name-asian="Courier New" style:font-name-complex="Courier New"/>
    </style:style>
    <style:style style:name="T12_3" style:family="text">
      <style:text-properties style:font-name="Courier New" style:font-name-asian="Courier New" style:font-name-complex="Courier New"/>
    </style:style>
    <style:style style:name="T12_4" style:family="text">
      <style:text-properties style:font-name="Courier New" style:font-name-asian="Courier New" style:font-name-complex="Courier New"/>
    </style:style>
    <style:style style:name="T12_5" style:family="text">
      <style:text-properties style:font-name="Courier New" style:font-name-asian="Courier New" style:font-name-complex="Courier New"/>
    </style:style>
    <style:style style:name="T12_6" style:family="text">
      <style:text-properties style:font-name="Courier New" style:font-name-asian="Courier New" style:font-name-complex="Courier New"/>
    </style:style>
    <style:style style:name="T12_7" style:family="text">
      <style:text-properties style:font-name="Courier New" style:font-name-asian="Courier New" style:font-name-complex="Courier New"/>
    </style:style>
    <style:style style:name="T12_8" style:family="text">
      <style:text-properties style:font-name="Courier New" style:font-name-asian="Courier New" style:font-name-complex="Courier New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style:font-name="Courier New" style:font-name-asian="Courier New" style:font-name-complex="Courier New"/>
    </style:style>
    <style:style style:name="T16_2" style:family="text">
      <style:text-properties style:font-name="Courier New" style:font-name-asian="Courier New" style:font-name-complex="Courier New"/>
    </style:style>
    <style:style style:name="T16_3" style:family="text">
      <style:text-properties style:font-name="Courier New" style:font-name-asian="Courier New" style:font-name-complex="Courier New"/>
    </style:style>
    <style:style style:name="T16_4" style:family="text">
      <style:text-properties style:font-name="Courier New" style:font-name-asian="Courier New" style:font-name-complex="Courier New"/>
    </style:style>
    <style:style style:name="T16_5" style:family="text">
      <style:text-properties style:font-name="Courier New" style:font-name-asian="Courier New" style:font-name-complex="Courier New"/>
    </style:style>
    <style:style style:name="T16_6" style:family="text">
      <style:text-properties style:font-name="Courier New" style:font-name-asian="Courier New" style:font-name-complex="Courier New"/>
    </style:style>
    <style:style style:name="T16_7" style:family="text">
      <style:text-properties style:font-name="Courier New" style:font-name-asian="Courier New" style:font-name-complex="Courier New"/>
    </style:style>
    <style:style style:name="T16_8" style:family="text">
      <style:text-properties style:font-name="Courier New" style:font-name-asian="Courier New" style:font-name-complex="Courier New"/>
    </style:style>
    <style:style style:name="T16_9" style:family="text">
      <style:text-properties style:font-name="Courier New" style:font-name-asian="Courier New" style:font-name-complex="Courier New"/>
    </style:style>
    <style:style style:name="T16_10" style:family="text">
      <style:text-properties style:font-name="Courier New" style:font-name-asian="Courier New" style:font-name-complex="Courier New"/>
    </style:style>
    <style:style style:name="T16_11" style:family="text">
      <style:text-properties style:font-name="Courier New" style:font-name-asian="Courier New" style:font-name-complex="Courier New"/>
    </style:style>
    <style:style style:name="T16_12" style:family="text">
      <style:text-properties style:font-name="Courier New" style:font-name-asian="Courier New" style:font-name-complex="Courier New"/>
    </style:style>
    <style:style style:name="T16_13" style:family="text">
      <style:text-properties style:font-name="Courier New" style:font-name-asian="Courier New" style:font-name-complex="Courier New"/>
    </style:style>
    <style:style style:name="T16_14" style:family="text">
      <style:text-properties style:font-name="Courier New" style:font-name-asian="Courier New" style:font-name-complex="Courier New"/>
    </style:style>
    <style:style style:name="T16_15" style:family="text">
      <style:text-properties style:font-name="Courier New" style:font-name-asian="Courier New" style:font-name-complex="Courier New"/>
    </style:style>
    <style:style style:name="T16_16" style:family="text">
      <style:text-properties style:font-name="Courier New" style:font-name-asian="Courier New" style:font-name-complex="Courier New"/>
    </style:style>
    <style:style style:name="T16_17" style:family="text">
      <style:text-properties style:font-name="Courier New" style:font-name-asian="Courier New" style:font-name-complex="Courier New"/>
    </style:style>
    <style:style style:name="T16_18" style:family="text">
      <style:text-properties style:font-name="Courier New" style:font-name-asian="Courier New" style:font-name-complex="Courier New"/>
    </style:style>
    <style:style style:name="T16_19" style:family="text">
      <style:text-properties style:font-name="Courier New" style:font-name-asian="Courier New" style:font-name-complex="Courier New"/>
    </style:style>
    <style:style style:name="T16_20" style:family="text">
      <style:text-properties style:font-name="Courier New" style:font-name-asian="Courier New" style:font-name-complex="Courier New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style:font-name="Courier New" style:font-name-asian="Courier New" style:font-name-complex="Courier New"/>
    </style:style>
    <style:style style:name="T17_2" style:family="text">
      <style:text-properties style:font-name="Courier New" style:font-name-asian="Courier New" style:font-name-complex="Courier New"/>
    </style:style>
    <style:style style:name="T17_3" style:family="text">
      <style:text-properties style:font-name="Courier New" style:font-name-asian="Courier New" style:font-name-complex="Courier New"/>
    </style:style>
    <style:style style:name="T17_4" style:family="text">
      <style:text-properties style:font-name="Courier New" style:font-name-asian="Courier New" style:font-name-complex="Courier New"/>
    </style:style>
    <style:style style:name="T17_5" style:family="text">
      <style:text-properties style:font-name="Courier New" style:font-name-asian="Courier New" style:font-name-complex="Courier New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style:font-name="Courier New" style:font-name-asian="Courier New" style:font-name-complex="Courier New"/>
    </style:style>
    <style:style style:name="T18_2" style:family="text">
      <style:text-properties style:font-name="Courier New" style:font-name-asian="Courier New" style:font-name-complex="Courier New"/>
    </style:style>
    <style:style style:name="T18_3" style:family="text">
      <style:text-properties style:font-name="Courier New" style:font-name-asian="Courier New" style:font-name-complex="Courier New"/>
    </style:style>
    <style:style style:name="T18_4" style:family="text">
      <style:text-properties style:font-name="Courier New" style:font-name-asian="Courier New" style:font-name-complex="Courier New"/>
    </style:style>
    <style:style style:name="T18_5" style:family="text">
      <style:text-properties style:font-name="Courier New" style:font-name-asian="Courier New" style:font-name-complex="Courier New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style:font-name="Courier New" style:font-name-asian="Courier New" style:font-name-complex="Courier New"/>
    </style:style>
    <style:style style:name="T22_2" style:family="text">
      <style:text-properties style:font-name="Courier New" style:font-name-asian="Courier New" style:font-name-complex="Courier New"/>
    </style:style>
    <style:style style:name="T22_3" style:family="text">
      <style:text-properties style:font-name="Courier New" style:font-name-asian="Courier New" style:font-name-complex="Courier New"/>
    </style:style>
    <style:style style:name="T22_4" style:family="text">
      <style:text-properties style:font-name="Courier New" style:font-name-asian="Courier New" style:font-name-complex="Courier New"/>
    </style:style>
    <style:style style:name="T22_5" style:family="text">
      <style:text-properties style:font-name="Courier New" style:font-name-asian="Courier New" style:font-name-complex="Courier New"/>
    </style:style>
    <style:style style:name="T22_6" style:family="text">
      <style:text-properties style:font-name="Courier New" style:font-name-asian="Courier New" style:font-name-complex="Courier New"/>
    </style:style>
    <style:style style:name="T22_7" style:family="text">
      <style:text-properties style:font-name="Courier New" style:font-name-asian="Courier New" style:font-name-complex="Courier New"/>
    </style:style>
    <style:style style:name="T22_8" style:family="text">
      <style:text-properties style:font-name="Courier New" style:font-name-asian="Courier New" style:font-name-complex="Courier New"/>
    </style:style>
    <style:style style:name="T22_9" style:family="text">
      <style:text-properties style:font-name="Courier New" style:font-name-asian="Courier New" style:font-name-complex="Courier New"/>
    </style:style>
    <style:style style:name="T22_10" style:family="text">
      <style:text-properties style:font-name="Courier New" style:font-name-asian="Courier New" style:font-name-complex="Courier New"/>
    </style:style>
    <style:style style:name="T22_11" style:family="text">
      <style:text-properties style:font-name="Courier New" style:font-name-asian="Courier New" style:font-name-complex="Courier New"/>
    </style:style>
    <style:style style:name="T22_12" style:family="text">
      <style:text-properties style:font-name="Courier New" style:font-name-asian="Courier New" style:font-name-complex="Courier New"/>
    </style:style>
    <style:style style:name="T22_13" style:family="text">
      <style:text-properties style:font-name="Courier New" style:font-name-asian="Courier New" style:font-name-complex="Courier New"/>
    </style:style>
    <style:style style:name="T22_14" style:family="text">
      <style:text-properties style:font-name="Courier New" style:font-name-asian="Courier New" style:font-name-complex="Courier New"/>
    </style:style>
    <style:style style:name="T22_15" style:family="text">
      <style:text-properties style:font-name="Courier New" style:font-name-asian="Courier New" style:font-name-complex="Courier New"/>
    </style:style>
    <style:style style:name="T22_16" style:family="text">
      <style:text-properties style:font-name="Courier New" style:font-name-asian="Courier New" style:font-name-complex="Courier New"/>
    </style:style>
    <style:style style:name="T22_17" style:family="text">
      <style:text-properties style:font-name="Courier New" style:font-name-asian="Courier New" style:font-name-complex="Courier New"/>
    </style:style>
    <style:style style:name="T22_18" style:family="text">
      <style:text-properties style:font-name="Courier New" style:font-name-asian="Courier New" style:font-name-complex="Courier New"/>
    </style:style>
    <style:style style:name="T22_19" style:family="text">
      <style:text-properties style:font-name="Courier New" style:font-name-asian="Courier New" style:font-name-complex="Courier New"/>
    </style:style>
    <style:style style:name="T22_20" style:family="text">
      <style:text-properties style:font-name="Courier New" style:font-name-asian="Courier New" style:font-name-complex="Courier New"/>
    </style:style>
    <style:style style:name="T22_21" style:family="text">
      <style:text-properties style:font-name="Courier New" style:font-name-asian="Courier New" style:font-name-complex="Courier New"/>
    </style:style>
    <style:style style:name="T22_22" style:family="text">
      <style:text-properties style:font-name="Courier New" style:font-name-asian="Courier New" style:font-name-complex="Courier New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style:font-name="Courier New" style:font-name-asian="Courier New" style:font-name-complex="Courier New"/>
    </style:style>
    <style:style style:name="T26_2" style:family="text">
      <style:text-properties style:font-name="Courier New" style:font-name-asian="Courier New" style:font-name-complex="Courier New"/>
    </style:style>
    <style:style style:name="T26_3" style:family="text">
      <style:text-properties style:font-name="Courier New" style:font-name-asian="Courier New" style:font-name-complex="Courier New"/>
    </style:style>
    <style:style style:name="T26_4" style:family="text">
      <style:text-properties style:font-name="Courier New" style:font-name-asian="Courier New" style:font-name-complex="Courier New"/>
    </style:style>
    <style:style style:name="T26_5" style:family="text">
      <style:text-properties style:font-name="Courier New" style:font-name-asian="Courier New" style:font-name-complex="Courier New"/>
    </style:style>
    <style:style style:name="T26_6" style:family="text">
      <style:text-properties style:font-name="Courier New" style:font-name-asian="Courier New" style:font-name-complex="Courier New"/>
    </style:style>
    <style:style style:name="T26_7" style:family="text">
      <style:text-properties style:font-name="Courier New" style:font-name-asian="Courier New" style:font-name-complex="Courier New"/>
    </style:style>
    <style:style style:name="T26_8" style:family="text">
      <style:text-properties style:font-name="Courier New" style:font-name-asian="Courier New" style:font-name-complex="Courier New"/>
    </style:style>
    <style:style style:name="T26_9" style:family="text">
      <style:text-properties style:font-name="Courier New" style:font-name-asian="Courier New" style:font-name-complex="Courier New"/>
    </style:style>
    <style:style style:name="T26_10" style:family="text">
      <style:text-properties style:font-name="Courier New" style:font-name-asian="Courier New" style:font-name-complex="Courier New"/>
    </style:style>
    <style:style style:name="T26_11" style:family="text">
      <style:text-properties style:font-name="Courier New" style:font-name-asian="Courier New" style:font-name-complex="Courier New"/>
    </style:style>
    <style:style style:name="T26_12" style:family="text">
      <style:text-properties style:font-name="Courier New" style:font-name-asian="Courier New" style:font-name-complex="Courier New"/>
    </style:style>
    <style:style style:name="T26_13" style:family="text">
      <style:text-properties style:font-name="Courier New" style:font-name-asian="Courier New" style:font-name-complex="Courier New"/>
    </style:style>
    <style:style style:name="T26_14" style:family="text">
      <style:text-properties style:font-name="Courier New" style:font-name-asian="Courier New" style:font-name-complex="Courier New"/>
    </style:style>
    <style:style style:name="T26_15" style:family="text">
      <style:text-properties style:font-name="Courier New" style:font-name-asian="Courier New" style:font-name-complex="Courier New"/>
    </style:style>
    <style:style style:name="T26_16" style:family="text">
      <style:text-properties style:font-name="Courier New" style:font-name-asian="Courier New" style:font-name-complex="Courier New"/>
    </style:style>
    <style:style style:name="T26_17" style:family="text">
      <style:text-properties style:font-name="Courier New" style:font-name-asian="Courier New" style:font-name-complex="Courier New"/>
    </style:style>
    <style:style style:name="T26_18" style:family="text">
      <style:text-properties style:font-name="Courier New" style:font-name-asian="Courier New" style:font-name-complex="Courier New"/>
    </style:style>
    <style:style style:name="T26_19" style:family="text">
      <style:text-properties style:font-name="Courier New" style:font-name-asian="Courier New" style:font-name-complex="Courier New"/>
    </style:style>
    <style:style style:name="T26_20" style:family="text">
      <style:text-properties style:font-name="Courier New" style:font-name-asian="Courier New" style:font-name-complex="Courier New"/>
    </style:style>
    <style:style style:name="T26_21" style:family="text">
      <style:text-properties style:font-name="Courier New" style:font-name-asian="Courier New" style:font-name-complex="Courier New"/>
    </style:style>
    <style:style style:name="T26_22" style:family="text">
      <style:text-properties style:font-name="Courier New" style:font-name-asian="Courier New" style:font-name-complex="Courier New"/>
    </style:style>
    <style:style style:name="T26_23" style:family="text">
      <style:text-properties style:font-name="Courier New" style:font-name-asian="Courier New" style:font-name-complex="Courier New"/>
    </style:style>
    <style:style style:name="T26_24" style:family="text">
      <style:text-properties style:font-name="Courier New" style:font-name-asian="Courier New" style:font-name-complex="Courier New"/>
    </style:style>
    <style:style style:name="T26_25" style:family="text">
      <style:text-properties style:font-name="Courier New" style:font-name-asian="Courier New" style:font-name-complex="Courier New"/>
    </style:style>
    <style:style style:name="T26_26" style:family="text">
      <style:text-properties style:font-name="Courier New" style:font-name-asian="Courier New" style:font-name-complex="Courier New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style:font-name="Courier New" style:font-name-asian="Courier New" style:font-name-complex="Courier New"/>
    </style:style>
    <style:style style:name="T27_2" style:family="text">
      <style:text-properties style:font-name="Courier New" style:font-name-asian="Courier New" style:font-name-complex="Courier New"/>
    </style:style>
    <style:style style:name="T27_3" style:family="text">
      <style:text-properties style:font-name="Courier New" style:font-name-asian="Courier New" style:font-name-complex="Courier New"/>
    </style:style>
    <style:style style:name="T27_4" style:family="text">
      <style:text-properties style:font-name="Courier New" style:font-name-asian="Courier New" style:font-name-complex="Courier New"/>
    </style:style>
    <style:style style:name="T27_5" style:family="text">
      <style:text-properties style:font-name="Courier New" style:font-name-asian="Courier New" style:font-name-complex="Courier New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style:font-name="Courier New" style:font-name-asian="Courier New" style:font-name-complex="Courier New"/>
    </style:style>
    <style:style style:name="T28_2" style:family="text">
      <style:text-properties style:font-name="Courier New" style:font-name-asian="Courier New" style:font-name-complex="Courier New"/>
    </style:style>
    <style:style style:name="T28_3" style:family="text">
      <style:text-properties style:font-name="Courier New" style:font-name-asian="Courier New" style:font-name-complex="Courier New"/>
    </style:style>
    <style:style style:name="T28_4" style:family="text">
      <style:text-properties style:font-name="Courier New" style:font-name-asian="Courier New" style:font-name-complex="Courier New"/>
    </style:style>
    <style:style style:name="T28_5" style:family="text">
      <style:text-properties style:font-name="Courier New" style:font-name-asian="Courier New" style:font-name-complex="Courier New"/>
    </style:style>
    <style:style style:name="T28_6" style:family="text">
      <style:text-properties style:font-name="Courier New" style:font-name-asian="Courier New" style:font-name-complex="Courier New"/>
    </style:style>
    <style:style style:name="T28_7" style:family="text">
      <style:text-properties style:font-name="Courier New" style:font-name-asian="Courier New" style:font-name-complex="Courier New"/>
    </style:style>
    <style:style style:name="T28_8" style:family="text">
      <style:text-properties style:font-name="Courier New" style:font-name-asian="Courier New" style:font-name-complex="Courier New"/>
    </style:style>
    <style:style style:name="T28_9" style:family="text">
      <style:text-properties style:font-name="Courier New" style:font-name-asian="Courier New" style:font-name-complex="Courier New"/>
    </style:style>
    <style:style style:name="T28_10" style:family="text">
      <style:text-properties style:font-name="Courier New" style:font-name-asian="Courier New" style:font-name-complex="Courier New"/>
    </style:style>
    <style:style style:name="T28_11" style:family="text">
      <style:text-properties style:font-name="Courier New" style:font-name-asian="Courier New" style:font-name-complex="Courier New"/>
    </style:style>
    <style:style style:name="T28_12" style:family="text">
      <style:text-properties style:font-name="Courier New" style:font-name-asian="Courier New" style:font-name-complex="Courier New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style:font-name="Courier New" style:font-name-asian="Courier New" style:font-name-complex="Courier New"/>
    </style:style>
    <style:style style:name="T32_2" style:family="text">
      <style:text-properties style:font-name="Courier New" style:font-name-asian="Courier New" style:font-name-complex="Courier New"/>
    </style:style>
    <style:style style:name="T32_3" style:family="text">
      <style:text-properties style:font-name="Courier New" style:font-name-asian="Courier New" style:font-name-complex="Courier New"/>
    </style:style>
    <style:style style:name="T32_4" style:family="text">
      <style:text-properties style:font-name="Courier New" style:font-name-asian="Courier New" style:font-name-complex="Courier New"/>
    </style:style>
    <style:style style:name="T32_5" style:family="text">
      <style:text-properties style:font-name="Courier New" style:font-name-asian="Courier New" style:font-name-complex="Courier New"/>
    </style:style>
    <style:style style:name="T32_6" style:family="text">
      <style:text-properties style:font-name="Courier New" style:font-name-asian="Courier New" style:font-name-complex="Courier New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>
      <style:text-properties style:font-name="Courier New" style:font-name-asian="Courier New" style:font-name-complex="Courier New"/>
    </style:style>
    <style:style style:name="T34_40" style:family="text">
      <style:text-properties style:font-name="Courier New" style:font-name-asian="Courier New" style:font-name-complex="Courier New"/>
    </style:style>
    <style:style style:name="T34_41" style:family="text"/>
    <style:style style:name="T34_42" style:family="text"/>
    <style:style style:name="T34_43" style:family="text">
      <style:text-properties style:font-name="Courier New" style:font-name-asian="Courier New" style:font-name-complex="Courier New"/>
    </style:style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P3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weight="bold" style:font-weight-asian="bold" style:font-weight-complex="bold"/>
    </style:style>
    <style:style style:name="T36_2" style:family="text">
      <style:text-properties fo:font-weight="bold" style:font-weight-asian="bold" style:font-weight-complex="bold"/>
    </style:style>
    <style:style style:name="T36_3" style:family="text">
      <style:text-properties fo:font-weight="bold" style:font-weight-asian="bold" style:font-weight-complex="bold"/>
    </style:style>
    <style:style style:name="T36_4" style:family="text">
      <style:text-properties fo:font-weight="bold" style:font-weight-asian="bold" style:font-weight-complex="bold"/>
    </style:style>
    <style:style style:name="T36_5" style:family="text">
      <style:text-properties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T38_97" style:family="text"/>
    <style:style style:name="T38_98" style:family="text"/>
    <style:style style:name="T38_99" style:family="text"/>
    <style:style style:name="T38_100" style:family="text"/>
    <style:style style:name="T38_101" style:family="text"/>
    <style:style style:name="T38_102" style:family="text"/>
    <style:style style:name="T38_103" style:family="text"/>
    <style:style style:name="T38_104" style:family="text"/>
    <style:style style:name="T38_105" style:family="text"/>
    <style:style style:name="T38_106" style:family="text"/>
    <style:style style:name="T38_107" style:family="text"/>
    <style:style style:name="T38_108" style:family="text"/>
    <style:style style:name="T38_109" style:family="text"/>
    <style:style style:name="T38_110" style:family="text"/>
    <style:style style:name="T38_111" style:family="text"/>
    <style:style style:name="T38_112" style:family="text"/>
    <style:style style:name="T38_113" style:family="text"/>
    <style:style style:name="T38_114" style:family="text"/>
    <style:style style:name="T38_115" style:family="text"/>
    <style:style style:name="T38_116" style:family="text"/>
    <style:style style:name="T38_117" style:family="text"/>
    <style:style style:name="T38_118" style:family="text"/>
    <style:style style:name="T38_119" style:family="text"/>
    <style:style style:name="T38_120" style:family="text"/>
    <style:style style:name="T38_121" style:family="text"/>
    <style:style style:name="T38_122" style:family="text"/>
    <style:style style:name="T38_123" style:family="text"/>
    <style:style style:name="T38_124" style:family="text"/>
    <style:style style:name="T38_125" style:family="text"/>
    <style:style style:name="T38_126" style:family="text"/>
    <style:style style:name="T38_127" style:family="text"/>
    <style:style style:name="T38_128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style="italic" style:font-style-asian="italic" style:font-style-complex="italic"/>
    </style:style>
    <style:style style:name="T40_2" style:family="text">
      <style:text-properties fo:font-style="italic" style:font-style-asian="italic" style:font-style-complex="italic"/>
    </style:style>
    <style:style style:name="T40_3" style:family="text">
      <style:text-properties fo:font-style="italic" style:font-style-asian="italic" style:font-style-complex="italic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P42" style:family="paragraph" style:parent-style-name="Standard">
      <style:paragraph-properties fo:break-before="auto" fo:line-height="115%" fo:margin-top="0cm" fo:margin-bottom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style:font-name="Courier New" style:font-name-asian="Courier New" style:font-name-complex="Courier New"/>
    </style:style>
    <style:style style:name="T44_2" style:family="text">
      <style:text-properties style:font-name="Courier New" style:font-name-asian="Courier New" style:font-name-complex="Courier New"/>
    </style:style>
    <style:style style:name="T44_3" style:family="text">
      <style:text-properties style:font-name="Courier New" style:font-name-asian="Courier New" style:font-name-complex="Courier New"/>
    </style:style>
    <style:style style:name="T44_4" style:family="text">
      <style:text-properties style:font-name="Courier New" style:font-name-asian="Courier New" style:font-name-complex="Courier New"/>
    </style:style>
    <style:style style:name="T44_5" style:family="text">
      <style:text-properties style:font-name="Courier New" style:font-name-asian="Courier New" style:font-name-complex="Courier New"/>
    </style:style>
    <style:style style:name="T44_6" style:family="text">
      <style:text-properties style:font-name="Courier New" style:font-name-asian="Courier New" style:font-name-complex="Courier New"/>
    </style:style>
    <style:style style:name="T44_7" style:family="text">
      <style:text-properties style:font-name="Courier New" style:font-name-asian="Courier New" style:font-name-complex="Courier New"/>
    </style:style>
    <style:style style:name="T44_8" style:family="text">
      <style:text-properties style:font-name="Courier New" style:font-name-asian="Courier New" style:font-name-complex="Courier New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style:font-name="Courier New" style:font-name-asian="Courier New" style:font-name-complex="Courier New"/>
    </style:style>
    <style:style style:name="T45_2" style:family="text">
      <style:text-properties style:font-name="Courier New" style:font-name-asian="Courier New" style:font-name-complex="Courier New"/>
    </style:style>
    <style:style style:name="T45_3" style:family="text">
      <style:text-properties style:font-name="Courier New" style:font-name-asian="Courier New" style:font-name-complex="Courier New"/>
    </style:style>
    <style:style style:name="T45_4" style:family="text">
      <style:text-properties style:font-name="Courier New" style:font-name-asian="Courier New" style:font-name-complex="Courier New"/>
    </style:style>
    <style:style style:name="T45_5" style:family="text">
      <style:text-properties style:font-name="Courier New" style:font-name-asian="Courier New" style:font-name-complex="Courier New"/>
    </style:style>
    <style:style style:name="T45_6" style:family="text">
      <style:text-properties style:font-name="Courier New" style:font-name-asian="Courier New" style:font-name-complex="Courier New"/>
    </style:style>
    <style:style style:name="T45_7" style:family="text">
      <style:text-properties style:font-name="Courier New" style:font-name-asian="Courier New" style:font-name-complex="Courier New"/>
    </style:style>
    <style:style style:name="T45_8" style:family="text">
      <style:text-properties style:font-name="Courier New" style:font-name-asian="Courier New" style:font-name-complex="Courier New"/>
    </style:style>
    <style:style style:name="T45_9" style:family="text">
      <style:text-properties style:font-name="Courier New" style:font-name-asian="Courier New" style:font-name-complex="Courier New"/>
    </style:style>
    <style:style style:name="T45_10" style:family="text">
      <style:text-properties style:font-name="Courier New" style:font-name-asian="Courier New" style:font-name-complex="Courier New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style:font-name="Courier New" style:font-name-asian="Courier New" style:font-name-complex="Courier New"/>
    </style:style>
    <style:style style:name="T46_2" style:family="text">
      <style:text-properties style:font-name="Courier New" style:font-name-asian="Courier New" style:font-name-complex="Courier New"/>
    </style:style>
    <style:style style:name="T46_3" style:family="text">
      <style:text-properties style:font-name="Courier New" style:font-name-asian="Courier New" style:font-name-complex="Courier New"/>
    </style:style>
    <style:style style:name="T46_4" style:family="text">
      <style:text-properties style:font-name="Courier New" style:font-name-asian="Courier New" style:font-name-complex="Courier New"/>
    </style:style>
    <style:style style:name="T46_5" style:family="text">
      <style:text-properties style:font-name="Courier New" style:font-name-asian="Courier New" style:font-name-complex="Courier New"/>
    </style:style>
    <style:style style:name="T46_6" style:family="text">
      <style:text-properties style:font-name="Courier New" style:font-name-asian="Courier New" style:font-name-complex="Courier New"/>
    </style:style>
    <style:style style:name="P47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style:font-name="Courier New" style:font-name-asian="Courier New" style:font-name-complex="Courier New"/>
    </style:style>
    <style:style style:name="T48_2" style:family="text">
      <style:text-properties style:font-name="Courier New" style:font-name-asian="Courier New" style:font-name-complex="Courier New"/>
    </style:style>
    <style:style style:name="T48_3" style:family="text">
      <style:text-properties style:font-name="Courier New" style:font-name-asian="Courier New" style:font-name-complex="Courier New"/>
    </style:style>
    <style:style style:name="T48_4" style:family="text">
      <style:text-properties style:font-name="Courier New" style:font-name-asian="Courier New" style:font-name-complex="Courier New"/>
    </style:style>
    <style:style style:name="T48_5" style:family="text">
      <style:text-properties style:font-name="Courier New" style:font-name-asian="Courier New" style:font-name-complex="Courier New"/>
    </style:style>
    <style:style style:name="T48_6" style:family="text">
      <style:text-properties style:font-name="Courier New" style:font-name-asian="Courier New" style:font-name-complex="Courier New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style:font-name="Courier New" style:font-name-asian="Courier New" style:font-name-complex="Courier New"/>
    </style:style>
    <style:style style:name="T49_2" style:family="text">
      <style:text-properties style:font-name="Courier New" style:font-name-asian="Courier New" style:font-name-complex="Courier New"/>
    </style:style>
    <style:style style:name="T49_3" style:family="text">
      <style:text-properties style:font-name="Courier New" style:font-name-asian="Courier New" style:font-name-complex="Courier New"/>
    </style:style>
    <style:style style:name="T49_4" style:family="text">
      <style:text-properties style:font-name="Courier New" style:font-name-asian="Courier New" style:font-name-complex="Courier New"/>
    </style:style>
    <style:style style:name="T49_5" style:family="text">
      <style:text-properties style:font-name="Courier New" style:font-name-asian="Courier New" style:font-name-complex="Courier New"/>
    </style:style>
    <style:style style:name="T49_6" style:family="text">
      <style:text-properties style:font-name="Courier New" style:font-name-asian="Courier New" style:font-name-complex="Courier New"/>
    </style:style>
    <style:style style:name="T49_7" style:family="text">
      <style:text-properties style:font-name="Courier New" style:font-name-asian="Courier New" style:font-name-complex="Courier New"/>
    </style:style>
    <style:style style:name="T49_8" style:family="text">
      <style:text-properties style:font-name="Courier New" style:font-name-asian="Courier New" style:font-name-complex="Courier New"/>
    </style:style>
    <style:style style:name="T49_9" style:family="text">
      <style:text-properties style:font-name="Courier New" style:font-name-asian="Courier New" style:font-name-complex="Courier New"/>
    </style:style>
    <style:style style:name="T49_10" style:family="text">
      <style:text-properties style:font-name="Courier New" style:font-name-asian="Courier New" style:font-name-complex="Courier New"/>
    </style:style>
    <style:style style:name="T49_11" style:family="text">
      <style:text-properties style:font-name="Courier New" style:font-name-asian="Courier New" style:font-name-complex="Courier New"/>
    </style:style>
    <style:style style:name="T49_12" style:family="text">
      <style:text-properties style:font-name="Courier New" style:font-name-asian="Courier New" style:font-name-complex="Courier New"/>
    </style:style>
    <style:style style:name="T49_13" style:family="text">
      <style:text-properties style:font-name="Courier New" style:font-name-asian="Courier New" style:font-name-complex="Courier New"/>
    </style:style>
    <style:style style:name="T49_14" style:family="text">
      <style:text-properties style:font-name="Courier New" style:font-name-asian="Courier New" style:font-name-complex="Courier New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style:font-name="Courier New" style:font-name-asian="Courier New" style:font-name-complex="Courier New"/>
    </style:style>
    <style:style style:name="T50_2" style:family="text">
      <style:text-properties style:font-name="Courier New" style:font-name-asian="Courier New" style:font-name-complex="Courier New"/>
    </style:style>
    <style:style style:name="T50_3" style:family="text">
      <style:text-properties style:font-name="Courier New" style:font-name-asian="Courier New" style:font-name-complex="Courier New"/>
    </style:style>
    <style:style style:name="T50_4" style:family="text">
      <style:text-properties style:font-name="Courier New" style:font-name-asian="Courier New" style:font-name-complex="Courier New"/>
    </style:style>
    <style:style style:name="T50_5" style:family="text">
      <style:text-properties style:font-name="Courier New" style:font-name-asian="Courier New" style:font-name-complex="Courier New"/>
    </style:style>
    <style:style style:name="T50_6" style:family="text">
      <style:text-properties style:font-name="Courier New" style:font-name-asian="Courier New" style:font-name-complex="Courier New"/>
    </style:style>
    <style:style style:name="T50_7" style:family="text">
      <style:text-properties style:font-name="Courier New" style:font-name-asian="Courier New" style:font-name-complex="Courier New"/>
    </style:style>
    <style:style style:name="P51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style:font-name="Courier New" style:font-name-asian="Courier New" style:font-name-complex="Courier New"/>
    </style:style>
    <style:style style:name="T52_2" style:family="text">
      <style:text-properties style:font-name="Courier New" style:font-name-asian="Courier New" style:font-name-complex="Courier New"/>
    </style:style>
    <style:style style:name="T52_3" style:family="text">
      <style:text-properties style:font-name="Courier New" style:font-name-asian="Courier New" style:font-name-complex="Courier New"/>
    </style:style>
    <style:style style:name="T52_4" style:family="text">
      <style:text-properties style:font-name="Courier New" style:font-name-asian="Courier New" style:font-name-complex="Courier New"/>
    </style:style>
    <style:style style:name="T52_5" style:family="text">
      <style:text-properties style:font-name="Courier New" style:font-name-asian="Courier New" style:font-name-complex="Courier New"/>
    </style:style>
    <style:style style:name="T52_6" style:family="text">
      <style:text-properties style:font-name="Courier New" style:font-name-asian="Courier New" style:font-name-complex="Courier New"/>
    </style:style>
    <style:style style:name="T52_7" style:family="text">
      <style:text-properties style:font-name="Courier New" style:font-name-asian="Courier New" style:font-name-complex="Courier New"/>
    </style:style>
    <style:style style:name="T52_8" style:family="text">
      <style:text-properties style:font-name="Courier New" style:font-name-asian="Courier New" style:font-name-complex="Courier New"/>
    </style:style>
    <style:style style:name="T52_9" style:family="text">
      <style:text-properties style:font-name="Courier New" style:font-name-asian="Courier New" style:font-name-complex="Courier New"/>
    </style:style>
    <style:style style:name="T52_10" style:family="text">
      <style:text-properties style:font-name="Courier New" style:font-name-asian="Courier New" style:font-name-complex="Courier New"/>
    </style:style>
    <style:style style:name="T52_11" style:family="text">
      <style:text-properties style:font-name="Courier New" style:font-name-asian="Courier New" style:font-name-complex="Courier New"/>
    </style:style>
    <style:style style:name="T52_12" style:family="text">
      <style:text-properties style:font-name="Courier New" style:font-name-asian="Courier New" style:font-name-complex="Courier New"/>
    </style:style>
    <style:style style:name="T52_13" style:family="text">
      <style:text-properties style:font-name="Courier New" style:font-name-asian="Courier New" style:font-name-complex="Courier New"/>
    </style:style>
    <style:style style:name="T52_14" style:family="text">
      <style:text-properties style:font-name="Courier New" style:font-name-asian="Courier New" style:font-name-complex="Courier New"/>
    </style:style>
    <style:style style:name="T52_15" style:family="text">
      <style:text-properties style:font-name="Courier New" style:font-name-asian="Courier New" style:font-name-complex="Courier New"/>
    </style:style>
    <style:style style:name="T52_16" style:family="text">
      <style:text-properties style:font-name="Courier New" style:font-name-asian="Courier New" style:font-name-complex="Courier New"/>
    </style:style>
    <style:style style:name="P53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style:font-name="Courier New" style:font-name-asian="Courier New" style:font-name-complex="Courier New"/>
    </style:style>
    <style:style style:name="T54_2" style:family="text">
      <style:text-properties style:font-name="Courier New" style:font-name-asian="Courier New" style:font-name-complex="Courier New"/>
    </style:style>
    <style:style style:name="T54_3" style:family="text">
      <style:text-properties style:font-name="Courier New" style:font-name-asian="Courier New" style:font-name-complex="Courier New"/>
    </style:style>
    <style:style style:name="T54_4" style:family="text">
      <style:text-properties style:font-name="Courier New" style:font-name-asian="Courier New" style:font-name-complex="Courier New"/>
    </style:style>
    <style:style style:name="T54_5" style:family="text">
      <style:text-properties style:font-name="Courier New" style:font-name-asian="Courier New" style:font-name-complex="Courier New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style:font-name="Courier New" style:font-name-asian="Courier New" style:font-name-complex="Courier New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style:font-name="Courier New" style:font-name-asian="Courier New" style:font-name-complex="Courier New"/>
    </style:style>
    <style:style style:name="T56_2" style:family="text">
      <style:text-properties style:font-name="Courier New" style:font-name-asian="Courier New" style:font-name-complex="Courier New"/>
    </style:style>
    <style:style style:name="T56_3" style:family="text">
      <style:text-properties style:font-name="Courier New" style:font-name-asian="Courier New" style:font-name-complex="Courier New"/>
    </style:style>
    <style:style style:name="T56_4" style:family="text">
      <style:text-properties style:font-name="Courier New" style:font-name-asian="Courier New" style:font-name-complex="Courier New"/>
    </style:style>
    <style:style style:name="T56_5" style:family="text">
      <style:text-properties style:font-name="Courier New" style:font-name-asian="Courier New" style:font-name-complex="Courier New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font-style="italic" style:font-style-asian="italic" style:font-style-complex="italic"/>
    </style:style>
    <style:style style:name="T58_2" style:family="text">
      <style:text-properties fo:font-style="italic" style:font-style-asian="italic" style:font-style-complex="italic"/>
    </style:style>
    <style:style style:name="T58_3" style:family="text">
      <style:text-properties fo:font-style="italic" style:font-style-asian="italic" style:font-style-complex="italic"/>
    </style:style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P60" style:family="paragraph" style:parent-style-name="Standard">
      <style:paragraph-properties fo:break-before="auto" fo:line-height="115%" fo:margin-top="0cm" fo:margin-bottom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style:font-name="Courier New" style:font-name-asian="Courier New" style:font-name-complex="Courier New"/>
    </style:style>
    <style:style style:name="T62_2" style:family="text">
      <style:text-properties style:font-name="Courier New" style:font-name-asian="Courier New" style:font-name-complex="Courier New"/>
    </style:style>
    <style:style style:name="T62_3" style:family="text">
      <style:text-properties style:font-name="Courier New" style:font-name-asian="Courier New" style:font-name-complex="Courier New"/>
    </style:style>
    <style:style style:name="T62_4" style:family="text">
      <style:text-properties style:font-name="Courier New" style:font-name-asian="Courier New" style:font-name-complex="Courier New"/>
    </style:style>
    <style:style style:name="T62_5" style:family="text">
      <style:text-properties style:font-name="Courier New" style:font-name-asian="Courier New" style:font-name-complex="Courier New"/>
    </style:style>
    <style:style style:name="T62_6" style:family="text">
      <style:text-properties style:font-name="Courier New" style:font-name-asian="Courier New" style:font-name-complex="Courier New"/>
    </style:style>
    <style:style style:name="T62_7" style:family="text">
      <style:text-properties style:font-name="Courier New" style:font-name-asian="Courier New" style:font-name-complex="Courier New"/>
    </style:style>
    <style:style style:name="T62_8" style:family="text">
      <style:text-properties style:font-name="Courier New" style:font-name-asian="Courier New" style:font-name-complex="Courier New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style:font-name="Courier New" style:font-name-asian="Courier New" style:font-name-complex="Courier New"/>
    </style:style>
    <style:style style:name="T63_2" style:family="text">
      <style:text-properties style:font-name="Courier New" style:font-name-asian="Courier New" style:font-name-complex="Courier New"/>
    </style:style>
    <style:style style:name="T63_3" style:family="text">
      <style:text-properties style:font-name="Courier New" style:font-name-asian="Courier New" style:font-name-complex="Courier New"/>
    </style:style>
    <style:style style:name="T63_4" style:family="text">
      <style:text-properties style:font-name="Courier New" style:font-name-asian="Courier New" style:font-name-complex="Courier New"/>
    </style:style>
    <style:style style:name="T63_5" style:family="text">
      <style:text-properties style:font-name="Courier New" style:font-name-asian="Courier New" style:font-name-complex="Courier New"/>
    </style:style>
    <style:style style:name="T63_6" style:family="text">
      <style:text-properties style:font-name="Courier New" style:font-name-asian="Courier New" style:font-name-complex="Courier New"/>
    </style:style>
    <style:style style:name="T63_7" style:family="text">
      <style:text-properties style:font-name="Courier New" style:font-name-asian="Courier New" style:font-name-complex="Courier New"/>
    </style:style>
    <style:style style:name="T63_8" style:family="text">
      <style:text-properties style:font-name="Courier New" style:font-name-asian="Courier New" style:font-name-complex="Courier New"/>
    </style:style>
    <style:style style:name="T63_9" style:family="text">
      <style:text-properties style:font-name="Courier New" style:font-name-asian="Courier New" style:font-name-complex="Courier New"/>
    </style:style>
    <style:style style:name="T63_10" style:family="text">
      <style:text-properties style:font-name="Courier New" style:font-name-asian="Courier New" style:font-name-complex="Courier New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style:font-name="Courier New" style:font-name-asian="Courier New" style:font-name-complex="Courier New"/>
    </style:style>
    <style:style style:name="T64_2" style:family="text">
      <style:text-properties style:font-name="Courier New" style:font-name-asian="Courier New" style:font-name-complex="Courier New"/>
    </style:style>
    <style:style style:name="T64_3" style:family="text">
      <style:text-properties style:font-name="Courier New" style:font-name-asian="Courier New" style:font-name-complex="Courier New"/>
    </style:style>
    <style:style style:name="T64_4" style:family="text">
      <style:text-properties style:font-name="Courier New" style:font-name-asian="Courier New" style:font-name-complex="Courier New"/>
    </style:style>
    <style:style style:name="T64_5" style:family="text">
      <style:text-properties style:font-name="Courier New" style:font-name-asian="Courier New" style:font-name-complex="Courier New"/>
    </style:style>
    <style:style style:name="T64_6" style:family="text">
      <style:text-properties style:font-name="Courier New" style:font-name-asian="Courier New" style:font-name-complex="Courier New"/>
    </style:style>
    <style:style style:name="P65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style:font-name="Courier New" style:font-name-asian="Courier New" style:font-name-complex="Courier New"/>
    </style:style>
    <style:style style:name="T66_2" style:family="text">
      <style:text-properties style:font-name="Courier New" style:font-name-asian="Courier New" style:font-name-complex="Courier New"/>
    </style:style>
    <style:style style:name="T66_3" style:family="text">
      <style:text-properties style:font-name="Courier New" style:font-name-asian="Courier New" style:font-name-complex="Courier New"/>
    </style:style>
    <style:style style:name="T66_4" style:family="text">
      <style:text-properties style:font-name="Courier New" style:font-name-asian="Courier New" style:font-name-complex="Courier New"/>
    </style:style>
    <style:style style:name="T66_5" style:family="text">
      <style:text-properties style:font-name="Courier New" style:font-name-asian="Courier New" style:font-name-complex="Courier New"/>
    </style:style>
    <style:style style:name="T66_6" style:family="text">
      <style:text-properties style:font-name="Courier New" style:font-name-asian="Courier New" style:font-name-complex="Courier New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style:font-name="Courier New" style:font-name-asian="Courier New" style:font-name-complex="Courier New"/>
    </style:style>
    <style:style style:name="T67_2" style:family="text">
      <style:text-properties style:font-name="Courier New" style:font-name-asian="Courier New" style:font-name-complex="Courier New"/>
    </style:style>
    <style:style style:name="T67_3" style:family="text">
      <style:text-properties style:font-name="Courier New" style:font-name-asian="Courier New" style:font-name-complex="Courier New"/>
    </style:style>
    <style:style style:name="T67_4" style:family="text">
      <style:text-properties style:font-name="Courier New" style:font-name-asian="Courier New" style:font-name-complex="Courier New"/>
    </style:style>
    <style:style style:name="T67_5" style:family="text">
      <style:text-properties style:font-name="Courier New" style:font-name-asian="Courier New" style:font-name-complex="Courier New"/>
    </style:style>
    <style:style style:name="T67_6" style:family="text">
      <style:text-properties style:font-name="Courier New" style:font-name-asian="Courier New" style:font-name-complex="Courier New"/>
    </style:style>
    <style:style style:name="T67_7" style:family="text">
      <style:text-properties style:font-name="Courier New" style:font-name-asian="Courier New" style:font-name-complex="Courier New"/>
    </style:style>
    <style:style style:name="T67_8" style:family="text">
      <style:text-properties style:font-name="Courier New" style:font-name-asian="Courier New" style:font-name-complex="Courier New"/>
    </style:style>
    <style:style style:name="T67_9" style:family="text">
      <style:text-properties style:font-name="Courier New" style:font-name-asian="Courier New" style:font-name-complex="Courier New"/>
    </style:style>
    <style:style style:name="T67_10" style:family="text">
      <style:text-properties style:font-name="Courier New" style:font-name-asian="Courier New" style:font-name-complex="Courier New"/>
    </style:style>
    <style:style style:name="T67_11" style:family="text">
      <style:text-properties style:font-name="Courier New" style:font-name-asian="Courier New" style:font-name-complex="Courier New"/>
    </style:style>
    <style:style style:name="T67_12" style:family="text">
      <style:text-properties style:font-name="Courier New" style:font-name-asian="Courier New" style:font-name-complex="Courier New"/>
    </style:style>
    <style:style style:name="T67_13" style:family="text">
      <style:text-properties style:font-name="Courier New" style:font-name-asian="Courier New" style:font-name-complex="Courier New"/>
    </style:style>
    <style:style style:name="T67_14" style:family="text">
      <style:text-properties style:font-name="Courier New" style:font-name-asian="Courier New" style:font-name-complex="Courier New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style:font-name="Courier New" style:font-name-asian="Courier New" style:font-name-complex="Courier New"/>
    </style:style>
    <style:style style:name="T68_2" style:family="text">
      <style:text-properties style:font-name="Courier New" style:font-name-asian="Courier New" style:font-name-complex="Courier New"/>
    </style:style>
    <style:style style:name="T68_3" style:family="text">
      <style:text-properties style:font-name="Courier New" style:font-name-asian="Courier New" style:font-name-complex="Courier New"/>
    </style:style>
    <style:style style:name="T68_4" style:family="text">
      <style:text-properties style:font-name="Courier New" style:font-name-asian="Courier New" style:font-name-complex="Courier New"/>
    </style:style>
    <style:style style:name="T68_5" style:family="text">
      <style:text-properties style:font-name="Courier New" style:font-name-asian="Courier New" style:font-name-complex="Courier New"/>
    </style:style>
    <style:style style:name="T68_6" style:family="text">
      <style:text-properties style:font-name="Courier New" style:font-name-asian="Courier New" style:font-name-complex="Courier New"/>
    </style:style>
    <style:style style:name="T68_7" style:family="text">
      <style:text-properties style:font-name="Courier New" style:font-name-asian="Courier New" style:font-name-complex="Courier New"/>
    </style:style>
    <style:style style:name="P69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style:font-name="Courier New" style:font-name-asian="Courier New" style:font-name-complex="Courier New"/>
    </style:style>
    <style:style style:name="T70_2" style:family="text">
      <style:text-properties style:font-name="Courier New" style:font-name-asian="Courier New" style:font-name-complex="Courier New"/>
    </style:style>
    <style:style style:name="T70_3" style:family="text">
      <style:text-properties style:font-name="Courier New" style:font-name-asian="Courier New" style:font-name-complex="Courier New"/>
    </style:style>
    <style:style style:name="T70_4" style:family="text">
      <style:text-properties style:font-name="Courier New" style:font-name-asian="Courier New" style:font-name-complex="Courier New"/>
    </style:style>
    <style:style style:name="T70_5" style:family="text">
      <style:text-properties style:font-name="Courier New" style:font-name-asian="Courier New" style:font-name-complex="Courier New"/>
    </style:style>
    <style:style style:name="T70_6" style:family="text">
      <style:text-properties style:font-name="Courier New" style:font-name-asian="Courier New" style:font-name-complex="Courier New"/>
    </style:style>
    <style:style style:name="T70_7" style:family="text">
      <style:text-properties style:font-name="Courier New" style:font-name-asian="Courier New" style:font-name-complex="Courier New"/>
    </style:style>
    <style:style style:name="T70_8" style:family="text">
      <style:text-properties style:font-name="Courier New" style:font-name-asian="Courier New" style:font-name-complex="Courier New"/>
    </style:style>
    <style:style style:name="T70_9" style:family="text">
      <style:text-properties style:font-name="Courier New" style:font-name-asian="Courier New" style:font-name-complex="Courier New"/>
    </style:style>
    <style:style style:name="T70_10" style:family="text">
      <style:text-properties style:font-name="Courier New" style:font-name-asian="Courier New" style:font-name-complex="Courier New"/>
    </style:style>
    <style:style style:name="T70_11" style:family="text">
      <style:text-properties style:font-name="Courier New" style:font-name-asian="Courier New" style:font-name-complex="Courier New"/>
    </style:style>
    <style:style style:name="T70_12" style:family="text">
      <style:text-properties style:font-name="Courier New" style:font-name-asian="Courier New" style:font-name-complex="Courier New"/>
    </style:style>
    <style:style style:name="T70_13" style:family="text">
      <style:text-properties style:font-name="Courier New" style:font-name-asian="Courier New" style:font-name-complex="Courier New"/>
    </style:style>
    <style:style style:name="T70_14" style:family="text">
      <style:text-properties style:font-name="Courier New" style:font-name-asian="Courier New" style:font-name-complex="Courier New"/>
    </style:style>
    <style:style style:name="T70_15" style:family="text">
      <style:text-properties style:font-name="Courier New" style:font-name-asian="Courier New" style:font-name-complex="Courier New"/>
    </style:style>
    <style:style style:name="T70_16" style:family="text">
      <style:text-properties style:font-name="Courier New" style:font-name-asian="Courier New" style:font-name-complex="Courier New"/>
    </style:style>
    <style:style style:name="P71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style:font-name="Courier New" style:font-name-asian="Courier New" style:font-name-complex="Courier New"/>
    </style:style>
    <style:style style:name="T72_2" style:family="text">
      <style:text-properties style:font-name="Courier New" style:font-name-asian="Courier New" style:font-name-complex="Courier New"/>
    </style:style>
    <style:style style:name="T72_3" style:family="text">
      <style:text-properties style:font-name="Courier New" style:font-name-asian="Courier New" style:font-name-complex="Courier New"/>
    </style:style>
    <style:style style:name="T72_4" style:family="text">
      <style:text-properties style:font-name="Courier New" style:font-name-asian="Courier New" style:font-name-complex="Courier New"/>
    </style:style>
    <style:style style:name="T72_5" style:family="text">
      <style:text-properties style:font-name="Courier New" style:font-name-asian="Courier New" style:font-name-complex="Courier New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style:font-name="Courier New" style:font-name-asian="Courier New" style:font-name-complex="Courier New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style:font-name="Courier New" style:font-name-asian="Courier New" style:font-name-complex="Courier New"/>
    </style:style>
    <style:style style:name="T74_2" style:family="text">
      <style:text-properties style:font-name="Courier New" style:font-name-asian="Courier New" style:font-name-complex="Courier New"/>
    </style:style>
    <style:style style:name="T74_3" style:family="text">
      <style:text-properties style:font-name="Courier New" style:font-name-asian="Courier New" style:font-name-complex="Courier New"/>
    </style:style>
    <style:style style:name="T74_4" style:family="text">
      <style:text-properties style:font-name="Courier New" style:font-name-asian="Courier New" style:font-name-complex="Courier New"/>
    </style:style>
    <style:style style:name="T74_5" style:family="text">
      <style:text-properties style:font-name="Courier New" style:font-name-asian="Courier New" style:font-name-complex="Courier New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fo:font-style="italic" style:font-style-asian="italic" style:font-style-complex="italic"/>
    </style:style>
    <style:style style:name="T76_2" style:family="text">
      <style:text-properties fo:font-style="italic" style:font-style-asian="italic" style:font-style-complex="italic"/>
    </style:style>
    <style:style style:name="T76_3" style:family="text">
      <style:text-properties fo:font-style="italic" style:font-style-asian="italic" style:font-style-complex="italic"/>
    </style:style>
    <style:style style:name="T76_4" style:family="text">
      <style:text-properties fo:font-style="italic" style:font-style-asian="italic" style:font-style-complex="italic"/>
    </style:style>
    <style:style style:name="T76_5" style:family="text">
      <style:text-properties fo:font-style="italic" style:font-style-asian="italic" style:font-style-complex="italic"/>
    </style:style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P80" style:family="paragraph" style:parent-style-name="Standard">
      <style:paragraph-properties fo:break-before="auto" fo:line-height="115%" fo:margin-top="0cm" fo:margin-bottom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style:font-name="Courier New" style:font-name-asian="Courier New" style:font-name-complex="Courier New"/>
    </style:style>
    <style:style style:name="T82_2" style:family="text">
      <style:text-properties style:font-name="Courier New" style:font-name-asian="Courier New" style:font-name-complex="Courier New"/>
    </style:style>
    <style:style style:name="T82_3" style:family="text">
      <style:text-properties style:font-name="Courier New" style:font-name-asian="Courier New" style:font-name-complex="Courier New"/>
    </style:style>
    <style:style style:name="T82_4" style:family="text">
      <style:text-properties style:font-name="Courier New" style:font-name-asian="Courier New" style:font-name-complex="Courier New"/>
    </style:style>
    <style:style style:name="T82_5" style:family="text">
      <style:text-properties style:font-name="Courier New" style:font-name-asian="Courier New" style:font-name-complex="Courier New"/>
    </style:style>
    <style:style style:name="T82_6" style:family="text">
      <style:text-properties style:font-name="Courier New" style:font-name-asian="Courier New" style:font-name-complex="Courier New"/>
    </style:style>
    <style:style style:name="T82_7" style:family="text">
      <style:text-properties style:font-name="Courier New" style:font-name-asian="Courier New" style:font-name-complex="Courier New"/>
    </style:style>
    <style:style style:name="T82_8" style:family="text">
      <style:text-properties style:font-name="Courier New" style:font-name-asian="Courier New" style:font-name-complex="Courier New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style:font-name="Courier New" style:font-name-asian="Courier New" style:font-name-complex="Courier New"/>
    </style:style>
    <style:style style:name="T83_2" style:family="text">
      <style:text-properties style:font-name="Courier New" style:font-name-asian="Courier New" style:font-name-complex="Courier New"/>
    </style:style>
    <style:style style:name="T83_3" style:family="text">
      <style:text-properties style:font-name="Courier New" style:font-name-asian="Courier New" style:font-name-complex="Courier New"/>
    </style:style>
    <style:style style:name="T83_4" style:family="text">
      <style:text-properties style:font-name="Courier New" style:font-name-asian="Courier New" style:font-name-complex="Courier New"/>
    </style:style>
    <style:style style:name="T83_5" style:family="text">
      <style:text-properties style:font-name="Courier New" style:font-name-asian="Courier New" style:font-name-complex="Courier New"/>
    </style:style>
    <style:style style:name="T83_6" style:family="text">
      <style:text-properties style:font-name="Courier New" style:font-name-asian="Courier New" style:font-name-complex="Courier New"/>
    </style:style>
    <style:style style:name="T83_7" style:family="text">
      <style:text-properties style:font-name="Courier New" style:font-name-asian="Courier New" style:font-name-complex="Courier New"/>
    </style:style>
    <style:style style:name="T83_8" style:family="text">
      <style:text-properties style:font-name="Courier New" style:font-name-asian="Courier New" style:font-name-complex="Courier New"/>
    </style:style>
    <style:style style:name="T83_9" style:family="text">
      <style:text-properties style:font-name="Courier New" style:font-name-asian="Courier New" style:font-name-complex="Courier New"/>
    </style:style>
    <style:style style:name="T83_10" style:family="text">
      <style:text-properties style:font-name="Courier New" style:font-name-asian="Courier New" style:font-name-complex="Courier New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style:font-name="Courier New" style:font-name-asian="Courier New" style:font-name-complex="Courier New"/>
    </style:style>
    <style:style style:name="T84_2" style:family="text">
      <style:text-properties style:font-name="Courier New" style:font-name-asian="Courier New" style:font-name-complex="Courier New"/>
    </style:style>
    <style:style style:name="T84_3" style:family="text">
      <style:text-properties style:font-name="Courier New" style:font-name-asian="Courier New" style:font-name-complex="Courier New"/>
    </style:style>
    <style:style style:name="T84_4" style:family="text">
      <style:text-properties style:font-name="Courier New" style:font-name-asian="Courier New" style:font-name-complex="Courier New"/>
    </style:style>
    <style:style style:name="T84_5" style:family="text">
      <style:text-properties style:font-name="Courier New" style:font-name-asian="Courier New" style:font-name-complex="Courier New"/>
    </style:style>
    <style:style style:name="T84_6" style:family="text">
      <style:text-properties style:font-name="Courier New" style:font-name-asian="Courier New" style:font-name-complex="Courier New"/>
    </style:style>
    <style:style style:name="P85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style:font-name="Courier New" style:font-name-asian="Courier New" style:font-name-complex="Courier New"/>
    </style:style>
    <style:style style:name="T86_2" style:family="text">
      <style:text-properties style:font-name="Courier New" style:font-name-asian="Courier New" style:font-name-complex="Courier New"/>
    </style:style>
    <style:style style:name="T86_3" style:family="text">
      <style:text-properties style:font-name="Courier New" style:font-name-asian="Courier New" style:font-name-complex="Courier New"/>
    </style:style>
    <style:style style:name="T86_4" style:family="text">
      <style:text-properties style:font-name="Courier New" style:font-name-asian="Courier New" style:font-name-complex="Courier New"/>
    </style:style>
    <style:style style:name="T86_5" style:family="text">
      <style:text-properties style:font-name="Courier New" style:font-name-asian="Courier New" style:font-name-complex="Courier New"/>
    </style:style>
    <style:style style:name="T86_6" style:family="text">
      <style:text-properties style:font-name="Courier New" style:font-name-asian="Courier New" style:font-name-complex="Courier New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style:font-name="Courier New" style:font-name-asian="Courier New" style:font-name-complex="Courier New"/>
    </style:style>
    <style:style style:name="T87_2" style:family="text">
      <style:text-properties style:font-name="Courier New" style:font-name-asian="Courier New" style:font-name-complex="Courier New"/>
    </style:style>
    <style:style style:name="T87_3" style:family="text">
      <style:text-properties style:font-name="Courier New" style:font-name-asian="Courier New" style:font-name-complex="Courier New"/>
    </style:style>
    <style:style style:name="T87_4" style:family="text">
      <style:text-properties style:font-name="Courier New" style:font-name-asian="Courier New" style:font-name-complex="Courier New"/>
    </style:style>
    <style:style style:name="T87_5" style:family="text">
      <style:text-properties style:font-name="Courier New" style:font-name-asian="Courier New" style:font-name-complex="Courier New"/>
    </style:style>
    <style:style style:name="T87_6" style:family="text">
      <style:text-properties style:font-name="Courier New" style:font-name-asian="Courier New" style:font-name-complex="Courier New"/>
    </style:style>
    <style:style style:name="T87_7" style:family="text">
      <style:text-properties style:font-name="Courier New" style:font-name-asian="Courier New" style:font-name-complex="Courier New"/>
    </style:style>
    <style:style style:name="T87_8" style:family="text">
      <style:text-properties style:font-name="Courier New" style:font-name-asian="Courier New" style:font-name-complex="Courier New"/>
    </style:style>
    <style:style style:name="T87_9" style:family="text">
      <style:text-properties style:font-name="Courier New" style:font-name-asian="Courier New" style:font-name-complex="Courier New"/>
    </style:style>
    <style:style style:name="T87_10" style:family="text">
      <style:text-properties style:font-name="Courier New" style:font-name-asian="Courier New" style:font-name-complex="Courier New"/>
    </style:style>
    <style:style style:name="T87_11" style:family="text">
      <style:text-properties style:font-name="Courier New" style:font-name-asian="Courier New" style:font-name-complex="Courier New"/>
    </style:style>
    <style:style style:name="T87_12" style:family="text">
      <style:text-properties style:font-name="Courier New" style:font-name-asian="Courier New" style:font-name-complex="Courier New"/>
    </style:style>
    <style:style style:name="T87_13" style:family="text">
      <style:text-properties style:font-name="Courier New" style:font-name-asian="Courier New" style:font-name-complex="Courier New"/>
    </style:style>
    <style:style style:name="T87_14" style:family="text">
      <style:text-properties style:font-name="Courier New" style:font-name-asian="Courier New" style:font-name-complex="Courier New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style:font-name="Courier New" style:font-name-asian="Courier New" style:font-name-complex="Courier New"/>
    </style:style>
    <style:style style:name="T88_2" style:family="text">
      <style:text-properties style:font-name="Courier New" style:font-name-asian="Courier New" style:font-name-complex="Courier New"/>
    </style:style>
    <style:style style:name="T88_3" style:family="text">
      <style:text-properties style:font-name="Courier New" style:font-name-asian="Courier New" style:font-name-complex="Courier New"/>
    </style:style>
    <style:style style:name="T88_4" style:family="text">
      <style:text-properties style:font-name="Courier New" style:font-name-asian="Courier New" style:font-name-complex="Courier New"/>
    </style:style>
    <style:style style:name="T88_5" style:family="text">
      <style:text-properties style:font-name="Courier New" style:font-name-asian="Courier New" style:font-name-complex="Courier New"/>
    </style:style>
    <style:style style:name="T88_6" style:family="text">
      <style:text-properties style:font-name="Courier New" style:font-name-asian="Courier New" style:font-name-complex="Courier New"/>
    </style:style>
    <style:style style:name="T88_7" style:family="text">
      <style:text-properties style:font-name="Courier New" style:font-name-asian="Courier New" style:font-name-complex="Courier New"/>
    </style:style>
    <style:style style:name="P89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style:font-name="Courier New" style:font-name-asian="Courier New" style:font-name-complex="Courier New"/>
    </style:style>
    <style:style style:name="T90_2" style:family="text">
      <style:text-properties style:font-name="Courier New" style:font-name-asian="Courier New" style:font-name-complex="Courier New"/>
    </style:style>
    <style:style style:name="T90_3" style:family="text">
      <style:text-properties style:font-name="Courier New" style:font-name-asian="Courier New" style:font-name-complex="Courier New"/>
    </style:style>
    <style:style style:name="T90_4" style:family="text">
      <style:text-properties style:font-name="Courier New" style:font-name-asian="Courier New" style:font-name-complex="Courier New"/>
    </style:style>
    <style:style style:name="T90_5" style:family="text">
      <style:text-properties style:font-name="Courier New" style:font-name-asian="Courier New" style:font-name-complex="Courier New"/>
    </style:style>
    <style:style style:name="T90_6" style:family="text">
      <style:text-properties style:font-name="Courier New" style:font-name-asian="Courier New" style:font-name-complex="Courier New"/>
    </style:style>
    <style:style style:name="T90_7" style:family="text">
      <style:text-properties style:font-name="Courier New" style:font-name-asian="Courier New" style:font-name-complex="Courier New"/>
    </style:style>
    <style:style style:name="T90_8" style:family="text">
      <style:text-properties style:font-name="Courier New" style:font-name-asian="Courier New" style:font-name-complex="Courier New"/>
    </style:style>
    <style:style style:name="T90_9" style:family="text">
      <style:text-properties style:font-name="Courier New" style:font-name-asian="Courier New" style:font-name-complex="Courier New"/>
    </style:style>
    <style:style style:name="T90_10" style:family="text">
      <style:text-properties style:font-name="Courier New" style:font-name-asian="Courier New" style:font-name-complex="Courier New"/>
    </style:style>
    <style:style style:name="T90_11" style:family="text">
      <style:text-properties style:font-name="Courier New" style:font-name-asian="Courier New" style:font-name-complex="Courier New"/>
    </style:style>
    <style:style style:name="T90_12" style:family="text">
      <style:text-properties style:font-name="Courier New" style:font-name-asian="Courier New" style:font-name-complex="Courier New"/>
    </style:style>
    <style:style style:name="T90_13" style:family="text">
      <style:text-properties style:font-name="Courier New" style:font-name-asian="Courier New" style:font-name-complex="Courier New"/>
    </style:style>
    <style:style style:name="T90_14" style:family="text">
      <style:text-properties style:font-name="Courier New" style:font-name-asian="Courier New" style:font-name-complex="Courier New"/>
    </style:style>
    <style:style style:name="T90_15" style:family="text">
      <style:text-properties style:font-name="Courier New" style:font-name-asian="Courier New" style:font-name-complex="Courier New"/>
    </style:style>
    <style:style style:name="T90_16" style:family="text">
      <style:text-properties style:font-name="Courier New" style:font-name-asian="Courier New" style:font-name-complex="Courier New"/>
    </style:style>
    <style:style style:name="P91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style:font-name="Courier New" style:font-name-asian="Courier New" style:font-name-complex="Courier New"/>
    </style:style>
    <style:style style:name="T92_2" style:family="text">
      <style:text-properties style:font-name="Courier New" style:font-name-asian="Courier New" style:font-name-complex="Courier New"/>
    </style:style>
    <style:style style:name="T92_3" style:family="text">
      <style:text-properties style:font-name="Courier New" style:font-name-asian="Courier New" style:font-name-complex="Courier New"/>
    </style:style>
    <style:style style:name="T92_4" style:family="text">
      <style:text-properties style:font-name="Courier New" style:font-name-asian="Courier New" style:font-name-complex="Courier New"/>
    </style:style>
    <style:style style:name="T92_5" style:family="text">
      <style:text-properties style:font-name="Courier New" style:font-name-asian="Courier New" style:font-name-complex="Courier New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style:font-name="Courier New" style:font-name-asian="Courier New" style:font-name-complex="Courier New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style:font-name="Courier New" style:font-name-asian="Courier New" style:font-name-complex="Courier New"/>
    </style:style>
    <style:style style:name="T94_2" style:family="text">
      <style:text-properties style:font-name="Courier New" style:font-name-asian="Courier New" style:font-name-complex="Courier New"/>
    </style:style>
    <style:style style:name="T94_3" style:family="text">
      <style:text-properties style:font-name="Courier New" style:font-name-asian="Courier New" style:font-name-complex="Courier New"/>
    </style:style>
    <style:style style:name="T94_4" style:family="text">
      <style:text-properties style:font-name="Courier New" style:font-name-asian="Courier New" style:font-name-complex="Courier New"/>
    </style:style>
    <style:style style:name="T94_5" style:family="text">
      <style:text-properties style:font-name="Courier New" style:font-name-asian="Courier New" style:font-name-complex="Courier New"/>
    </style:style>
    <style:style style:name="P9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font-weight="bold" style:font-weight-asian="bold" style:font-weight-complex="bold"/>
    </style:style>
    <style:style style:name="T96_2" style:family="text">
      <style:text-properties fo:font-weight="bold" style:font-weight-asian="bold" style:font-weight-complex="bold"/>
    </style:style>
    <style:style style:name="T96_3" style:family="text">
      <style:text-properties fo:font-weight="bold" style:font-weight-asian="bold" style:font-weight-complex="bold"/>
    </style:style>
    <style:style style:name="T96_4" style:family="text">
      <style:text-properties fo:font-weight="bold" style:font-weight-asian="bold" style:font-weight-complex="bold"/>
    </style:style>
    <style:style style:name="T96_5" style:family="text">
      <style:text-properties fo:font-weight="bold" style:font-weight-asian="bold" style:font-weight-complex="bold"/>
    </style:style>
    <style:style style:name="P9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style:font-name="Courier New" style:font-name-asian="Courier New" style:font-name-complex="Courier New"/>
    </style:style>
    <style:style style:name="T100_2" style:family="text">
      <style:text-properties style:font-name="Courier New" style:font-name-asian="Courier New" style:font-name-complex="Courier New"/>
    </style:style>
    <style:style style:name="T100_3" style:family="text">
      <style:text-properties style:font-name="Courier New" style:font-name-asian="Courier New" style:font-name-complex="Courier New"/>
    </style:style>
    <style:style style:name="T100_4" style:family="text">
      <style:text-properties style:font-name="Courier New" style:font-name-asian="Courier New" style:font-name-complex="Courier New"/>
    </style:style>
    <style:style style:name="T100_5" style:family="text">
      <style:text-properties style:font-name="Courier New" style:font-name-asian="Courier New" style:font-name-complex="Courier New"/>
    </style:style>
    <style:style style:name="T100_6" style:family="text">
      <style:text-properties style:font-name="Courier New" style:font-name-asian="Courier New" style:font-name-complex="Courier New"/>
    </style:style>
    <style:style style:name="T100_7" style:family="text">
      <style:text-properties style:font-name="Courier New" style:font-name-asian="Courier New" style:font-name-complex="Courier New"/>
    </style:style>
    <style:style style:name="T100_8" style:family="text">
      <style:text-properties style:font-name="Courier New" style:font-name-asian="Courier New" style:font-name-complex="Courier New"/>
    </style:style>
    <style:style style:name="T100_9" style:family="text">
      <style:text-properties style:font-name="Courier New" style:font-name-asian="Courier New" style:font-name-complex="Courier New"/>
    </style:style>
    <style:style style:name="T100_10" style:family="text">
      <style:text-properties style:font-name="Courier New" style:font-name-asian="Courier New" style:font-name-complex="Courier New"/>
    </style:style>
    <style:style style:name="T100_11" style:family="text">
      <style:text-properties style:font-name="Courier New" style:font-name-asian="Courier New" style:font-name-complex="Courier New"/>
    </style:style>
    <style:style style:name="T100_12" style:family="text">
      <style:text-properties style:font-name="Courier New" style:font-name-asian="Courier New" style:font-name-complex="Courier New"/>
    </style:style>
    <style:style style:name="T100_13" style:family="text">
      <style:text-properties style:font-name="Courier New" style:font-name-asian="Courier New" style:font-name-complex="Courier New"/>
    </style:style>
    <style:style style:name="T100_14" style:family="text">
      <style:text-properties style:font-name="Courier New" style:font-name-asian="Courier New" style:font-name-complex="Courier New"/>
    </style:style>
    <style:style style:name="T100_15" style:family="text">
      <style:text-properties style:font-name="Courier New" style:font-name-asian="Courier New" style:font-name-complex="Courier New"/>
    </style:style>
    <style:style style:name="T100_16" style:family="text">
      <style:text-properties style:font-name="Courier New" style:font-name-asian="Courier New" style:font-name-complex="Courier New"/>
    </style:style>
    <style:style style:name="T100_17" style:family="text">
      <style:text-properties style:font-name="Courier New" style:font-name-asian="Courier New" style:font-name-complex="Courier New"/>
    </style:style>
    <style:style style:name="T100_18" style:family="text">
      <style:text-properties style:font-name="Courier New" style:font-name-asian="Courier New" style:font-name-complex="Courier New"/>
    </style:style>
    <style:style style:name="T100_19" style:family="text">
      <style:text-properties style:font-name="Courier New" style:font-name-asian="Courier New" style:font-name-complex="Courier New"/>
    </style:style>
    <style:style style:name="T100_20" style:family="text">
      <style:text-properties style:font-name="Courier New" style:font-name-asian="Courier New" style:font-name-complex="Courier New"/>
    </style:style>
    <style:style style:name="T100_21" style:family="text">
      <style:text-properties style:font-name="Courier New" style:font-name-asian="Courier New" style:font-name-complex="Courier New"/>
    </style:style>
    <style:style style:name="T100_22" style:family="text">
      <style:text-properties style:font-name="Courier New" style:font-name-asian="Courier New" style:font-name-complex="Courier New"/>
    </style:style>
    <style:style style:name="P101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style:font-name="Courier New" style:font-name-asian="Courier New" style:font-name-complex="Courier New"/>
    </style:style>
    <style:style style:name="T102_2" style:family="text">
      <style:text-properties style:font-name="Courier New" style:font-name-asian="Courier New" style:font-name-complex="Courier New"/>
    </style:style>
    <style:style style:name="T102_3" style:family="text">
      <style:text-properties style:font-name="Courier New" style:font-name-asian="Courier New" style:font-name-complex="Courier New"/>
    </style:style>
    <style:style style:name="T102_4" style:family="text">
      <style:text-properties style:font-name="Courier New" style:font-name-asian="Courier New" style:font-name-complex="Courier New"/>
    </style:style>
    <style:style style:name="T102_5" style:family="text">
      <style:text-properties style:font-name="Courier New" style:font-name-asian="Courier New" style:font-name-complex="Courier New"/>
    </style:style>
    <style:style style:name="T102_6" style:family="text">
      <style:text-properties style:font-name="Courier New" style:font-name-asian="Courier New" style:font-name-complex="Courier New"/>
    </style:style>
    <style:style style:name="T102_7" style:family="text">
      <style:text-properties style:font-name="Courier New" style:font-name-asian="Courier New" style:font-name-complex="Courier New"/>
    </style:style>
    <style:style style:name="T102_8" style:family="text">
      <style:text-properties style:font-name="Courier New" style:font-name-asian="Courier New" style:font-name-complex="Courier New"/>
    </style:style>
    <style:style style:name="T102_9" style:family="text">
      <style:text-properties style:font-name="Courier New" style:font-name-asian="Courier New" style:font-name-complex="Courier New"/>
    </style:style>
    <style:style style:name="T102_10" style:family="text">
      <style:text-properties style:font-name="Courier New" style:font-name-asian="Courier New" style:font-name-complex="Courier New"/>
    </style:style>
    <style:style style:name="T102_11" style:family="text">
      <style:text-properties style:font-name="Courier New" style:font-name-asian="Courier New" style:font-name-complex="Courier New"/>
    </style:style>
    <style:style style:name="T102_12" style:family="text">
      <style:text-properties style:font-name="Courier New" style:font-name-asian="Courier New" style:font-name-complex="Courier New"/>
    </style:style>
    <style:style style:name="T102_13" style:family="text">
      <style:text-properties style:font-name="Courier New" style:font-name-asian="Courier New" style:font-name-complex="Courier New"/>
    </style:style>
    <style:style style:name="T102_14" style:family="text">
      <style:text-properties style:font-name="Courier New" style:font-name-asian="Courier New" style:font-name-complex="Courier New"/>
    </style:style>
    <style:style style:name="T102_15" style:family="text">
      <style:text-properties style:font-name="Courier New" style:font-name-asian="Courier New" style:font-name-complex="Courier New"/>
    </style:style>
    <style:style style:name="T102_16" style:family="text">
      <style:text-properties style:font-name="Courier New" style:font-name-asian="Courier New" style:font-name-complex="Courier New"/>
    </style:style>
    <style:style style:name="T102_17" style:family="text">
      <style:text-properties style:font-name="Courier New" style:font-name-asian="Courier New" style:font-name-complex="Courier New"/>
    </style:style>
    <style:style style:name="T102_18" style:family="text">
      <style:text-properties style:font-name="Courier New" style:font-name-asian="Courier New" style:font-name-complex="Courier New"/>
    </style:style>
    <style:style style:name="P103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style:font-name="Courier New" style:font-name-asian="Courier New" style:font-name-complex="Courier New"/>
    </style:style>
    <style:style style:name="T104_2" style:family="text">
      <style:text-properties style:font-name="Courier New" style:font-name-asian="Courier New" style:font-name-complex="Courier New"/>
    </style:style>
    <style:style style:name="T104_3" style:family="text">
      <style:text-properties style:font-name="Courier New" style:font-name-asian="Courier New" style:font-name-complex="Courier New"/>
    </style:style>
    <style:style style:name="T104_4" style:family="text">
      <style:text-properties style:font-name="Courier New" style:font-name-asian="Courier New" style:font-name-complex="Courier New"/>
    </style:style>
    <style:style style:name="T104_5" style:family="text">
      <style:text-properties style:font-name="Courier New" style:font-name-asian="Courier New" style:font-name-complex="Courier New"/>
    </style:style>
    <style:style style:name="T104_6" style:family="text">
      <style:text-properties style:font-name="Courier New" style:font-name-asian="Courier New" style:font-name-complex="Courier New"/>
    </style:style>
    <style:style style:name="T104_7" style:family="text">
      <style:text-properties style:font-name="Courier New" style:font-name-asian="Courier New" style:font-name-complex="Courier New"/>
    </style:style>
    <style:style style:name="T104_8" style:family="text">
      <style:text-properties style:font-name="Courier New" style:font-name-asian="Courier New" style:font-name-complex="Courier New"/>
    </style:style>
    <style:style style:name="T104_9" style:family="text">
      <style:text-properties style:font-name="Courier New" style:font-name-asian="Courier New" style:font-name-complex="Courier New"/>
    </style:style>
    <style:style style:name="T104_10" style:family="text">
      <style:text-properties style:font-name="Courier New" style:font-name-asian="Courier New" style:font-name-complex="Courier New"/>
    </style:style>
    <style:style style:name="T104_11" style:family="text">
      <style:text-properties style:font-name="Courier New" style:font-name-asian="Courier New" style:font-name-complex="Courier New"/>
    </style:style>
    <style:style style:name="T104_12" style:family="text">
      <style:text-properties style:font-name="Courier New" style:font-name-asian="Courier New" style:font-name-complex="Courier New"/>
    </style:style>
    <style:style style:name="T104_13" style:family="text">
      <style:text-properties style:font-name="Courier New" style:font-name-asian="Courier New" style:font-name-complex="Courier New"/>
    </style:style>
    <style:style style:name="T104_14" style:family="text">
      <style:text-properties style:font-name="Courier New" style:font-name-asian="Courier New" style:font-name-complex="Courier New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style:font-name="Courier New" style:font-name-asian="Courier New" style:font-name-complex="Courier New"/>
    </style:style>
    <style:style style:name="T105_2" style:family="text">
      <style:text-properties style:font-name="Courier New" style:font-name-asian="Courier New" style:font-name-complex="Courier New"/>
    </style:style>
    <style:style style:name="T105_3" style:family="text">
      <style:text-properties style:font-name="Courier New" style:font-name-asian="Courier New" style:font-name-complex="Courier New"/>
    </style:style>
    <style:style style:name="T105_4" style:family="text">
      <style:text-properties style:font-name="Courier New" style:font-name-asian="Courier New" style:font-name-complex="Courier New"/>
    </style:style>
    <style:style style:name="T105_5" style:family="text">
      <style:text-properties style:font-name="Courier New" style:font-name-asian="Courier New" style:font-name-complex="Courier New"/>
    </style:style>
    <style:style style:name="T105_6" style:family="text">
      <style:text-properties style:font-name="Courier New" style:font-name-asian="Courier New" style:font-name-complex="Courier New"/>
    </style:style>
    <style:style style:name="T105_7" style:family="text">
      <style:text-properties style:font-name="Courier New" style:font-name-asian="Courier New" style:font-name-complex="Courier New"/>
    </style:style>
    <style:style style:name="T105_8" style:family="text">
      <style:text-properties style:font-name="Courier New" style:font-name-asian="Courier New" style:font-name-complex="Courier New"/>
    </style:style>
    <style:style style:name="T105_9" style:family="text">
      <style:text-properties style:font-name="Courier New" style:font-name-asian="Courier New" style:font-name-complex="Courier New"/>
    </style:style>
    <style:style style:name="T105_10" style:family="text">
      <style:text-properties style:font-name="Courier New" style:font-name-asian="Courier New" style:font-name-complex="Courier New"/>
    </style:style>
    <style:style style:name="T105_11" style:family="text">
      <style:text-properties style:font-name="Courier New" style:font-name-asian="Courier New" style:font-name-complex="Courier New"/>
    </style:style>
    <style:style style:name="T105_12" style:family="text">
      <style:text-properties style:font-name="Courier New" style:font-name-asian="Courier New" style:font-name-complex="Courier New"/>
    </style:style>
    <style:style style:name="T105_13" style:family="text">
      <style:text-properties style:font-name="Courier New" style:font-name-asian="Courier New" style:font-name-complex="Courier New"/>
    </style:style>
    <style:style style:name="T105_14" style:family="text">
      <style:text-properties style:font-name="Courier New" style:font-name-asian="Courier New" style:font-name-complex="Courier New"/>
    </style:style>
    <style:style style:name="T105_15" style:family="text">
      <style:text-properties style:font-name="Courier New" style:font-name-asian="Courier New" style:font-name-complex="Courier New"/>
    </style:style>
    <style:style style:name="T105_16" style:family="text">
      <style:text-properties style:font-name="Courier New" style:font-name-asian="Courier New" style:font-name-complex="Courier New"/>
    </style:style>
    <style:style style:name="T105_17" style:family="text">
      <style:text-properties style:font-name="Courier New" style:font-name-asian="Courier New" style:font-name-complex="Courier New"/>
    </style:style>
    <style:style style:name="T105_18" style:family="text">
      <style:text-properties style:font-name="Courier New" style:font-name-asian="Courier New" style:font-name-complex="Courier New"/>
    </style:style>
    <style:style style:name="T105_19" style:family="text">
      <style:text-properties style:font-name="Courier New" style:font-name-asian="Courier New" style:font-name-complex="Courier New"/>
    </style:style>
    <style:style style:name="T105_20" style:family="text">
      <style:text-properties style:font-name="Courier New" style:font-name-asian="Courier New" style:font-name-complex="Courier New"/>
    </style:style>
    <style:style style:name="T105_21" style:family="text">
      <style:text-properties style:font-name="Courier New" style:font-name-asian="Courier New" style:font-name-complex="Courier New"/>
    </style:style>
    <style:style style:name="T105_22" style:family="text">
      <style:text-properties style:font-name="Courier New" style:font-name-asian="Courier New" style:font-name-complex="Courier New"/>
    </style:style>
    <style:style style:name="T105_23" style:family="text">
      <style:text-properties style:font-name="Courier New" style:font-name-asian="Courier New" style:font-name-complex="Courier New"/>
    </style:style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T107_35" style:family="text"/>
    <style:style style:name="T107_36" style:family="text"/>
    <style:style style:name="T107_37" style:family="text"/>
    <style:style style:name="T107_38" style:family="text"/>
    <style:style style:name="T107_39" style:family="text"/>
    <style:style style:name="T107_40" style:family="text"/>
    <style:style style:name="T107_41" style:family="text"/>
    <style:style style:name="T107_42" style:family="text"/>
    <style:style style:name="T107_43" style:family="text"/>
    <style:style style:name="T107_44" style:family="text"/>
    <style:style style:name="T107_45" style:family="text"/>
    <style:style style:name="T107_46" style:family="text"/>
    <style:style style:name="T107_47" style:family="text"/>
    <style:style style:name="T107_48" style:family="text"/>
    <style:style style:name="T107_49" style:family="text"/>
    <style:style style:name="T107_50" style:family="text"/>
    <style:style style:name="T107_51" style:family="text"/>
    <style:style style:name="T107_52" style:family="text"/>
    <style:style style:name="T107_53" style:family="text"/>
    <style:style style:name="T107_54" style:family="text"/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style:font-name="Courier New" style:font-name-asian="Courier New" style:font-name-complex="Courier New"/>
    </style:style>
    <style:style style:name="T109_2" style:family="text">
      <style:text-properties style:font-name="Courier New" style:font-name-asian="Courier New" style:font-name-complex="Courier New"/>
    </style:style>
    <style:style style:name="T109_3" style:family="text">
      <style:text-properties style:font-name="Courier New" style:font-name-asian="Courier New" style:font-name-complex="Courier New"/>
    </style:style>
    <style:style style:name="T109_4" style:family="text">
      <style:text-properties style:font-name="Courier New" style:font-name-asian="Courier New" style:font-name-complex="Courier New"/>
    </style:style>
    <style:style style:name="T109_5" style:family="text">
      <style:text-properties style:font-name="Courier New" style:font-name-asian="Courier New" style:font-name-complex="Courier New"/>
    </style:style>
    <style:style style:name="T109_6" style:family="text">
      <style:text-properties style:font-name="Courier New" style:font-name-asian="Courier New" style:font-name-complex="Courier New"/>
    </style:style>
    <style:style style:name="T109_7" style:family="text">
      <style:text-properties style:font-name="Courier New" style:font-name-asian="Courier New" style:font-name-complex="Courier New"/>
    </style:style>
    <style:style style:name="T109_8" style:family="text">
      <style:text-properties style:font-name="Courier New" style:font-name-asian="Courier New" style:font-name-complex="Courier New"/>
    </style:style>
    <style:style style:name="T109_9" style:family="text">
      <style:text-properties style:font-name="Courier New" style:font-name-asian="Courier New" style:font-name-complex="Courier New"/>
    </style:style>
    <style:style style:name="T109_10" style:family="text">
      <style:text-properties style:font-name="Courier New" style:font-name-asian="Courier New" style:font-name-complex="Courier New"/>
    </style:style>
    <style:style style:name="T109_11" style:family="text">
      <style:text-properties style:font-name="Courier New" style:font-name-asian="Courier New" style:font-name-complex="Courier New"/>
    </style:style>
    <style:style style:name="T109_12" style:family="text">
      <style:text-properties style:font-name="Courier New" style:font-name-asian="Courier New" style:font-name-complex="Courier New"/>
    </style:style>
    <style:style style:name="T109_13" style:family="text">
      <style:text-properties style:font-name="Courier New" style:font-name-asian="Courier New" style:font-name-complex="Courier New"/>
    </style:style>
    <style:style style:name="T109_14" style:family="text">
      <style:text-properties style:font-name="Courier New" style:font-name-asian="Courier New" style:font-name-complex="Courier New"/>
    </style:style>
    <style:style style:name="T109_15" style:family="text">
      <style:text-properties style:font-name="Courier New" style:font-name-asian="Courier New" style:font-name-complex="Courier New"/>
    </style:style>
    <style:style style:name="T109_16" style:family="text">
      <style:text-properties style:font-name="Courier New" style:font-name-asian="Courier New" style:font-name-complex="Courier New"/>
    </style:style>
    <style:style style:name="T109_17" style:family="text">
      <style:text-properties style:font-name="Courier New" style:font-name-asian="Courier New" style:font-name-complex="Courier New"/>
    </style:style>
    <style:style style:name="T109_18" style:family="text">
      <style:text-properties style:font-name="Courier New" style:font-name-asian="Courier New" style:font-name-complex="Courier New"/>
    </style:style>
    <style:style style:name="T109_19" style:family="text">
      <style:text-properties style:font-name="Courier New" style:font-name-asian="Courier New" style:font-name-complex="Courier New"/>
    </style:style>
    <style:style style:name="T109_20" style:family="text">
      <style:text-properties style:font-name="Courier New" style:font-name-asian="Courier New" style:font-name-complex="Courier New"/>
    </style:style>
    <style:style style:name="T109_21" style:family="text">
      <style:text-properties style:font-name="Courier New" style:font-name-asian="Courier New" style:font-name-complex="Courier New"/>
    </style:style>
    <style:style style:name="T109_22" style:family="text">
      <style:text-properties style:font-name="Courier New" style:font-name-asian="Courier New" style:font-name-complex="Courier New"/>
    </style:style>
    <style:style style:name="T109_23" style:family="text">
      <style:text-properties style:font-name="Courier New" style:font-name-asian="Courier New" style:font-name-complex="Courier New"/>
    </style:style>
    <style:style style:name="T109_24" style:family="text">
      <style:text-properties style:font-name="Courier New" style:font-name-asian="Courier New" style:font-name-complex="Courier New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style:font-name="Courier New" style:font-name-asian="Courier New" style:font-name-complex="Courier New"/>
    </style:style>
    <style:style style:name="T110_2" style:family="text">
      <style:text-properties style:font-name="Courier New" style:font-name-asian="Courier New" style:font-name-complex="Courier New"/>
    </style:style>
    <style:style style:name="T110_3" style:family="text">
      <style:text-properties style:font-name="Courier New" style:font-name-asian="Courier New" style:font-name-complex="Courier New"/>
    </style:style>
    <style:style style:name="T110_4" style:family="text">
      <style:text-properties style:font-name="Courier New" style:font-name-asian="Courier New" style:font-name-complex="Courier New"/>
    </style:style>
    <style:style style:name="T110_5" style:family="text">
      <style:text-properties style:font-name="Courier New" style:font-name-asian="Courier New" style:font-name-complex="Courier New"/>
    </style:style>
    <style:style style:name="T110_6" style:family="text">
      <style:text-properties style:font-name="Courier New" style:font-name-asian="Courier New" style:font-name-complex="Courier New"/>
    </style:style>
    <style:style style:name="T110_7" style:family="text">
      <style:text-properties style:font-name="Courier New" style:font-name-asian="Courier New" style:font-name-complex="Courier New"/>
    </style:style>
    <style:style style:name="T110_8" style:family="text">
      <style:text-properties style:font-name="Courier New" style:font-name-asian="Courier New" style:font-name-complex="Courier New"/>
    </style:style>
    <style:style style:name="T110_9" style:family="text">
      <style:text-properties style:font-name="Courier New" style:font-name-asian="Courier New" style:font-name-complex="Courier New"/>
    </style:style>
    <style:style style:name="T110_10" style:family="text">
      <style:text-properties style:font-name="Courier New" style:font-name-asian="Courier New" style:font-name-complex="Courier New"/>
    </style:style>
    <style:style style:name="T110_11" style:family="text">
      <style:text-properties style:font-name="Courier New" style:font-name-asian="Courier New" style:font-name-complex="Courier New"/>
    </style:style>
    <style:style style:name="T110_12" style:family="text">
      <style:text-properties style:font-name="Courier New" style:font-name-asian="Courier New" style:font-name-complex="Courier New"/>
    </style:style>
    <style:style style:name="T110_13" style:family="text">
      <style:text-properties style:font-name="Courier New" style:font-name-asian="Courier New" style:font-name-complex="Courier New"/>
    </style:style>
    <style:style style:name="T110_14" style:family="text">
      <style:text-properties style:font-name="Courier New" style:font-name-asian="Courier New" style:font-name-complex="Courier New"/>
    </style:style>
    <style:style style:name="T110_15" style:family="text">
      <style:text-properties style:font-name="Courier New" style:font-name-asian="Courier New" style:font-name-complex="Courier New"/>
    </style:style>
    <style:style style:name="T110_16" style:family="text">
      <style:text-properties style:font-name="Courier New" style:font-name-asian="Courier New" style:font-name-complex="Courier New"/>
    </style:style>
    <style:style style:name="T110_17" style:family="text">
      <style:text-properties style:font-name="Courier New" style:font-name-asian="Courier New" style:font-name-complex="Courier New"/>
    </style:style>
    <style:style style:name="T110_18" style:family="text">
      <style:text-properties style:font-name="Courier New" style:font-name-asian="Courier New" style:font-name-complex="Courier New"/>
    </style:style>
    <style:style style:name="T110_19" style:family="text">
      <style:text-properties style:font-name="Courier New" style:font-name-asian="Courier New" style:font-name-complex="Courier New"/>
    </style:style>
    <style:style style:name="T110_20" style:family="text">
      <style:text-properties style:font-name="Courier New" style:font-name-asian="Courier New" style:font-name-complex="Courier New"/>
    </style:style>
    <style:style style:name="T110_21" style:family="text">
      <style:text-properties style:font-name="Courier New" style:font-name-asian="Courier New" style:font-name-complex="Courier New"/>
    </style:style>
    <style:style style:name="T110_22" style:family="text">
      <style:text-properties style:font-name="Courier New" style:font-name-asian="Courier New" style:font-name-complex="Courier New"/>
    </style:style>
    <style:style style:name="T110_23" style:family="text">
      <style:text-properties style:font-name="Courier New" style:font-name-asian="Courier New" style:font-name-complex="Courier New"/>
    </style:style>
    <style:style style:name="T110_24" style:family="text">
      <style:text-properties style:font-name="Courier New" style:font-name-asian="Courier New" style:font-name-complex="Courier New"/>
    </style:style>
    <style:style style:name="P1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>
      <style:text-properties fo:font-style="italic" style:font-style-asian="italic" style:font-style-complex="italic"/>
    </style:style>
    <style:style style:name="T112_2" style:family="text">
      <style:text-properties fo:font-style="italic" style:font-style-asian="italic" style:font-style-complex="italic"/>
    </style:style>
    <style:style style:name="T112_3" style:family="text">
      <style:text-properties fo:font-style="italic" style:font-style-asian="italic" style:font-style-complex="italic"/>
    </style:style>
    <style:style style:name="T112_4" style:family="text">
      <style:text-properties fo:font-style="italic" style:font-style-asian="italic" style:font-style-complex="italic"/>
    </style:style>
    <style:style style:name="T112_5" style:family="text">
      <style:text-properties fo:font-style="italic" style:font-style-asian="italic" style:font-style-complex="italic"/>
    </style:style>
    <style:style style:name="T112_6" style:family="text">
      <style:text-properties fo:font-style="italic" style:font-style-asian="italic" style:font-style-complex="italic"/>
    </style:style>
    <style:style style:name="T112_7" style:family="text">
      <style:text-properties fo:font-style="italic" style:font-style-asian="italic" style:font-style-complex="italic"/>
    </style:style>
    <style:style style:name="T112_8" style:family="text">
      <style:text-properties fo:font-style="italic" style:font-style-asian="italic" style:font-style-complex="italic"/>
    </style:style>
    <style:style style:name="T112_9" style:family="text">
      <style:text-properties fo:font-style="italic" style:font-style-asian="italic" style:font-style-complex="italic"/>
    </style:style>
    <style:style style:name="T112_10" style:family="text">
      <style:text-properties fo:font-style="italic" style:font-style-asian="italic" style:font-style-complex="italic"/>
    </style:style>
    <style:style style:name="T112_11" style:family="text">
      <style:text-properties fo:font-style="italic" style:font-style-asian="italic" style:font-style-complex="italic"/>
    </style:style>
    <style:style style:name="T112_12" style:family="text">
      <style:text-properties fo:font-style="italic" style:font-style-asian="italic" style:font-style-complex="italic"/>
    </style:style>
    <style:style style:name="T112_13" style:family="text">
      <style:text-properties fo:font-style="italic" style:font-style-asian="italic" style:font-style-complex="italic"/>
    </style:style>
    <style:style style:name="T112_14" style:family="text">
      <style:text-properties fo:font-style="italic" style:font-style-asian="italic" style:font-style-complex="italic"/>
    </style:style>
    <style:style style:name="T112_15" style:family="text">
      <style:text-properties fo:font-style="italic" style:font-style-asian="italic" style:font-style-complex="italic"/>
    </style:style>
    <style:style style:name="T112_16" style:family="text">
      <style:text-properties fo:font-style="italic" style:font-style-asian="italic" style:font-style-complex="italic"/>
    </style:style>
    <style:style style:name="T112_17" style:family="text">
      <style:text-properties fo:font-style="italic" style:font-style-asian="italic" style:font-style-complex="italic"/>
    </style:style>
    <style:style style:name="T112_18" style:family="text">
      <style:text-properties fo:font-style="italic" style:font-style-asian="italic" style:font-style-complex="italic"/>
    </style:style>
    <style:style style:name="T112_19" style:family="text">
      <style:text-properties fo:font-style="italic" style:font-style-asian="italic" style:font-style-complex="italic"/>
    </style:style>
    <style:style style:name="T112_20" style:family="text">
      <style:text-properties fo:font-style="italic" style:font-style-asian="italic" style:font-style-complex="italic"/>
    </style:style>
    <style:style style:name="T112_21" style:family="text">
      <style:text-properties fo:font-style="italic" style:font-style-asian="italic" style:font-style-complex="italic"/>
    </style:style>
    <style:style style:name="T112_22" style:family="text">
      <style:text-properties fo:font-style="italic" style:font-style-asian="italic" style:font-style-complex="italic"/>
    </style:style>
    <style:style style:name="T112_23" style:family="text">
      <style:text-properties fo:font-style="italic" style:font-style-asian="italic" style:font-style-complex="italic"/>
    </style:style>
    <style:style style:name="T112_24" style:family="text">
      <style:text-properties fo:font-style="italic" style:font-style-asian="italic" style:font-style-complex="italic"/>
    </style:style>
    <style:style style:name="T112_25" style:family="text">
      <style:text-properties fo:font-style="italic" style:font-style-asian="italic" style:font-style-complex="italic"/>
    </style:style>
    <style:style style:name="T112_26" style:family="text">
      <style:text-properties fo:font-style="italic" style:font-style-asian="italic" style:font-style-complex="italic"/>
    </style:style>
    <style:style style:name="T112_27" style:family="text">
      <style:text-properties fo:font-style="italic" style:font-style-asian="italic" style:font-style-complex="italic"/>
    </style:style>
    <style:style style:name="T112_28" style:family="text">
      <style:text-properties fo:font-style="italic" style:font-style-asian="italic" style:font-style-complex="italic"/>
    </style:style>
    <style:style style:name="T112_29" style:family="text">
      <style:text-properties fo:font-style="italic" style:font-style-asian="italic" style:font-style-complex="italic"/>
    </style:style>
    <style:style style:name="T112_30" style:family="text">
      <style:text-properties fo:font-style="italic" style:font-style-asian="italic" style:font-style-complex="italic"/>
    </style:style>
    <style:style style:name="T112_31" style:family="text">
      <style:text-properties fo:font-style="italic" style:font-style-asian="italic" style:font-style-complex="italic"/>
    </style:style>
    <style:style style:name="T112_32" style:family="text">
      <style:text-properties fo:font-style="italic" style:font-style-asian="italic" style:font-style-complex="italic"/>
    </style:style>
    <style:style style:name="T112_33" style:family="text">
      <style:text-properties fo:font-style="italic" style:font-style-asian="italic" style:font-style-complex="italic"/>
    </style:style>
    <style:style style:name="T112_34" style:family="text">
      <style:text-properties fo:font-style="italic" style:font-style-asian="italic" style:font-style-complex="italic"/>
    </style:style>
    <style:style style:name="T112_35" style:family="text">
      <style:text-properties fo:font-style="italic" style:font-style-asian="italic" style:font-style-complex="italic"/>
    </style:style>
    <style:style style:name="T112_36" style:family="text">
      <style:text-properties fo:font-style="italic" style:font-style-asian="italic" style:font-style-complex="italic"/>
    </style:style>
    <style:style style:name="T112_37" style:family="text">
      <style:text-properties fo:font-style="italic" style:font-style-asian="italic" style:font-style-complex="italic"/>
    </style:style>
    <style:style style:name="T112_38" style:family="text">
      <style:text-properties fo:font-style="italic" style:font-style-asian="italic" style:font-style-complex="italic"/>
    </style:style>
    <style:style style:name="T112_39" style:family="text">
      <style:text-properties fo:font-style="italic" style:font-style-asian="italic" style:font-style-complex="italic"/>
    </style:style>
    <style:style style:name="T112_40" style:family="text">
      <style:text-properties fo:font-style="italic" style:font-style-asian="italic" style:font-style-complex="italic"/>
    </style:style>
    <style:style style:name="T112_41" style:family="text">
      <style:text-properties fo:font-style="italic" style:font-style-asian="italic" style:font-style-complex="italic"/>
    </style:style>
    <style:style style:name="T112_42" style:family="text">
      <style:text-properties fo:font-style="italic" style:font-style-asian="italic" style:font-style-complex="italic"/>
    </style:style>
    <style:style style:name="T112_43" style:family="text">
      <style:text-properties fo:font-style="italic" style:font-style-asian="italic" style:font-style-complex="italic"/>
    </style:style>
    <style:style style:name="T112_44" style:family="text">
      <style:text-properties fo:font-style="italic" style:font-style-asian="italic" style:font-style-complex="italic"/>
    </style:style>
    <style:style style:name="T112_45" style:family="text">
      <style:text-properties fo:font-style="italic" style:font-style-asian="italic" style:font-style-complex="italic"/>
    </style:style>
    <style:style style:name="T112_46" style:family="text">
      <style:text-properties fo:font-style="italic" style:font-style-asian="italic" style:font-style-complex="italic"/>
    </style:style>
    <style:style style:name="T112_47" style:family="text">
      <style:text-properties fo:font-style="italic" style:font-style-asian="italic" style:font-style-complex="italic"/>
    </style:style>
    <style:style style:name="T112_48" style:family="text">
      <style:text-properties fo:font-style="italic" style:font-style-asian="italic" style:font-style-complex="italic"/>
    </style:style>
    <style:style style:name="T112_49" style:family="text">
      <style:text-properties fo:font-style="italic" style:font-style-asian="italic" style:font-style-complex="italic"/>
    </style:style>
    <style:style style:name="T112_50" style:family="text">
      <style:text-properties fo:font-style="italic" style:font-style-asian="italic" style:font-style-complex="italic"/>
    </style:style>
    <style:style style:name="T112_51" style:family="text">
      <style:text-properties fo:font-style="italic" style:font-style-asian="italic" style:font-style-complex="italic"/>
    </style:style>
    <style:style style:name="T112_52" style:family="text">
      <style:text-properties fo:font-style="italic" style:font-style-asian="italic" style:font-style-complex="italic"/>
    </style:style>
    <style:style style:name="T112_53" style:family="text">
      <style:text-properties fo:font-style="italic" style:font-style-asian="italic" style:font-style-complex="italic"/>
    </style:style>
    <style:style style:name="T112_54" style:family="text">
      <style:text-properties fo:font-style="italic" style:font-style-asian="italic" style:font-style-complex="italic"/>
    </style:style>
    <style:style style:name="T112_55" style:family="text">
      <style:text-properties fo:font-style="italic" style:font-style-asian="italic" style:font-style-complex="italic"/>
    </style:style>
    <style:style style:name="T112_56" style:family="text">
      <style:text-properties fo:font-style="italic" style:font-style-asian="italic" style:font-style-complex="italic"/>
    </style:style>
    <style:style style:name="T112_57" style:family="text">
      <style:text-properties fo:font-style="italic" style:font-style-asian="italic" style:font-style-complex="italic"/>
    </style:style>
    <style:style style:name="T112_58" style:family="text">
      <style:text-properties fo:font-style="italic" style:font-style-asian="italic" style:font-style-complex="italic"/>
    </style:style>
    <style:style style:name="T112_59" style:family="text">
      <style:text-properties fo:font-style="italic" style:font-style-asian="italic" style:font-style-complex="italic"/>
    </style:style>
    <style:style style:name="T112_60" style:family="text">
      <style:text-properties fo:font-style="italic" style:font-style-asian="italic" style:font-style-complex="italic"/>
    </style:style>
    <style:style style:name="T112_61" style:family="text">
      <style:text-properties fo:font-style="italic" style:font-style-asian="italic" style:font-style-complex="italic"/>
    </style:style>
    <style:style style:name="T112_62" style:family="text">
      <style:text-properties fo:font-style="italic" style:font-style-asian="italic" style:font-style-complex="italic"/>
    </style:style>
    <style:style style:name="T112_63" style:family="text">
      <style:text-properties fo:font-style="italic" style:font-style-asian="italic" style:font-style-complex="italic"/>
    </style:style>
    <style:style style:name="T112_64" style:family="text">
      <style:text-properties fo:font-style="italic" style:font-style-asian="italic" style:font-style-complex="italic"/>
    </style:style>
    <style:style style:name="T112_65" style:family="text">
      <style:text-properties fo:font-style="italic" style:font-style-asian="italic" style:font-style-complex="italic"/>
    </style:style>
    <style:style style:name="T112_66" style:family="text">
      <style:text-properties fo:font-style="italic" style:font-style-asian="italic" style:font-style-complex="italic"/>
    </style:style>
    <style:style style:name="T112_67" style:family="text">
      <style:text-properties fo:font-style="italic" style:font-style-asian="italic" style:font-style-complex="italic"/>
    </style:style>
    <style:style style:name="T112_68" style:family="text">
      <style:text-properties fo:font-style="italic" style:font-style-asian="italic" style:font-style-complex="italic"/>
    </style:style>
    <style:style style:name="T112_69" style:family="text">
      <style:text-properties fo:font-style="italic" style:font-style-asian="italic" style:font-style-complex="italic"/>
    </style:style>
    <style:style style:name="T112_70" style:family="text">
      <style:text-properties fo:font-style="italic" style:font-style-asian="italic" style:font-style-complex="italic"/>
    </style:style>
    <style:style style:name="P1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>
      <style:text-properties fo:font-weight="bold" style:font-weight-asian="bold" style:font-weight-complex="bold"/>
    </style:style>
    <style:style style:name="T114_2" style:family="text">
      <style:text-properties fo:font-weight="bold" style:font-weight-asian="bold" style:font-weight-complex="bold"/>
    </style:style>
    <style:style style:name="T114_3" style:family="text">
      <style:text-properties fo:font-weight="bold" style:font-weight-asian="bold" style:font-weight-complex="bold"/>
    </style:style>
    <style:style style:name="T114_4" style:family="text">
      <style:text-properties fo:font-weight="bold" style:font-weight-asian="bold" style:font-weight-complex="bold"/>
    </style:style>
    <style:style style:name="T114_5" style:family="text">
      <style:text-properties fo:font-weight="bold" style:font-weight-asian="bold" style:font-weight-complex="bold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>
      <style:text-properties fo:font-style="italic" style:font-style-asian="italic" style:font-style-complex="italic"/>
    </style:style>
    <style:style style:name="T115_18" style:family="text">
      <style:text-properties fo:font-style="italic" style:font-style-asian="italic" style:font-style-complex="italic"/>
    </style:style>
    <style:style style:name="T115_19" style:family="text">
      <style:text-properties fo:font-style="italic" style:font-style-asian="italic" style:font-style-complex="italic"/>
    </style:style>
    <style:style style:name="T115_20" style:family="text">
      <style:text-properties fo:font-style="italic" style:font-style-asian="italic" style:font-style-complex="italic"/>
    </style:style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T115_76" style:family="text"/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style:font-name="Courier New" style:font-name-asian="Courier New" style:font-name-complex="Courier New"/>
    </style:style>
    <style:style style:name="T117_2" style:family="text">
      <style:text-properties style:font-name="Courier New" style:font-name-asian="Courier New" style:font-name-complex="Courier New"/>
    </style:style>
    <style:style style:name="T117_3" style:family="text">
      <style:text-properties style:font-name="Courier New" style:font-name-asian="Courier New" style:font-name-complex="Courier New"/>
    </style:style>
    <style:style style:name="T117_4" style:family="text">
      <style:text-properties style:font-name="Courier New" style:font-name-asian="Courier New" style:font-name-complex="Courier New"/>
    </style:style>
    <style:style style:name="T117_5" style:family="text">
      <style:text-properties style:font-name="Courier New" style:font-name-asian="Courier New" style:font-name-complex="Courier New"/>
    </style:style>
    <style:style style:name="T117_6" style:family="text">
      <style:text-properties style:font-name="Courier New" style:font-name-asian="Courier New" style:font-name-complex="Courier New"/>
    </style:style>
    <style:style style:name="T117_7" style:family="text">
      <style:text-properties style:font-name="Courier New" style:font-name-asian="Courier New" style:font-name-complex="Courier New"/>
    </style:style>
    <style:style style:name="T117_8" style:family="text">
      <style:text-properties style:font-name="Courier New" style:font-name-asian="Courier New" style:font-name-complex="Courier New"/>
    </style:style>
    <style:style style:name="T117_9" style:family="text">
      <style:text-properties style:font-name="Courier New" style:font-name-asian="Courier New" style:font-name-complex="Courier New"/>
    </style:style>
    <style:style style:name="T117_10" style:family="text">
      <style:text-properties style:font-name="Courier New" style:font-name-asian="Courier New" style:font-name-complex="Courier New"/>
    </style:style>
    <style:style style:name="T117_11" style:family="text">
      <style:text-properties style:font-name="Courier New" style:font-name-asian="Courier New" style:font-name-complex="Courier New"/>
    </style:style>
    <style:style style:name="T117_12" style:family="text">
      <style:text-properties style:font-name="Courier New" style:font-name-asian="Courier New" style:font-name-complex="Courier New"/>
    </style:style>
    <style:style style:name="T117_13" style:family="text">
      <style:text-properties style:font-name="Courier New" style:font-name-asian="Courier New" style:font-name-complex="Courier New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>
      <style:text-properties style:font-name="Courier New" style:font-name-asian="Courier New" style:font-name-complex="Courier New"/>
    </style:style>
    <style:style style:name="T118_2" style:family="text">
      <style:text-properties style:font-name="Courier New" style:font-name-asian="Courier New" style:font-name-complex="Courier New"/>
    </style:style>
    <style:style style:name="T118_3" style:family="text">
      <style:text-properties style:font-name="Courier New" style:font-name-asian="Courier New" style:font-name-complex="Courier New"/>
    </style:style>
    <style:style style:name="T118_4" style:family="text">
      <style:text-properties style:font-name="Courier New" style:font-name-asian="Courier New" style:font-name-complex="Courier New"/>
    </style:style>
    <style:style style:name="T118_5" style:family="text">
      <style:text-properties style:font-name="Courier New" style:font-name-asian="Courier New" style:font-name-complex="Courier New"/>
    </style:style>
    <style:style style:name="T118_6" style:family="text">
      <style:text-properties style:font-name="Courier New" style:font-name-asian="Courier New" style:font-name-complex="Courier New"/>
    </style:style>
    <style:style style:name="T118_7" style:family="text">
      <style:text-properties style:font-name="Courier New" style:font-name-asian="Courier New" style:font-name-complex="Courier New"/>
    </style:style>
    <style:style style:name="T118_8" style:family="text">
      <style:text-properties style:font-name="Courier New" style:font-name-asian="Courier New" style:font-name-complex="Courier New"/>
    </style:style>
    <style:style style:name="T118_9" style:family="text">
      <style:text-properties style:font-name="Courier New" style:font-name-asian="Courier New" style:font-name-complex="Courier New"/>
    </style:style>
    <style:style style:name="T118_10" style:family="text">
      <style:text-properties style:font-name="Courier New" style:font-name-asian="Courier New" style:font-name-complex="Courier New"/>
    </style:style>
    <style:style style:name="T118_11" style:family="text">
      <style:text-properties style:font-name="Courier New" style:font-name-asian="Courier New" style:font-name-complex="Courier New"/>
    </style:style>
    <style:style style:name="T118_12" style:family="text">
      <style:text-properties style:font-name="Courier New" style:font-name-asian="Courier New" style:font-name-complex="Courier New"/>
    </style:style>
    <style:style style:name="T118_13" style:family="text">
      <style:text-properties style:font-name="Courier New" style:font-name-asian="Courier New" style:font-name-complex="Courier New"/>
    </style:style>
    <style:style style:name="T118_14" style:family="text">
      <style:text-properties style:font-name="Courier New" style:font-name-asian="Courier New" style:font-name-complex="Courier New"/>
    </style:style>
    <style:style style:name="T118_15" style:family="text">
      <style:text-properties style:font-name="Courier New" style:font-name-asian="Courier New" style:font-name-complex="Courier New"/>
    </style:style>
    <style:style style:name="T118_16" style:family="text">
      <style:text-properties style:font-name="Courier New" style:font-name-asian="Courier New" style:font-name-complex="Courier New"/>
    </style:style>
    <style:style style:name="T118_17" style:family="text">
      <style:text-properties style:font-name="Courier New" style:font-name-asian="Courier New" style:font-name-complex="Courier New"/>
    </style:style>
    <style:style style:name="T118_18" style:family="text">
      <style:text-properties style:font-name="Courier New" style:font-name-asian="Courier New" style:font-name-complex="Courier New"/>
    </style:style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T120_51" style:family="text"/>
    <style:style style:name="T120_52" style:family="text"/>
    <style:style style:name="T120_53" style:family="text"/>
    <style:style style:name="T120_54" style:family="text"/>
    <style:style style:name="T120_55" style:family="text">
      <style:text-properties style:font-name="Courier New" style:font-name-asian="Courier New" style:font-name-complex="Courier New"/>
    </style:style>
    <style:style style:name="T120_56" style:family="text">
      <style:text-properties style:font-name="Courier New" style:font-name-asian="Courier New" style:font-name-complex="Courier New"/>
    </style:style>
    <style:style style:name="T120_57" style:family="text"/>
    <style:style style:name="T120_58" style:family="text"/>
    <style:style style:name="T120_59" style:family="text"/>
    <style:style style:name="T120_60" style:family="text"/>
    <style:style style:name="T120_61" style:family="text"/>
    <style:style style:name="T120_62" style:family="text"/>
    <style:style style:name="T120_63" style:family="text"/>
    <style:style style:name="T120_64" style:family="text"/>
    <style:style style:name="T120_65" style:family="text"/>
    <style:style style:name="T120_66" style:family="text"/>
    <style:style style:name="T120_67" style:family="text">
      <style:text-properties style:font-name="Courier New" style:font-name-asian="Courier New" style:font-name-complex="Courier New"/>
    </style:style>
    <style:style style:name="T120_68" style:family="text"/>
    <style:style style:name="T120_69" style:family="text"/>
    <style:style style:name="T120_70" style:family="text"/>
    <style:style style:name="T120_71" style:family="text"/>
    <style:style style:name="T120_72" style:family="text"/>
    <style:style style:name="T120_73" style:family="text"/>
    <style:style style:name="T120_74" style:family="text"/>
    <style:style style:name="T120_75" style:family="text"/>
    <style:style style:name="T120_76" style:family="text"/>
    <style:style style:name="T120_77" style:family="text"/>
    <style:style style:name="T120_78" style:family="text"/>
    <style:style style:name="T120_79" style:family="text"/>
    <style:style style:name="T120_80" style:family="text"/>
    <style:style style:name="T120_81" style:family="text"/>
    <style:style style:name="T120_82" style:family="text"/>
    <style:style style:name="T120_83" style:family="text"/>
    <style:style style:name="T120_84" style:family="text"/>
    <style:style style:name="T120_85" style:family="text"/>
    <style:style style:name="T120_86" style:family="text"/>
    <style:style style:name="T120_87" style:family="text"/>
    <style:style style:name="T120_88" style:family="text"/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>
      <style:text-properties style:font-name="Courier New" style:font-name-asian="Courier New" style:font-name-complex="Courier New"/>
    </style:style>
    <style:style style:name="T122_2" style:family="text">
      <style:text-properties style:font-name="Courier New" style:font-name-asian="Courier New" style:font-name-complex="Courier New"/>
    </style:style>
    <style:style style:name="T122_3" style:family="text">
      <style:text-properties style:font-name="Courier New" style:font-name-asian="Courier New" style:font-name-complex="Courier New"/>
    </style:style>
    <style:style style:name="T122_4" style:family="text">
      <style:text-properties style:font-name="Courier New" style:font-name-asian="Courier New" style:font-name-complex="Courier New"/>
    </style:style>
    <style:style style:name="T122_5" style:family="text">
      <style:text-properties style:font-name="Courier New" style:font-name-asian="Courier New" style:font-name-complex="Courier New"/>
    </style:style>
    <style:style style:name="T122_6" style:family="text">
      <style:text-properties style:font-name="Courier New" style:font-name-asian="Courier New" style:font-name-complex="Courier New"/>
    </style:style>
    <style:style style:name="T122_7" style:family="text">
      <style:text-properties style:font-name="Courier New" style:font-name-asian="Courier New" style:font-name-complex="Courier New"/>
    </style:style>
    <style:style style:name="T122_8" style:family="text">
      <style:text-properties style:font-name="Courier New" style:font-name-asian="Courier New" style:font-name-complex="Courier New"/>
    </style:style>
    <style:style style:name="T122_9" style:family="text">
      <style:text-properties style:font-name="Courier New" style:font-name-asian="Courier New" style:font-name-complex="Courier New"/>
    </style:style>
    <style:style style:name="T122_10" style:family="text">
      <style:text-properties style:font-name="Courier New" style:font-name-asian="Courier New" style:font-name-complex="Courier New"/>
    </style:style>
    <style:style style:name="T122_11" style:family="text">
      <style:text-properties style:font-name="Courier New" style:font-name-asian="Courier New" style:font-name-complex="Courier New"/>
    </style:style>
    <style:style style:name="T122_12" style:family="text">
      <style:text-properties style:font-name="Courier New" style:font-name-asian="Courier New" style:font-name-complex="Courier New"/>
    </style:style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>
      <style:text-properties style:font-name="Courier New" style:font-name-asian="Courier New" style:font-name-complex="Courier New"/>
    </style:style>
    <style:style style:name="T126_2" style:family="text">
      <style:text-properties style:font-name="Courier New" style:font-name-asian="Courier New" style:font-name-complex="Courier New"/>
    </style:style>
    <style:style style:name="T126_3" style:family="text">
      <style:text-properties style:font-name="Courier New" style:font-name-asian="Courier New" style:font-name-complex="Courier New"/>
    </style:style>
    <style:style style:name="T126_4" style:family="text">
      <style:text-properties style:font-name="Courier New" style:font-name-asian="Courier New" style:font-name-complex="Courier New"/>
    </style:style>
    <style:style style:name="T126_5" style:family="text">
      <style:text-properties style:font-name="Courier New" style:font-name-asian="Courier New" style:font-name-complex="Courier New"/>
    </style:style>
    <style:style style:name="T126_6" style:family="text">
      <style:text-properties style:font-name="Courier New" style:font-name-asian="Courier New" style:font-name-complex="Courier New"/>
    </style:style>
    <style:style style:name="T126_7" style:family="text">
      <style:text-properties style:font-name="Courier New" style:font-name-asian="Courier New" style:font-name-complex="Courier New"/>
    </style:style>
    <style:style style:name="T126_8" style:family="text">
      <style:text-properties style:font-name="Courier New" style:font-name-asian="Courier New" style:font-name-complex="Courier New"/>
    </style:style>
    <style:style style:name="T126_9" style:family="text">
      <style:text-properties style:font-name="Courier New" style:font-name-asian="Courier New" style:font-name-complex="Courier New"/>
    </style:style>
    <style:style style:name="T126_10" style:family="text">
      <style:text-properties style:font-name="Courier New" style:font-name-asian="Courier New" style:font-name-complex="Courier New"/>
    </style:style>
    <style:style style:name="T126_11" style:family="text">
      <style:text-properties style:font-name="Courier New" style:font-name-asian="Courier New" style:font-name-complex="Courier New"/>
    </style:style>
    <style:style style:name="T126_12" style:family="text">
      <style:text-properties style:font-name="Courier New" style:font-name-asian="Courier New" style:font-name-complex="Courier New"/>
    </style:style>
    <style:style style:name="T126_13" style:family="text">
      <style:text-properties style:font-name="Courier New" style:font-name-asian="Courier New" style:font-name-complex="Courier New"/>
    </style:style>
    <style:style style:name="T126_14" style:family="text">
      <style:text-properties style:font-name="Courier New" style:font-name-asian="Courier New" style:font-name-complex="Courier New"/>
    </style:style>
    <style:style style:name="T126_15" style:family="text">
      <style:text-properties style:font-name="Courier New" style:font-name-asian="Courier New" style:font-name-complex="Courier New"/>
    </style:style>
    <style:style style:name="T126_16" style:family="text">
      <style:text-properties style:font-name="Courier New" style:font-name-asian="Courier New" style:font-name-complex="Courier New"/>
    </style:style>
    <style:style style:name="T126_17" style:family="text">
      <style:text-properties style:font-name="Courier New" style:font-name-asian="Courier New" style:font-name-complex="Courier New"/>
    </style:style>
    <style:style style:name="T126_18" style:family="text">
      <style:text-properties style:font-name="Courier New" style:font-name-asian="Courier New" style:font-name-complex="Courier New"/>
    </style:style>
    <style:style style:name="T126_19" style:family="text">
      <style:text-properties style:font-name="Courier New" style:font-name-asian="Courier New" style:font-name-complex="Courier New"/>
    </style:style>
    <style:style style:name="T126_20" style:family="text">
      <style:text-properties style:font-name="Courier New" style:font-name-asian="Courier New" style:font-name-complex="Courier New"/>
    </style:style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style:font-name="Courier New" style:font-name-asian="Courier New" style:font-name-complex="Courier New"/>
    </style:style>
    <style:style style:name="T130_2" style:family="text">
      <style:text-properties style:font-name="Courier New" style:font-name-asian="Courier New" style:font-name-complex="Courier New"/>
    </style:style>
    <style:style style:name="T130_3" style:family="text">
      <style:text-properties style:font-name="Courier New" style:font-name-asian="Courier New" style:font-name-complex="Courier New"/>
    </style:style>
    <style:style style:name="T130_4" style:family="text">
      <style:text-properties style:font-name="Courier New" style:font-name-asian="Courier New" style:font-name-complex="Courier New"/>
    </style:style>
    <style:style style:name="T130_5" style:family="text">
      <style:text-properties style:font-name="Courier New" style:font-name-asian="Courier New" style:font-name-complex="Courier New"/>
    </style:style>
    <style:style style:name="T130_6" style:family="text">
      <style:text-properties style:font-name="Courier New" style:font-name-asian="Courier New" style:font-name-complex="Courier New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>
      <style:text-properties style:font-name="Courier New" style:font-name-asian="Courier New" style:font-name-complex="Courier New"/>
    </style:style>
    <style:style style:name="T131_2" style:family="text">
      <style:text-properties style:font-name="Courier New" style:font-name-asian="Courier New" style:font-name-complex="Courier New"/>
    </style:style>
    <style:style style:name="T131_3" style:family="text">
      <style:text-properties style:font-name="Courier New" style:font-name-asian="Courier New" style:font-name-complex="Courier New"/>
    </style:style>
    <style:style style:name="T131_4" style:family="text">
      <style:text-properties style:font-name="Courier New" style:font-name-asian="Courier New" style:font-name-complex="Courier New"/>
    </style:style>
    <style:style style:name="T131_5" style:family="text">
      <style:text-properties style:font-name="Courier New" style:font-name-asian="Courier New" style:font-name-complex="Courier New"/>
    </style:style>
    <style:style style:name="T131_6" style:family="text">
      <style:text-properties style:font-name="Courier New" style:font-name-asian="Courier New" style:font-name-complex="Courier New"/>
    </style:style>
    <style:style style:name="T131_7" style:family="text">
      <style:text-properties style:font-name="Courier New" style:font-name-asian="Courier New" style:font-name-complex="Courier New"/>
    </style:style>
    <style:style style:name="T131_8" style:family="text">
      <style:text-properties style:font-name="Courier New" style:font-name-asian="Courier New" style:font-name-complex="Courier New"/>
    </style:style>
    <style:style style:name="T131_9" style:family="text">
      <style:text-properties style:font-name="Courier New" style:font-name-asian="Courier New" style:font-name-complex="Courier New"/>
    </style:style>
    <style:style style:name="T131_10" style:family="text">
      <style:text-properties style:font-name="Courier New" style:font-name-asian="Courier New" style:font-name-complex="Courier New"/>
    </style:style>
    <style:style style:name="T131_11" style:family="text">
      <style:text-properties style:font-name="Courier New" style:font-name-asian="Courier New" style:font-name-complex="Courier New"/>
    </style:style>
    <style:style style:name="T131_12" style:family="text">
      <style:text-properties style:font-name="Courier New" style:font-name-asian="Courier New" style:font-name-complex="Courier New"/>
    </style:style>
    <style:style style:name="T131_13" style:family="text">
      <style:text-properties style:font-name="Courier New" style:font-name-asian="Courier New" style:font-name-complex="Courier New"/>
    </style:style>
    <style:style style:name="T131_14" style:family="text">
      <style:text-properties style:font-name="Courier New" style:font-name-asian="Courier New" style:font-name-complex="Courier New"/>
    </style:style>
    <style:style style:name="T131_15" style:family="text">
      <style:text-properties style:font-name="Courier New" style:font-name-asian="Courier New" style:font-name-complex="Courier New"/>
    </style:style>
    <style:style style:name="T131_16" style:family="text">
      <style:text-properties style:font-name="Courier New" style:font-name-asian="Courier New" style:font-name-complex="Courier New"/>
    </style:style>
    <style:style style:name="T131_17" style:family="text">
      <style:text-properties style:font-name="Courier New" style:font-name-asian="Courier New" style:font-name-complex="Courier New"/>
    </style:style>
    <style:style style:name="T131_18" style:family="text">
      <style:text-properties style:font-name="Courier New" style:font-name-asian="Courier New" style:font-name-complex="Courier New"/>
    </style:style>
    <style:style style:name="T131_19" style:family="text">
      <style:text-properties style:font-name="Courier New" style:font-name-asian="Courier New" style:font-name-complex="Courier New"/>
    </style:style>
    <style:style style:name="T131_20" style:family="text">
      <style:text-properties style:font-name="Courier New" style:font-name-asian="Courier New" style:font-name-complex="Courier New"/>
    </style:style>
    <style:style style:name="P132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>
      <style:text-properties style:font-name="Courier New" style:font-name-asian="Courier New" style:font-name-complex="Courier New"/>
    </style:style>
    <style:style style:name="T133_2" style:family="text">
      <style:text-properties style:font-name="Courier New" style:font-name-asian="Courier New" style:font-name-complex="Courier New"/>
    </style:style>
    <style:style style:name="T133_3" style:family="text">
      <style:text-properties style:font-name="Courier New" style:font-name-asian="Courier New" style:font-name-complex="Courier New"/>
    </style:style>
    <style:style style:name="T133_4" style:family="text">
      <style:text-properties style:font-name="Courier New" style:font-name-asian="Courier New" style:font-name-complex="Courier New"/>
    </style:style>
    <style:style style:name="T133_5" style:family="text">
      <style:text-properties style:font-name="Courier New" style:font-name-asian="Courier New" style:font-name-complex="Courier New"/>
    </style:style>
    <style:style style:name="T133_6" style:family="text">
      <style:text-properties style:font-name="Courier New" style:font-name-asian="Courier New" style:font-name-complex="Courier New"/>
    </style:style>
    <style:style style:name="T133_7" style:family="text">
      <style:text-properties style:font-name="Courier New" style:font-name-asian="Courier New" style:font-name-complex="Courier New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>
      <style:text-properties style:font-name="Courier New" style:font-name-asian="Courier New" style:font-name-complex="Courier New"/>
    </style:style>
    <style:style style:name="T134_2" style:family="text">
      <style:text-properties style:font-name="Courier New" style:font-name-asian="Courier New" style:font-name-complex="Courier New"/>
    </style:style>
    <style:style style:name="T134_3" style:family="text">
      <style:text-properties style:font-name="Courier New" style:font-name-asian="Courier New" style:font-name-complex="Courier New"/>
    </style:style>
    <style:style style:name="T134_4" style:family="text">
      <style:text-properties style:font-name="Courier New" style:font-name-asian="Courier New" style:font-name-complex="Courier New"/>
    </style:style>
    <style:style style:name="T134_5" style:family="text">
      <style:text-properties style:font-name="Courier New" style:font-name-asian="Courier New" style:font-name-complex="Courier New"/>
    </style:style>
    <style:style style:name="T134_6" style:family="text">
      <style:text-properties style:font-name="Courier New" style:font-name-asian="Courier New" style:font-name-complex="Courier New"/>
    </style:style>
    <style:style style:name="T134_7" style:family="text">
      <style:text-properties style:font-name="Courier New" style:font-name-asian="Courier New" style:font-name-complex="Courier New"/>
    </style:style>
    <style:style style:name="T134_8" style:family="text">
      <style:text-properties style:font-name="Courier New" style:font-name-asian="Courier New" style:font-name-complex="Courier New"/>
    </style:style>
    <style:style style:name="T134_9" style:family="text">
      <style:text-properties style:font-name="Courier New" style:font-name-asian="Courier New" style:font-name-complex="Courier New"/>
    </style:style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>
      <style:text-properties style:font-name="Courier New" style:font-name-asian="Courier New" style:font-name-complex="Courier New"/>
    </style:style>
    <style:style style:name="T138_2" style:family="text">
      <style:text-properties style:font-name="Courier New" style:font-name-asian="Courier New" style:font-name-complex="Courier New"/>
    </style:style>
    <style:style style:name="T138_3" style:family="text">
      <style:text-properties style:font-name="Courier New" style:font-name-asian="Courier New" style:font-name-complex="Courier New"/>
    </style:style>
    <style:style style:name="T138_4" style:family="text">
      <style:text-properties style:font-name="Courier New" style:font-name-asian="Courier New" style:font-name-complex="Courier New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style:font-name="Courier New" style:font-name-asian="Courier New" style:font-name-complex="Courier New"/>
    </style:style>
    <style:style style:name="T139_2" style:family="text">
      <style:text-properties style:font-name="Courier New" style:font-name-asian="Courier New" style:font-name-complex="Courier New"/>
    </style:style>
    <style:style style:name="T139_3" style:family="text">
      <style:text-properties style:font-name="Courier New" style:font-name-asian="Courier New" style:font-name-complex="Courier New"/>
    </style:style>
    <style:style style:name="T139_4" style:family="text">
      <style:text-properties style:font-name="Courier New" style:font-name-asian="Courier New" style:font-name-complex="Courier New"/>
    </style:style>
    <style:style style:name="P140" style:family="paragraph" style:parent-style-name="Standard">
      <style:paragraph-properties fo:break-before="auto" fo:line-height="115%" style:writing-mode="lr-tb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T141_34" style:family="text"/>
    <style:style style:name="T141_35" style:family="text"/>
    <style:style style:name="T141_36" style:family="text"/>
    <style:style style:name="T141_37" style:family="text"/>
    <style:style style:name="T141_38" style:family="text"/>
    <style:style style:name="T141_39" style:family="text"/>
    <style:style style:name="T141_40" style:family="text"/>
    <style:style style:name="T141_41" style:family="text"/>
    <style:style style:name="T141_42" style:family="text"/>
    <style:style style:name="T141_43" style:family="text"/>
    <style:style style:name="T141_44" style:family="text"/>
    <style:style style:name="T141_45" style:family="text"/>
    <style:style style:name="T141_46" style:family="text"/>
    <style:style style:name="T141_47" style:family="text"/>
    <style:style style:name="T141_48" style:family="text"/>
    <style:style style:name="T141_49" style:family="text"/>
    <style:style style:name="T141_50" style:family="text"/>
    <style:style style:name="T141_51" style:family="text"/>
    <style:style style:name="T141_52" style:family="text"/>
    <style:style style:name="T141_53" style:family="text"/>
    <style:style style:name="T141_54" style:family="text"/>
    <style:style style:name="T141_55" style:family="text"/>
    <style:style style:name="T141_56" style:family="text"/>
    <style:style style:name="T141_57" style:family="text">
      <style:text-properties style:font-name="Courier New" style:font-name-asian="Courier New" style:font-name-complex="Courier New"/>
    </style:style>
    <style:style style:name="T141_58" style:family="text">
      <style:text-properties style:font-name="Courier New" style:font-name-asian="Courier New" style:font-name-complex="Courier New"/>
    </style:style>
    <style:style style:name="T141_59" style:family="text">
      <style:text-properties style:font-name="Courier New" style:font-name-asian="Courier New" style:font-name-complex="Courier New"/>
    </style:style>
    <style:style style:name="T141_60" style:family="text">
      <style:text-properties style:font-name="Courier New" style:font-name-asian="Courier New" style:font-name-complex="Courier New"/>
    </style:style>
    <style:style style:name="T141_61" style:family="text">
      <style:text-properties style:font-name="Courier New" style:font-name-asian="Courier New" style:font-name-complex="Courier New"/>
    </style:style>
    <style:style style:name="T141_62" style:family="text">
      <style:text-properties style:font-name="Courier New" style:font-name-asian="Courier New" style:font-name-complex="Courier New"/>
    </style:style>
    <style:style style:name="T141_63" style:family="text">
      <style:text-properties style:font-name="Courier New" style:font-name-asian="Courier New" style:font-name-complex="Courier New"/>
    </style:style>
    <style:style style:name="T141_64" style:family="text">
      <style:text-properties style:font-name="Courier New" style:font-name-asian="Courier New" style:font-name-complex="Courier New"/>
    </style:style>
    <style:style style:name="T141_65" style:family="text">
      <style:text-properties style:font-name="Courier New" style:font-name-asian="Courier New" style:font-name-complex="Courier New"/>
    </style:style>
    <style:style style:name="T141_66" style:family="text">
      <style:text-properties style:font-name="Courier New" style:font-name-asian="Courier New" style:font-name-complex="Courier New"/>
    </style:style>
    <style:style style:name="T141_67" style:family="text"/>
    <style:style style:name="T141_68" style:family="text"/>
    <style:style style:name="T141_69" style:family="text"/>
    <style:style style:name="T141_70" style:family="text"/>
    <style:style style:name="T141_71" style:family="text"/>
    <style:style style:name="T141_72" style:family="text"/>
    <style:style style:name="T141_73" style:family="text"/>
    <style:style style:name="T141_74" style:family="text">
      <style:text-properties style:font-name="Courier New" style:font-name-asian="Courier New" style:font-name-complex="Courier New"/>
    </style:style>
    <style:style style:name="T141_75" style:family="text">
      <style:text-properties style:font-name="Courier New" style:font-name-asian="Courier New" style:font-name-complex="Courier New"/>
    </style:style>
    <style:style style:name="T141_76" style:family="text">
      <style:text-properties style:font-name="Courier New" style:font-name-asian="Courier New" style:font-name-complex="Courier New"/>
    </style:style>
    <style:style style:name="T141_77" style:family="text">
      <style:text-properties style:font-name="Courier New" style:font-name-asian="Courier New" style:font-name-complex="Courier New"/>
    </style:style>
    <style:style style:name="T141_78" style:family="text">
      <style:text-properties style:font-name="Courier New" style:font-name-asian="Courier New" style:font-name-complex="Courier New"/>
    </style:style>
    <style:style style:name="T141_79" style:family="text">
      <style:text-properties style:font-name="Courier New" style:font-name-asian="Courier New" style:font-name-complex="Courier New"/>
    </style:style>
    <style:style style:name="T141_80" style:family="text">
      <style:text-properties style:font-name="Courier New" style:font-name-asian="Courier New" style:font-name-complex="Courier New"/>
    </style:style>
    <style:style style:name="T141_81" style:family="text">
      <style:text-properties style:font-name="Courier New" style:font-name-asian="Courier New" style:font-name-complex="Courier New"/>
    </style:style>
    <style:style style:name="T141_82" style:family="text">
      <style:text-properties style:font-name="Courier New" style:font-name-asian="Courier New" style:font-name-complex="Courier New"/>
    </style:style>
    <style:style style:name="T141_83" style:family="text">
      <style:text-properties style:font-name="Courier New" style:font-name-asian="Courier New" style:font-name-complex="Courier New"/>
    </style:style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>
      <style:text-properties style:font-name="Courier New" style:font-name-asian="Courier New" style:font-name-complex="Courier New"/>
    </style:style>
    <style:style style:name="T143_2" style:family="text">
      <style:text-properties style:font-name="Courier New" style:font-name-asian="Courier New" style:font-name-complex="Courier New"/>
    </style:style>
    <style:style style:name="T143_3" style:family="text">
      <style:text-properties style:font-name="Courier New" style:font-name-asian="Courier New" style:font-name-complex="Courier New"/>
    </style:style>
    <style:style style:name="T143_4" style:family="text">
      <style:text-properties style:font-name="Courier New" style:font-name-asian="Courier New" style:font-name-complex="Courier New"/>
    </style:style>
    <style:style style:name="T143_5" style:family="text">
      <style:text-properties style:font-name="Courier New" style:font-name-asian="Courier New" style:font-name-complex="Courier New"/>
    </style:style>
    <style:style style:name="T143_6" style:family="text">
      <style:text-properties style:font-name="Courier New" style:font-name-asian="Courier New" style:font-name-complex="Courier New"/>
    </style:style>
    <style:style style:name="T143_7" style:family="text">
      <style:text-properties style:font-name="Courier New" style:font-name-asian="Courier New" style:font-name-complex="Courier New"/>
    </style:style>
    <style:style style:name="T143_8" style:family="text">
      <style:text-properties style:font-name="Courier New" style:font-name-asian="Courier New" style:font-name-complex="Courier New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>
      <style:text-properties style:font-name="Courier New" style:font-name-asian="Courier New" style:font-name-complex="Courier New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>
      <style:text-properties style:font-name="Courier New" style:font-name-asian="Courier New" style:font-name-complex="Courier New"/>
    </style:style>
    <style:style style:name="T145_2" style:family="text">
      <style:text-properties style:font-name="Courier New" style:font-name-asian="Courier New" style:font-name-complex="Courier New"/>
    </style:style>
    <style:style style:name="T145_3" style:family="text">
      <style:text-properties style:font-name="Courier New" style:font-name-asian="Courier New" style:font-name-complex="Courier New"/>
    </style:style>
    <style:style style:name="T145_4" style:family="text">
      <style:text-properties style:font-name="Courier New" style:font-name-asian="Courier New" style:font-name-complex="Courier New"/>
    </style:style>
    <style:style style:name="T145_5" style:family="text">
      <style:text-properties style:font-name="Courier New" style:font-name-asian="Courier New" style:font-name-complex="Courier New"/>
    </style:style>
    <style:style style:name="T145_6" style:family="text">
      <style:text-properties style:font-name="Courier New" style:font-name-asian="Courier New" style:font-name-complex="Courier New"/>
    </style:style>
    <style:style style:name="T145_7" style:family="text">
      <style:text-properties style:font-name="Courier New" style:font-name-asian="Courier New" style:font-name-complex="Courier New"/>
    </style:style>
    <style:style style:name="T145_8" style:family="text">
      <style:text-properties style:font-name="Courier New" style:font-name-asian="Courier New" style:font-name-complex="Courier New"/>
    </style:style>
    <style:style style:name="T145_9" style:family="text">
      <style:text-properties style:font-name="Courier New" style:font-name-asian="Courier New" style:font-name-complex="Courier New"/>
    </style:style>
    <style:style style:name="T145_10" style:family="text">
      <style:text-properties style:font-name="Courier New" style:font-name-asian="Courier New" style:font-name-complex="Courier New"/>
    </style:style>
    <style:style style:name="T145_11" style:family="text">
      <style:text-properties style:font-name="Courier New" style:font-name-asian="Courier New" style:font-name-complex="Courier New"/>
    </style:style>
    <style:style style:name="T145_12" style:family="text">
      <style:text-properties style:font-name="Courier New" style:font-name-asian="Courier New" style:font-name-complex="Courier New"/>
    </style:style>
    <style:style style:name="T145_13" style:family="text">
      <style:text-properties style:font-name="Courier New" style:font-name-asian="Courier New" style:font-name-complex="Courier New"/>
    </style:style>
    <style:style style:name="T145_14" style:family="text">
      <style:text-properties style:font-name="Courier New" style:font-name-asian="Courier New" style:font-name-complex="Courier New"/>
    </style:style>
    <style:style style:name="T145_15" style:family="text">
      <style:text-properties style:font-name="Courier New" style:font-name-asian="Courier New" style:font-name-complex="Courier New"/>
    </style:style>
    <style:style style:name="T145_16" style:family="text">
      <style:text-properties style:font-name="Courier New" style:font-name-asian="Courier New" style:font-name-complex="Courier New"/>
    </style:style>
    <style:style style:name="T145_17" style:family="text">
      <style:text-properties style:font-name="Courier New" style:font-name-asian="Courier New" style:font-name-complex="Courier New"/>
    </style:style>
    <style:style style:name="T145_18" style:family="text">
      <style:text-properties style:font-name="Courier New" style:font-name-asian="Courier New" style:font-name-complex="Courier New"/>
    </style:style>
    <style:style style:name="T145_19" style:family="text">
      <style:text-properties style:font-name="Courier New" style:font-name-asian="Courier New" style:font-name-complex="Courier New"/>
    </style:style>
    <style:style style:name="T145_20" style:family="text">
      <style:text-properties style:font-name="Courier New" style:font-name-asian="Courier New" style:font-name-complex="Courier New"/>
    </style:style>
    <style:style style:name="T145_21" style:family="text">
      <style:text-properties style:font-name="Courier New" style:font-name-asian="Courier New" style:font-name-complex="Courier New"/>
    </style:style>
    <style:style style:name="T145_22" style:family="text">
      <style:text-properties style:font-name="Courier New" style:font-name-asian="Courier New" style:font-name-complex="Courier New"/>
    </style:style>
    <style:style style:name="T145_23" style:family="text">
      <style:text-properties style:font-name="Courier New" style:font-name-asian="Courier New" style:font-name-complex="Courier New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style:font-name="Courier New" style:font-name-asian="Courier New" style:font-name-complex="Courier New"/>
    </style:style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Standard">
      <style:paragraph-properties fo:break-before="auto" fo:line-height="115%" style:writing-mode="lr-tb"/>
    </style:style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style:writing-mode="lr-tb"/>
    </style:style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break-before="auto" fo:line-height="115%" style:writing-mode="lr-tb"/>
    </style:style>
    <style:style style:name="P154" style:family="paragraph" style:parent-style-name="Standard">
      <style:paragraph-properties fo:break-before="auto" fo:line-height="115%" style:writing-mode="lr-tb"/>
    </style:style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>
      <style:text-properties fo:font-weight="bold" style:font-weight-asian="bold" style:font-weight-complex="bold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T156_33" style:family="text"/>
    <style:style style:name="T156_34" style:family="text"/>
    <style:style style:name="T156_35" style:family="text"/>
    <style:style style:name="T156_36" style:family="text"/>
    <style:style style:name="T156_37" style:family="text"/>
    <style:style style:name="T156_38" style:family="text"/>
    <style:style style:name="T156_39" style:family="text"/>
    <style:style style:name="T156_40" style:family="text"/>
    <style:style style:name="T156_41" style:family="text"/>
    <style:style style:name="T156_42" style:family="text"/>
    <style:style style:name="T156_43" style:family="text"/>
    <style:style style:name="P157" style:family="paragraph" style:parent-style-name="Standard">
      <style:paragraph-properties fo:break-before="auto" fo:line-height="115%" style:writing-mode="lr-tb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P159" style:family="paragraph" style:parent-style-name="Standard">
      <style:paragraph-properties fo:break-before="auto" fo:line-height="115%" style:writing-mode="lr-tb"/>
    </style:style>
    <style:style style:name="P160" style:family="paragraph" style:parent-style-name="Standard">
      <style:paragraph-properties fo:break-before="auto" fo:line-height="115%" style:writing-mode="lr-tb"/>
    </style:style>
    <style:style style:name="P161" style:family="paragraph" style:parent-style-name="Standard">
      <style:paragraph-properties fo:break-before="auto" fo:line-height="115%" style:writing-mode="lr-tb"/>
    </style:style>
    <style:style style:name="P162" style:family="paragraph" style:parent-style-name="Standard">
      <style:paragraph-properties fo:break-before="auto" fo:line-height="115%" style:writing-mode="lr-tb"/>
    </style:style>
    <style:style style:name="P163" style:family="paragraph" style:parent-style-name="Standard">
      <style:paragraph-properties fo:break-before="auto" fo:line-height="115%" style:writing-mode="lr-tb"/>
    </style:style>
    <style:style style:name="P164" style:family="paragraph" style:parent-style-name="Standard">
      <style:paragraph-properties fo:break-before="auto" fo:line-height="115%" style:writing-mode="lr-tb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P16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The</text:span><text:span text:style-name="T1_2"><text:s/></text:span><text:span text:style-name="T1_3">Standard</text:span><text:span text:style-name="T1_4"><text:s/></text:span><text:span text:style-name="T1_5">Template</text:span><text:span text:style-name="T1_6"><text:s/></text:span><text:span text:style-name="T1_7">Library</text:span><text:span text:style-name="T1_8"><text:s/>(</text:span><text:span text:style-name="T1_9">STL</text:span><text:span text:style-name="T1_10">)<text:s/></text:span><text:span text:style-name="T1_11">provides</text:span><text:span text:style-name="T1_12"><text:s/></text:span><text:span text:style-name="T1_13">a</text:span><text:span text:style-name="T1_14"><text:s/></text:span><text:span text:style-name="T1_15">set</text:span><text:span text:style-name="T1_16"><text:s/></text:span><text:span text:style-name="T1_17">of</text:span><text:span text:style-name="T1_18"><text:s/></text:span><text:span text:style-name="T1_19">tools</text:span><text:span text:style-name="T1_20"><text:s/></text:span><text:span text:style-name="T1_21">beyond</text:span><text:span text:style-name="T1_22"><text:s/></text:span><text:span text:style-name="T1_23">those</text:span><text:span text:style-name="T1_24"><text:s/></text:span><text:span text:style-name="T1_25">that</text:span><text:span text:style-name="T1_26"><text:s/></text:span><text:span text:style-name="T1_27">are</text:span><text:span text:style-name="T1_28"><text:s/></text:span><text:span text:style-name="T1_29">provided</text:span><text:span text:style-name="T1_30"><text:s/></text:span><text:span text:style-name="T1_31">by</text:span><text:span text:style-name="T1_32"><text:s/></text:span><text:span text:style-name="T1_33">the</text:span><text:span text:style-name="T1_34"><text:s/>"</text:span><text:span text:style-name="T1_35">base</text:span><text:span text:style-name="T1_36">"<text:s/></text:span><text:span text:style-name="T1_37">C</text:span><text:span text:style-name="T1_38">++<text:s/></text:span><text:span text:style-name="T1_39">language</text:span><text:span text:style-name="T1_40">.<text:s/></text:span><text:span text:style-name="T1_41">In</text:span><text:span text:style-name="T1_42"><text:s/></text:span><text:span text:style-name="T1_43">fact</text:span><text:span text:style-name="T1_44">,<text:s/></text:span><text:span text:style-name="T1_45">you</text:span><text:span text:style-name="T1_46"><text:s/></text:span><text:span text:style-name="T1_47">have</text:span><text:span text:style-name="T1_48"><text:s/></text:span><text:span text:style-name="T1_49">already</text:span><text:span text:style-name="T1_50"><text:s/></text:span><text:span text:style-name="T1_51">become</text:span><text:span text:style-name="T1_52"><text:s/></text:span><text:span text:style-name="T1_53">familiar</text:span><text:span text:style-name="T1_54"><text:s/></text:span><text:span text:style-name="T1_55">with</text:span><text:span text:style-name="T1_56"><text:s/></text:span><text:span text:style-name="T1_57">some</text:span><text:span text:style-name="T1_58"><text:s/></text:span><text:span text:style-name="T1_59">of</text:span><text:span text:style-name="T1_60"><text:s/></text:span><text:span text:style-name="T1_61">them</text:span><text:span text:style-name="T1_62"><text:s/>[</text:span><text:span text:style-name="T1_63">back</text:span><text:span text:style-name="T1_64"><text:s/></text:span><text:span text:style-name="T1_65">in</text:span><text:span text:style-name="T1_66"><text:s/></text:span><text:span text:style-name="T1_67">Chapter</text:span><text:span text:style-name="T1_68"><text:s/></text:span><text:span text:style-name="T1_69">X</text:span><text:span text:style-name="T1_70">],<text:s/></text:span><text:span text:style-name="T1_71">such</text:span><text:span text:style-name="T1_72"><text:s/></text:span><text:span text:style-name="T1_73">as</text:span><text:span text:style-name="T1_74"><text:s/></text:span><text:span text:style-name="T1_75">input</text:span><text:span text:style-name="T1_76"><text:s/></text:span><text:span text:style-name="T1_77">and</text:span><text:span text:style-name="T1_78"><text:s/></text:span><text:span text:style-name="T1_79">output</text:span><text:span text:style-name="T1_80"><text:s/></text:span><text:span text:style-name="T1_81">streams</text:span><text:span text:style-name="T1_82">,<text:s/></text:span><text:span text:style-name="T1_83">Y</text:span><text:span text:style-name="T1_84">,<text:s/></text:span><text:span text:style-name="T1_85">and</text:span><text:span text:style-name="T1_86"><text:s/></text:span><text:span text:style-name="T1_87">Z</text:span><text:span text:style-name="T1_88">.<text:s/></text:span><text:span text:style-name="T1_89">While</text:span><text:span text:style-name="T1_90"><text:s/></text:span><text:span text:style-name="T1_91">a</text:span><text:span text:style-name="T1_92"><text:s/></text:span><text:span text:style-name="T1_93">comprehensive</text:span><text:span text:style-name="T1_94"><text:s/></text:span><text:span text:style-name="T1_95">discussion</text:span><text:span text:style-name="T1_96"><text:s/></text:span><text:span text:style-name="T1_97">of</text:span><text:span text:style-name="T1_98"><text:s/></text:span><text:span text:style-name="T1_99">the</text:span><text:span text:style-name="T1_100"><text:s/></text:span><text:span text:style-name="T1_101">features</text:span><text:span text:style-name="T1_102"><text:s/></text:span><text:span text:style-name="T1_103">of</text:span><text:span text:style-name="T1_104"><text:s/></text:span><text:span text:style-name="T1_105">the</text:span><text:span text:style-name="T1_106"><text:s/></text:span><text:span text:style-name="T1_107">STL</text:span><text:span text:style-name="T1_108"><text:s/></text:span><text:span text:style-name="T1_109">is</text:span><text:span text:style-name="T1_110"><text:s/></text:span><text:span text:style-name="T1_111">far</text:span><text:span text:style-name="T1_112"><text:s/></text:span><text:span text:style-name="T1_113">beyond</text:span><text:span text:style-name="T1_114"><text:s/></text:span><text:span text:style-name="T1_115">the</text:span><text:span text:style-name="T1_116"><text:s/></text:span><text:span text:style-name="T1_117">scope</text:span><text:span text:style-name="T1_118"><text:s/></text:span><text:span text:style-name="T1_119">of</text:span><text:span text:style-name="T1_120"><text:s/></text:span><text:span text:style-name="T1_121">this</text:span><text:span text:style-name="T1_122"><text:s/></text:span><text:span text:style-name="T1_123">text</text:span><text:span text:style-name="T1_124">,<text:s/></text:span><text:span text:style-name="T1_125">there</text:span><text:span text:style-name="T1_126"><text:s/></text:span><text:span text:style-name="T1_127">are</text:span><text:span text:style-name="T1_128"><text:s/></text:span><text:span text:style-name="T1_129">several</text:span><text:span text:style-name="T1_130"><text:s/></text:span><text:span text:style-name="T1_131">libraries</text:span><text:span text:style-name="T1_132"><text:s/></text:span><text:span text:style-name="T1_133">that</text:span><text:span text:style-name="T1_134"><text:s/></text:span><text:span text:style-name="T1_135">offer</text:span><text:span text:style-name="T1_136"><text:s/></text:span><text:span text:style-name="T1_137">extremely</text:span><text:span text:style-name="T1_138"><text:s/></text:span><text:span text:style-name="T1_139">important</text:span><text:span text:style-name="T1_140"><text:s/></text:span><text:span text:style-name="T1_141">features</text:span><text:span text:style-name="T1_142"><text:s/></text:span><text:span text:style-name="T1_143">with</text:span><text:span text:style-name="T1_144"><text:s/></text:span><text:span text:style-name="T1_145">which</text:span><text:span text:style-name="T1_146"><text:s/></text:span><text:span text:style-name="T1_147">you</text:span><text:span text:style-name="T1_148"><text:s/></text:span><text:span text:style-name="T1_149">should</text:span><text:span text:style-name="T1_150"><text:s/></text:span><text:span text:style-name="T1_151">become</text:span><text:span text:style-name="T1_152"><text:s/></text:span><text:span text:style-name="T1_153">comfortable</text:span><text:span text:style-name="T1_154">.<text:s/></text:span></text:p>
      <text:p text:style-name="P2"/>
      <text:p text:style-name="P3"><text:span text:style-name="T3_1">#</text:span><text:span text:style-name="T3_2">include</text:span><text:span text:style-name="T3_3"><text:s/>&lt;</text:span><text:span text:style-name="T3_4">utility</text:span><text:span text:style-name="T3_5">&gt;</text:span></text:p>
      <text:p text:style-name="P4"><text:span text:style-name="T4_1">#</text:span><text:span text:style-name="T4_2">include</text:span><text:span text:style-name="T4_3"><text:s/>&lt;</text:span><text:span text:style-name="T4_4">tuple</text:span><text:span text:style-name="T4_5">&gt;<text:s/>(</text:span><text:span text:style-name="T4_6">C</text:span><text:span text:style-name="T4_7">++11)</text:span></text:p>
      <text:p text:style-name="P5"/>
      <text:p text:style-name="P6"><text:span text:style-name="T6_1">The</text:span><text:span text:style-name="T6_2"><text:s/></text:span><text:span text:style-name="T6_3">pair</text:span><text:span text:style-name="T6_4"><text:s/></text:span><text:span text:style-name="T6_5">class</text:span><text:span text:style-name="T6_6">,<text:s/></text:span><text:span text:style-name="T6_7">found</text:span><text:span text:style-name="T6_8"><text:s/></text:span><text:span text:style-name="T6_9">in</text:span><text:span text:style-name="T6_10"><text:s/>&lt;</text:span><text:span text:style-name="T6_11">utility</text:span><text:span text:style-name="T6_12">&gt;,<text:s/></text:span><text:span text:style-name="T6_13">links</text:span><text:span text:style-name="T6_14"><text:s/></text:span><text:span text:style-name="T6_15">two</text:span><text:span text:style-name="T6_16"><text:s/></text:span><text:span text:style-name="T6_17">values</text:span><text:span text:style-name="T6_18"><text:s/></text:span><text:span text:style-name="T6_19">which</text:span><text:span text:style-name="T6_20"><text:s/></text:span><text:span text:style-name="T6_21">may</text:span><text:span text:style-name="T6_22"><text:s/></text:span><text:span text:style-name="T6_23">be</text:span><text:span text:style-name="T6_24"><text:s/></text:span><text:span text:style-name="T6_25">of</text:span><text:span text:style-name="T6_26"><text:s/></text:span><text:span text:style-name="T6_27">different</text:span><text:span text:style-name="T6_28"><text:s/></text:span><text:span text:style-name="T6_29">types</text:span><text:span text:style-name="T6_30">.<text:s/></text:span><text:span text:style-name="T6_31">The</text:span><text:span text:style-name="T6_32"><text:s/></text:span><text:span text:style-name="T6_33">tuple</text:span><text:span text:style-name="T6_34"><text:s/></text:span><text:span text:style-name="T6_35">class</text:span><text:span text:style-name="T6_36">,<text:s/></text:span><text:span text:style-name="T6_37">introduced</text:span><text:span text:style-name="T6_38"><text:s/></text:span><text:span text:style-name="T6_39">in</text:span><text:span text:style-name="T6_40"><text:s/></text:span><text:span text:style-name="T6_41">C</text:span><text:span text:style-name="T6_42">++11,<text:s/></text:span><text:span text:style-name="T6_43">links</text:span><text:span text:style-name="T6_44"><text:s/></text:span><text:span text:style-name="T6_45">any</text:span><text:span text:style-name="T6_46"><text:s/></text:span><text:span text:style-name="T6_47">number</text:span><text:span text:style-name="T6_48"><text:s/></text:span><text:span text:style-name="T6_49">of</text:span><text:span text:style-name="T6_50"><text:s/></text:span><text:span text:style-name="T6_51">values</text:span><text:span text:style-name="T6_52"><text:s/></text:span><text:span text:style-name="T6_53">which</text:span><text:span text:style-name="T6_54"><text:s/></text:span><text:span text:style-name="T6_55">may</text:span><text:span text:style-name="T6_56"><text:s/></text:span><text:span text:style-name="T6_57">be</text:span><text:span text:style-name="T6_58"><text:s/></text:span><text:span text:style-name="T6_59">of</text:span><text:span text:style-name="T6_60"><text:s/></text:span><text:span text:style-name="T6_61">different</text:span><text:span text:style-name="T6_62"><text:s/></text:span><text:span text:style-name="T6_63">types</text:span><text:span text:style-name="T6_64">.<text:s/></text:span><text:span text:style-name="T6_65">To</text:span><text:span text:style-name="T6_66"><text:s/></text:span><text:span text:style-name="T6_67">link</text:span><text:span text:style-name="T6_68"><text:s/></text:span><text:span text:style-name="T6_69">a</text:span><text:span text:style-name="T6_70"><text:s/></text:span><text:span text:style-name="T6_71">student</text:span><text:span text:style-name="T6_72">’</text:span><text:span text:style-name="T6_73">s</text:span><text:span text:style-name="T6_74"><text:s/></text:span><text:span text:style-name="T6_75">identification</text:span><text:span text:style-name="T6_76"><text:s/></text:span><text:span text:style-name="T6_77">number</text:span><text:span text:style-name="T6_78"><text:s/>(</text:span><text:span text:style-name="T6_79">an</text:span><text:span text:style-name="T6_80"><text:s/></text:span><text:span text:style-name="T6_81">integer</text:span><text:span text:style-name="T6_82">)<text:s/></text:span><text:span text:style-name="T6_83">and</text:span><text:span text:style-name="T6_84"><text:s/></text:span><text:span text:style-name="T6_85">their</text:span><text:span text:style-name="T6_86"><text:s/></text:span><text:span text:style-name="T6_87">grade</text:span><text:span text:style-name="T6_88"><text:s/></text:span><text:span text:style-name="T6_89">point</text:span><text:span text:style-name="T6_90"><text:s/></text:span><text:span text:style-name="T6_91">average</text:span><text:span text:style-name="T6_92"><text:s/>(</text:span><text:span text:style-name="T6_93">a</text:span><text:span text:style-name="T6_94"><text:s/></text:span><text:span text:style-name="T6_95">float</text:span><text:span text:style-name="T6_96">),<text:s/></text:span><text:span text:style-name="T6_97">we</text:span><text:span text:style-name="T6_98"><text:s/></text:span><text:span text:style-name="T6_99">can</text:span><text:span text:style-name="T6_100"><text:s/></text:span><text:span text:style-name="T6_101">write</text:span><text:span text:style-name="T6_102">:</text:span></text:p>
      <text:p text:style-name="P7"/>
      <text:p text:style-name="P8"><text:span text:style-name="T8_1">pair</text:span><text:span text:style-name="T8_2">&lt;</text:span><text:span text:style-name="T8_3">int</text:span><text:span text:style-name="T8_4">,</text:span><text:span text:style-name="T8_5">float</text:span><text:span text:style-name="T8_6">&gt;<text:s/></text:span><text:span text:style-name="T8_7">grades</text:span><text:span text:style-name="T8_8"><text:s/>=<text:s/>{<text:s/>112233,<text:s/>3.81<text:s/>};</text:span></text:p>
      <text:p text:style-name="P9"/>
      <text:p text:style-name="P10"><text:span text:style-name="T10_1">We</text:span><text:span text:style-name="T10_2"><text:s/></text:span><text:span text:style-name="T10_3">can</text:span><text:span text:style-name="T10_4"><text:s/></text:span><text:span text:style-name="T10_5">assign</text:span><text:span text:style-name="T10_6"><text:s/></text:span><text:span text:style-name="T10_7">different</text:span><text:span text:style-name="T10_8"><text:s/></text:span><text:span text:style-name="T10_9">values</text:span><text:span text:style-name="T10_10"><text:s/></text:span><text:span text:style-name="T10_11">to</text:span><text:span text:style-name="T10_12"><text:s/></text:span><text:span text:style-name="T10_13">the</text:span><text:span text:style-name="T10_14"><text:s/></text:span><text:span text:style-name="T10_15">pair</text:span><text:span text:style-name="T10_16"><text:s/></text:span><text:span text:style-name="T10_17">later</text:span><text:span text:style-name="T10_18"><text:s/></text:span><text:span text:style-name="T10_19">with</text:span><text:span text:style-name="T10_20"><text:s/></text:span><text:span text:style-name="T10_21">the</text:span><text:span text:style-name="T10_22"><text:s/></text:span><text:span text:style-name="T10_23">make</text:span><text:span text:style-name="T10_24">_</text:span><text:span text:style-name="T10_25">pair</text:span><text:span text:style-name="T10_26"><text:s/></text:span><text:span text:style-name="T10_27">function</text:span><text:span text:style-name="T10_28">:</text:span></text:p>
      <text:p text:style-name="P11"/>
      <text:p text:style-name="P12"><text:span text:style-name="T12_1">grades</text:span><text:span text:style-name="T12_2"><text:s/>=<text:s/></text:span><text:span text:style-name="T12_3">std</text:span><text:span text:style-name="T12_4">::</text:span><text:span text:style-name="T12_5">make</text:span><text:span text:style-name="T12_6">_</text:span><text:span text:style-name="T12_7">pair</text:span><text:span text:style-name="T12_8">(123450,<text:s/>2.79<text:s/>};</text:span></text:p>
      <text:p text:style-name="P13"/>
      <text:p text:style-name="P14"><text:span text:style-name="T14_1">The</text:span><text:span text:style-name="T14_2"><text:s/></text:span><text:span text:style-name="T14_3">first</text:span><text:span text:style-name="T14_4"><text:s/></text:span><text:span text:style-name="T14_5">and</text:span><text:span text:style-name="T14_6"><text:s/></text:span><text:span text:style-name="T14_7">second</text:span><text:span text:style-name="T14_8"><text:s/></text:span><text:span text:style-name="T14_9">members</text:span><text:span text:style-name="T14_10"><text:s/></text:span><text:span text:style-name="T14_11">are</text:span><text:span text:style-name="T14_12"><text:s/></text:span><text:span text:style-name="T14_13">used</text:span><text:span text:style-name="T14_14"><text:s/></text:span><text:span text:style-name="T14_15">to</text:span><text:span text:style-name="T14_16"><text:s/></text:span><text:span text:style-name="T14_17">extract</text:span><text:span text:style-name="T14_18"><text:s/></text:span><text:span text:style-name="T14_19">the</text:span><text:span text:style-name="T14_20"><text:s/></text:span><text:span text:style-name="T14_21">individual</text:span><text:span text:style-name="T14_22"><text:s/></text:span><text:span text:style-name="T14_23">components</text:span><text:span text:style-name="T14_24"><text:s/></text:span><text:span text:style-name="T14_25">of</text:span><text:span text:style-name="T14_26"><text:s/></text:span><text:span text:style-name="T14_27">the</text:span><text:span text:style-name="T14_28"><text:s/></text:span><text:span text:style-name="T14_29">pair</text:span><text:span text:style-name="T14_30">:</text:span></text:p>
      <text:p text:style-name="P15"/>
      <text:p text:style-name="P16"><text:span text:style-name="T16_1">std</text:span><text:span text:style-name="T16_2">::</text:span><text:span text:style-name="T16_3">cout</text:span><text:span text:style-name="T16_4"><text:s/>&lt;&lt;<text:s/>"</text:span><text:span text:style-name="T16_5">ID</text:span><text:span text:style-name="T16_6">:<text:s/>"<text:s/>&lt;&lt;<text:s/></text:span><text:span text:style-name="T16_7">grades</text:span><text:span text:style-name="T16_8">.</text:span><text:span text:style-name="T16_9">first</text:span><text:span text:style-name="T16_10"><text:s/>&lt;&lt;<text:s/>"<text:s/>(</text:span><text:span text:style-name="T16_11">GPA</text:span><text:span text:style-name="T16_12"><text:s/>"<text:s/>&lt;&lt;<text:s/></text:span><text:span text:style-name="T16_13">grades</text:span><text:span text:style-name="T16_14">.</text:span><text:span text:style-name="T16_15">second</text:span><text:span text:style-name="T16_16"><text:s/>&lt;&lt;<text:s/>")"<text:s/>&lt;&lt;<text:s/></text:span><text:span text:style-name="T16_17">std</text:span><text:span text:style-name="T16_18">::</text:span><text:span text:style-name="T16_19">endl</text:span><text:span text:style-name="T16_20">;</text:span></text:p>
      <text:p text:style-name="P17"><text:span text:style-name="T17_1">//<text:s/></text:span><text:span text:style-name="T17_2">This</text:span><text:span text:style-name="T17_3"><text:s/></text:span><text:span text:style-name="T17_4">prints</text:span><text:span text:style-name="T17_5">:</text:span></text:p>
      <text:p text:style-name="P18"><text:span text:style-name="T18_1">//<text:s/></text:span><text:span text:style-name="T18_2">ID</text:span><text:span text:style-name="T18_3">:<text:s/>123450<text:s/>(</text:span><text:span text:style-name="T18_4">GPA</text:span><text:span text:style-name="T18_5"><text:s/>2.79)</text:span></text:p>
      <text:p text:style-name="P19"/>
      <text:p text:style-name="P20"><text:span text:style-name="T20_1">If</text:span><text:span text:style-name="T20_2"><text:s/></text:span><text:span text:style-name="T20_3">we</text:span><text:span text:style-name="T20_4"><text:s/></text:span><text:span text:style-name="T20_5">wanted</text:span><text:span text:style-name="T20_6"><text:s/></text:span><text:span text:style-name="T20_7">a</text:span><text:span text:style-name="T20_8"><text:s/></text:span><text:span text:style-name="T20_9">more</text:span><text:span text:style-name="T20_10"><text:s/></text:span><text:span text:style-name="T20_11">complicated</text:span><text:span text:style-name="T20_12"><text:s/></text:span><text:span text:style-name="T20_13">set</text:span><text:span text:style-name="T20_14"><text:s/></text:span><text:span text:style-name="T20_15">of</text:span><text:span text:style-name="T20_16"><text:s/></text:span><text:span text:style-name="T20_17">values</text:span><text:span text:style-name="T20_18"><text:s/></text:span><text:span text:style-name="T20_19">linked</text:span><text:span text:style-name="T20_20"><text:s/></text:span><text:span text:style-name="T20_21">together</text:span><text:span text:style-name="T20_22">,<text:s/></text:span><text:span text:style-name="T20_23">such</text:span><text:span text:style-name="T20_24"><text:s/></text:span><text:span text:style-name="T20_25">as</text:span><text:span text:style-name="T20_26"><text:s/></text:span><text:span text:style-name="T20_27">a</text:span><text:span text:style-name="T20_28"><text:s/></text:span><text:span text:style-name="T20_29">student</text:span><text:span text:style-name="T20_30">’</text:span><text:span text:style-name="T20_31">s</text:span><text:span text:style-name="T20_32"><text:s/></text:span><text:span text:style-name="T20_33">name</text:span><text:span text:style-name="T20_34">,<text:s/></text:span><text:span text:style-name="T20_35">identification</text:span><text:span text:style-name="T20_36"><text:s/></text:span><text:span text:style-name="T20_37">number</text:span><text:span text:style-name="T20_38">,<text:s/></text:span><text:span text:style-name="T20_39">grade</text:span><text:span text:style-name="T20_40"><text:s/></text:span><text:span text:style-name="T20_41">point</text:span><text:span text:style-name="T20_42"><text:s/></text:span><text:span text:style-name="T20_43">average</text:span><text:span text:style-name="T20_44">,<text:s/></text:span><text:span text:style-name="T20_45">and</text:span><text:span text:style-name="T20_46"><text:s/></text:span><text:span text:style-name="T20_47">major</text:span><text:span text:style-name="T20_48">,<text:s/></text:span><text:span text:style-name="T20_49">we</text:span><text:span text:style-name="T20_50"><text:s/></text:span><text:span text:style-name="T20_51">could</text:span><text:span text:style-name="T20_52"><text:s/></text:span><text:span text:style-name="T20_53">have</text:span><text:span text:style-name="T20_54"><text:s/></text:span><text:span text:style-name="T20_55">the</text:span><text:span text:style-name="T20_56"><text:s/></text:span><text:span text:style-name="T20_57">following</text:span><text:span text:style-name="T20_58">:</text:span></text:p>
      <text:p text:style-name="P21"/>
      <text:p text:style-name="P22"><text:span text:style-name="T22_1">tuple</text:span><text:span text:style-name="T22_2">&lt;</text:span><text:span text:style-name="T22_3">std</text:span><text:span text:style-name="T22_4">::</text:span><text:span text:style-name="T22_5">string</text:span><text:span text:style-name="T22_6">,<text:s/></text:span><text:span text:style-name="T22_7">int</text:span><text:span text:style-name="T22_8">,<text:s/></text:span><text:span text:style-name="T22_9">float</text:span><text:span text:style-name="T22_10">,<text:s/></text:span><text:span text:style-name="T22_11">std</text:span><text:span text:style-name="T22_12">::</text:span><text:span text:style-name="T22_13">string</text:span><text:span text:style-name="T22_14">&gt;<text:s/></text:span><text:span text:style-name="T22_15">ethan</text:span><text:span text:style-name="T22_16"><text:s/>=<text:s/>{<text:s/>"</text:span><text:span text:style-name="T22_17">Ethan</text:span><text:span text:style-name="T22_18"><text:s/></text:span><text:span text:style-name="T22_19">Allen</text:span><text:span text:style-name="T22_20">",<text:s/>802802,<text:s/>3.15,<text:s/>"</text:span><text:span text:style-name="T22_21">Engineering</text:span><text:span text:style-name="T22_22">"};</text:span></text:p>
      <text:p text:style-name="P23"/>
      <text:p text:style-name="P24"><text:span text:style-name="T24_1">Unfortunately</text:span><text:span text:style-name="T24_2">,<text:s/></text:span><text:span text:style-name="T24_3">the</text:span><text:span text:style-name="T24_4"><text:s/></text:span><text:span text:style-name="T24_5">tuple</text:span><text:span text:style-name="T24_6"><text:s/></text:span><text:span text:style-name="T24_7">class</text:span><text:span text:style-name="T24_8"><text:s/></text:span><text:span text:style-name="T24_9">does</text:span><text:span text:style-name="T24_10"><text:s/></text:span><text:span text:style-name="T24_11">not</text:span><text:span text:style-name="T24_12"><text:s/></text:span><text:span text:style-name="T24_13">have</text:span><text:span text:style-name="T24_14"><text:s/></text:span><text:span text:style-name="T24_15">first</text:span><text:span text:style-name="T24_16"><text:s/></text:span><text:span text:style-name="T24_17">or</text:span><text:span text:style-name="T24_18"><text:s/></text:span><text:span text:style-name="T24_19">second</text:span><text:span text:style-name="T24_20"><text:s/></text:span><text:span text:style-name="T24_21">members</text:span><text:span text:style-name="T24_22">.<text:s/></text:span><text:span text:style-name="T24_23">The</text:span><text:span text:style-name="T24_24"><text:s/></text:span><text:span text:style-name="T24_25">first</text:span><text:span text:style-name="T24_26"><text:s/></text:span><text:span text:style-name="T24_27">and</text:span><text:span text:style-name="T24_28"><text:s/></text:span><text:span text:style-name="T24_29">second</text:span><text:span text:style-name="T24_30"><text:s/></text:span><text:span text:style-name="T24_31">elements</text:span><text:span text:style-name="T24_32"><text:s/></text:span><text:span text:style-name="T24_33">can</text:span><text:span text:style-name="T24_34"><text:s/></text:span><text:span text:style-name="T24_35">be</text:span><text:span text:style-name="T24_36"><text:s/></text:span><text:span text:style-name="T24_37">retrieved</text:span><text:span text:style-name="T24_38"><text:s/></text:span><text:span text:style-name="T24_39">in</text:span><text:span text:style-name="T24_40"><text:s/></text:span><text:span text:style-name="T24_41">a</text:span><text:span text:style-name="T24_42"><text:s/></text:span><text:span text:style-name="T24_43">slightly</text:span><text:span text:style-name="T24_44"><text:s/></text:span><text:span text:style-name="T24_45">more</text:span><text:span text:style-name="T24_46"><text:s/></text:span><text:span text:style-name="T24_47">complicated</text:span><text:span text:style-name="T24_48"><text:s/></text:span><text:span text:style-name="T24_49">way</text:span><text:span text:style-name="T24_50"><text:s/></text:span><text:span text:style-name="T24_51">than</text:span><text:span text:style-name="T24_52"><text:s/></text:span><text:span text:style-name="T24_53">with</text:span><text:span text:style-name="T24_54"><text:s/></text:span><text:span text:style-name="T24_55">pair</text:span><text:span text:style-name="T24_56"><text:s/></text:span><text:span text:style-name="T24_57">objects</text:span><text:span text:style-name="T24_58">:</text:span></text:p>
      <text:p text:style-name="P25"/>
      <text:p text:style-name="P26"><text:span text:style-name="T26_1">std</text:span><text:span text:style-name="T26_2">::</text:span><text:span text:style-name="T26_3">cout</text:span><text:span text:style-name="T26_4"><text:s/>&lt;&lt;<text:s/></text:span><text:span text:style-name="T26_5">std</text:span><text:span text:style-name="T26_6">::</text:span><text:span text:style-name="T26_7">get</text:span><text:span text:style-name="T26_8">&lt;0&gt;(</text:span><text:span text:style-name="T26_9">ethan</text:span><text:span text:style-name="T26_10">)<text:s/>&lt;&lt;<text:s/>"‘</text:span><text:span text:style-name="T26_11">s</text:span><text:span text:style-name="T26_12"><text:s/></text:span><text:span text:style-name="T26_13">major</text:span><text:span text:style-name="T26_14"><text:s/></text:span><text:span text:style-name="T26_15">is</text:span><text:span text:style-name="T26_16"><text:s/>"<text:s/>&lt;&lt;<text:s/></text:span><text:span text:style-name="T26_17">std</text:span><text:span text:style-name="T26_18">::</text:span><text:span text:style-name="T26_19">get</text:span><text:span text:style-name="T26_20">&lt;3&gt;(</text:span><text:span text:style-name="T26_21">ethan</text:span><text:span text:style-name="T26_22">)<text:s/>&lt;&lt;<text:s/></text:span><text:span text:style-name="T26_23">std</text:span><text:span text:style-name="T26_24">::</text:span><text:span text:style-name="T26_25">endl</text:span><text:span text:style-name="T26_26">;</text:span></text:p>
      <text:p text:style-name="P27"><text:span text:style-name="T27_1">//<text:s/></text:span><text:span text:style-name="T27_2">This</text:span><text:span text:style-name="T27_3"><text:s/></text:span><text:span text:style-name="T27_4">prints</text:span><text:span text:style-name="T27_5">:</text:span></text:p>
      <text:p text:style-name="P28"><text:span text:style-name="T28_1">//<text:s/></text:span><text:span text:style-name="T28_2">Ethan</text:span><text:span text:style-name="T28_3"><text:s/></text:span><text:span text:style-name="T28_4">Allen</text:span><text:span text:style-name="T28_5">’</text:span><text:span text:style-name="T28_6">s</text:span><text:span text:style-name="T28_7"><text:s/></text:span><text:span text:style-name="T28_8">major</text:span><text:span text:style-name="T28_9"><text:s/></text:span><text:span text:style-name="T28_10">is</text:span><text:span text:style-name="T28_11"><text:s/></text:span><text:span text:style-name="T28_12">Engineering</text:span></text:p>
      <text:p text:style-name="P29"/>
      <text:p text:style-name="P30"><text:span text:style-name="T30_1">In</text:span><text:span text:style-name="T30_2"><text:s/></text:span><text:span text:style-name="T30_3">the</text:span><text:span text:style-name="T30_4"><text:s/></text:span><text:span text:style-name="T30_5">code</text:span><text:span text:style-name="T30_6"><text:s/></text:span><text:span text:style-name="T30_7">below</text:span><text:span text:style-name="T30_8">,<text:s/></text:span><text:span text:style-name="T30_9">the</text:span><text:span text:style-name="T30_10"><text:s/></text:span><text:span text:style-name="T30_11">get</text:span><text:span text:style-name="T30_12"><text:s/></text:span><text:span text:style-name="T30_13">function</text:span><text:span text:style-name="T30_14"><text:s/></text:span><text:span text:style-name="T30_15">returns</text:span><text:span text:style-name="T30_16"><text:s/></text:span><text:span text:style-name="T30_17">a</text:span><text:span text:style-name="T30_18"><text:s/></text:span><text:span text:style-name="T30_19">reference</text:span><text:span text:style-name="T30_20"><text:s/></text:span><text:span text:style-name="T30_21">to</text:span><text:span text:style-name="T30_22"><text:s/></text:span><text:span text:style-name="T30_23">the</text:span><text:span text:style-name="T30_24"><text:s/>3</text:span><text:span text:style-name="T30_25">rd</text:span><text:span text:style-name="T30_26"><text:s/></text:span><text:span text:style-name="T30_27">element</text:span><text:span text:style-name="T30_28"><text:s/>(</text:span><text:span text:style-name="T30_29">the</text:span><text:span text:style-name="T30_30"><text:s/></text:span><text:span text:style-name="T30_31">GPA</text:span><text:span text:style-name="T30_32">)<text:s/></text:span><text:span text:style-name="T30_33">of</text:span><text:span text:style-name="T30_34"><text:s/></text:span><text:span text:style-name="T30_35">the</text:span><text:span text:style-name="T30_36"><text:s/></text:span><text:span text:style-name="T30_37">tuple</text:span><text:span text:style-name="T30_38"><text:s/></text:span><text:span text:style-name="T30_39">ethan</text:span><text:span text:style-name="T30_40">,<text:s/></text:span><text:span text:style-name="T30_41">and</text:span><text:span text:style-name="T30_42"><text:s/></text:span><text:span text:style-name="T30_43">sets</text:span><text:span text:style-name="T30_44"><text:s/></text:span><text:span text:style-name="T30_45">that</text:span><text:span text:style-name="T30_46"><text:s/></text:span><text:span text:style-name="T30_47">value</text:span><text:span text:style-name="T30_48"><text:s/></text:span><text:span text:style-name="T30_49">to</text:span><text:span text:style-name="T30_50"><text:s/>3.99:</text:span></text:p>
      <text:p text:style-name="P31"/>
      <text:p text:style-name="P32"><text:span text:style-name="T32_1">std</text:span><text:span text:style-name="T32_2">::</text:span><text:span text:style-name="T32_3">get</text:span><text:span text:style-name="T32_4">&lt;2&gt;(</text:span><text:span text:style-name="T32_5">ethan</text:span><text:span text:style-name="T32_6">)<text:s/>=<text:s/>3.99;</text:span></text:p>
      <text:p text:style-name="P33"/>
      <text:p text:style-name="P34"><text:span text:style-name="T34_1">These</text:span><text:span text:style-name="T34_2"><text:s/></text:span><text:span text:style-name="T34_3">types</text:span><text:span text:style-name="T34_4"><text:s/></text:span><text:span text:style-name="T34_5">may</text:span><text:span text:style-name="T34_6"><text:s/></text:span><text:span text:style-name="T34_7">not</text:span><text:span text:style-name="T34_8"><text:s/></text:span><text:span text:style-name="T34_9">be</text:span><text:span text:style-name="T34_10"><text:s/></text:span><text:span text:style-name="T34_11">all</text:span><text:span text:style-name="T34_12"><text:s/></text:span><text:span text:style-name="T34_13">that</text:span><text:span text:style-name="T34_14"><text:s/></text:span><text:span text:style-name="T34_15">useful</text:span><text:span text:style-name="T34_16"><text:s/></text:span><text:span text:style-name="T34_17">by</text:span><text:span text:style-name="T34_18"><text:s/></text:span><text:span text:style-name="T34_19">themselves</text:span><text:span text:style-name="T34_20">,<text:s/></text:span><text:span text:style-name="T34_21">but</text:span><text:span text:style-name="T34_22"><text:s/></text:span><text:span text:style-name="T34_23">are</text:span><text:span text:style-name="T34_24"><text:s/></text:span><text:span text:style-name="T34_25">used</text:span><text:span text:style-name="T34_26"><text:s/></text:span><text:span text:style-name="T34_27">in</text:span><text:span text:style-name="T34_28"><text:s/></text:span><text:span text:style-name="T34_29">conjunction</text:span><text:span text:style-name="T34_30"><text:s/></text:span><text:span text:style-name="T34_31">with</text:span><text:span text:style-name="T34_32"><text:s/></text:span><text:span text:style-name="T34_33">container</text:span><text:span text:style-name="T34_34"><text:s/></text:span><text:span text:style-name="T34_35">classes</text:span><text:span text:style-name="T34_36"><text:s/></text:span><text:span text:style-name="T34_37">like</text:span><text:span text:style-name="T34_38"><text:s/></text:span><text:span text:style-name="T34_39">vector</text:span><text:span text:style-name="T34_40"><text:s/></text:span><text:span text:style-name="T34_41">and</text:span><text:span text:style-name="T34_42"><text:s/></text:span><text:span text:style-name="T34_43">map</text:span><text:span text:style-name="T34_44">,<text:s/></text:span><text:span text:style-name="T34_45">described</text:span><text:span text:style-name="T34_46"><text:s/></text:span><text:span text:style-name="T34_47">below</text:span><text:span text:style-name="T34_48">.</text:span></text:p>
      <text:p text:style-name="P35"/>
      <text:p text:style-name="P36"><text:span text:style-name="T36_1">#</text:span><text:span text:style-name="T36_2">include</text:span><text:span text:style-name="T36_3"><text:s/>&lt;</text:span><text:span text:style-name="T36_4">iterator</text:span><text:span text:style-name="T36_5">&gt;</text:span></text:p>
      <text:p text:style-name="P37"/>
      <text:p text:style-name="P38"><text:span text:style-name="T38_1">Iterators</text:span><text:span text:style-name="T38_2"><text:s/></text:span><text:span text:style-name="T38_3">are</text:span><text:span text:style-name="T38_4"><text:s/></text:span><text:span text:style-name="T38_5">objects</text:span><text:span text:style-name="T38_6"><text:s/></text:span><text:span text:style-name="T38_7">that</text:span><text:span text:style-name="T38_8"><text:s/></text:span><text:span text:style-name="T38_9">refer</text:span><text:span text:style-name="T38_10"><text:s/></text:span><text:span text:style-name="T38_11">to</text:span><text:span text:style-name="T38_12"><text:s/></text:span><text:span text:style-name="T38_13">elements</text:span><text:span text:style-name="T38_14"><text:s/></text:span><text:span text:style-name="T38_15">within</text:span><text:span text:style-name="T38_16"><text:s/></text:span><text:span text:style-name="T38_17">a</text:span><text:span text:style-name="T38_18"><text:s/></text:span><text:span text:style-name="T38_19">container</text:span><text:span text:style-name="T38_20"><text:s/></text:span><text:span text:style-name="T38_21">object</text:span><text:span text:style-name="T38_22"><text:s/>(</text:span><text:span text:style-name="T38_23">like</text:span><text:span text:style-name="T38_24"><text:s/></text:span><text:span text:style-name="T38_25">std</text:span><text:span text:style-name="T38_26">::</text:span><text:span text:style-name="T38_27">vector</text:span><text:span text:style-name="T38_28">,<text:s/></text:span><text:span text:style-name="T38_29">std</text:span><text:span text:style-name="T38_30">::</text:span><text:span text:style-name="T38_31">map</text:span><text:span text:style-name="T38_32">,<text:s/></text:span><text:span text:style-name="T38_33">and</text:span><text:span text:style-name="T38_34"><text:s/></text:span><text:span text:style-name="T38_35">std</text:span><text:span text:style-name="T38_36">::</text:span><text:span text:style-name="T38_37">array</text:span><text:span text:style-name="T38_38">)<text:s/></text:span><text:span text:style-name="T38_39">and</text:span><text:span text:style-name="T38_40"><text:s/></text:span><text:span text:style-name="T38_41">allow</text:span><text:span text:style-name="T38_42"><text:s/></text:span><text:span text:style-name="T38_43">for</text:span><text:span text:style-name="T38_44"><text:s/></text:span><text:span text:style-name="T38_45">traversal</text:span><text:span text:style-name="T38_46"><text:s/></text:span><text:span text:style-name="T38_47">through</text:span><text:span text:style-name="T38_48"><text:s/></text:span><text:span text:style-name="T38_49">those</text:span><text:span text:style-name="T38_50"><text:s/></text:span><text:span text:style-name="T38_51">elements</text:span><text:span text:style-name="T38_52">.<text:s/></text:span><text:span text:style-name="T38_53">The</text:span><text:span text:style-name="T38_54"><text:s/></text:span><text:span text:style-name="T38_55">list</text:span><text:span text:style-name="T38_56"><text:s/></text:span><text:span text:style-name="T38_57">of</text:span><text:span text:style-name="T38_58"><text:s/></text:span><text:span text:style-name="T38_59">features</text:span><text:span text:style-name="T38_60"><text:s/></text:span><text:span text:style-name="T38_61">in</text:span><text:span text:style-name="T38_62"><text:s/></text:span><text:span text:style-name="T38_63">iterators</text:span><text:span text:style-name="T38_64"><text:s/></text:span><text:span text:style-name="T38_65">vary</text:span><text:span text:style-name="T38_66"><text:s/></text:span><text:span text:style-name="T38_67">depending</text:span><text:span text:style-name="T38_68"><text:s/></text:span><text:span text:style-name="T38_69">on</text:span><text:span text:style-name="T38_70"><text:s/></text:span><text:span text:style-name="T38_71">the</text:span><text:span text:style-name="T38_72"><text:s/></text:span><text:span text:style-name="T38_73">container</text:span><text:span text:style-name="T38_74"><text:s/></text:span><text:span text:style-name="T38_75">class</text:span><text:span text:style-name="T38_76">.<text:s/></text:span><text:span text:style-name="T38_77">While</text:span><text:span text:style-name="T38_78"><text:s/></text:span><text:span text:style-name="T38_79">the</text:span><text:span text:style-name="T38_80"><text:s/></text:span><text:span text:style-name="T38_81">specifics</text:span><text:span text:style-name="T38_82"><text:s/></text:span><text:span text:style-name="T38_83">of</text:span><text:span text:style-name="T38_84"><text:s/></text:span><text:span text:style-name="T38_85">the</text:span><text:span text:style-name="T38_86"><text:s/></text:span><text:span text:style-name="T38_87">iterators</text:span><text:span text:style-name="T38_88"><text:s/></text:span><text:span text:style-name="T38_89">vary</text:span><text:span text:style-name="T38_90">,<text:s/></text:span><text:span text:style-name="T38_91">most</text:span><text:span text:style-name="T38_92"><text:s/></text:span><text:span text:style-name="T38_93">iterators</text:span><text:span text:style-name="T38_94"><text:s/></text:span><text:span text:style-name="T38_95">belong</text:span><text:span text:style-name="T38_96"><text:s/></text:span><text:span text:style-name="T38_97">to</text:span><text:span text:style-name="T38_98"><text:s/></text:span><text:span text:style-name="T38_99">one</text:span><text:span text:style-name="T38_100"><text:s/></text:span><text:span text:style-name="T38_101">of</text:span><text:span text:style-name="T38_102"><text:s/></text:span><text:span text:style-name="T38_103">the</text:span><text:span text:style-name="T38_104"><text:s/></text:span><text:span text:style-name="T38_105">following</text:span><text:span text:style-name="T38_106"><text:s/></text:span><text:span text:style-name="T38_107">categories</text:span><text:span text:style-name="T38_108"><text:s/></text:span><text:span text:style-name="T38_109">divided</text:span><text:span text:style-name="T38_110"><text:s/></text:span><text:span text:style-name="T38_111">by</text:span><text:span text:style-name="T38_112"><text:s/></text:span><text:span text:style-name="T38_113">the</text:span><text:span text:style-name="T38_114"><text:s/></text:span><text:span text:style-name="T38_115">operations</text:span><text:span text:style-name="T38_116"><text:s/></text:span><text:span text:style-name="T38_117">that</text:span><text:span text:style-name="T38_118"><text:s/></text:span><text:span text:style-name="T38_119">may</text:span><text:span text:style-name="T38_120"><text:s/></text:span><text:span text:style-name="T38_121">be</text:span><text:span text:style-name="T38_122"><text:s/></text:span><text:span text:style-name="T38_123">performed</text:span><text:span text:style-name="T38_124"><text:s/></text:span><text:span text:style-name="T38_125">on</text:span><text:span text:style-name="T38_126"><text:s/></text:span><text:span text:style-name="T38_127">them</text:span><text:span text:style-name="T38_128">::</text:span></text:p>
      <text:p text:style-name="P39"/>
      <text:p text:style-name="P40"><text:span text:style-name="T40_1">Forward</text:span><text:span text:style-name="T40_2"><text:s/></text:span><text:span text:style-name="T40_3">iterators</text:span></text:p>
      <text:list text:style-name="LS1" xml:id="list0">
        <text:list-item>
          <text:p text:style-name="P41"><text:span text:style-name="T41_1">Can</text:span><text:span text:style-name="T41_2"><text:s/></text:span><text:span text:style-name="T41_3">be</text:span><text:span text:style-name="T41_4"><text:s/></text:span><text:span text:style-name="T41_5">incremented</text:span><text:span text:style-name="T41_6"><text:s/></text:span><text:span text:style-name="T41_7">to</text:span><text:span text:style-name="T41_8"><text:s/></text:span><text:span text:style-name="T41_9">move</text:span><text:span text:style-name="T41_10"><text:s/></text:span><text:span text:style-name="T41_11">forward</text:span><text:span text:style-name="T41_12"><text:s/></text:span><text:span text:style-name="T41_13">in</text:span><text:span text:style-name="T41_14"><text:s/></text:span><text:span text:style-name="T41_15">the</text:span><text:span text:style-name="T41_16"><text:s/></text:span><text:span text:style-name="T41_17">container</text:span><text:span text:style-name="T41_18"><text:s/></text:span><text:span text:style-name="T41_19">to</text:span><text:span text:style-name="T41_20"><text:s/></text:span><text:span text:style-name="T41_21">the</text:span><text:span text:style-name="T41_22"><text:s/></text:span><text:span text:style-name="T41_23">next</text:span><text:span text:style-name="T41_24"><text:s/></text:span><text:span text:style-name="T41_25">item</text:span></text:p>
        </text:list-item>
        <text:list-item>
          <text:p text:style-name="P42"><text:span text:style-name="T42_1">Can</text:span><text:span text:style-name="T42_2"><text:s/></text:span><text:span text:style-name="T42_3">be</text:span><text:span text:style-name="T42_4"><text:s/></text:span><text:span text:style-name="T42_5">dereferenced</text:span><text:span text:style-name="T42_6"><text:s/></text:span><text:span text:style-name="T42_7">like</text:span><text:span text:style-name="T42_8"><text:s/></text:span><text:span text:style-name="T42_9">a</text:span><text:span text:style-name="T42_10"><text:s/></text:span><text:span text:style-name="T42_11">pointer</text:span><text:span text:style-name="T42_12"><text:s/></text:span><text:span text:style-name="T42_13">variable</text:span></text:p>
        </text:list-item>
      </text:list>
      <text:p text:style-name="P43"/>
      <text:p text:style-name="P44"><text:span text:style-name="T44_1">std</text:span><text:span text:style-name="T44_2">::</text:span><text:span text:style-name="T44_3">array</text:span><text:span text:style-name="T44_4">&lt;</text:span><text:span text:style-name="T44_5">int</text:span><text:span text:style-name="T44_6">&gt;<text:s/></text:span><text:span text:style-name="T44_7">myArray</text:span><text:span text:style-name="T44_8"><text:s/>=<text:s/>{<text:s/>5,<text:s/>10,<text:s/>15,<text:s/>20,<text:s/>25<text:s/>};</text:span></text:p>
      <text:p text:style-name="P45"><text:span text:style-name="T45_1">std</text:span><text:span text:style-name="T45_2">::</text:span><text:span text:style-name="T45_3">list</text:span><text:span text:style-name="T45_4">::</text:span><text:span text:style-name="T45_5">iterator</text:span><text:span text:style-name="T45_6"><text:s/></text:span><text:span text:style-name="T45_7">myIterator</text:span><text:span text:style-name="T45_8">,<text:s/></text:span><text:span text:style-name="T45_9">arrayEnd</text:span><text:span text:style-name="T45_10">;</text:span></text:p>
      <text:p text:style-name="P46"><text:span text:style-name="T46_1">arrayEnd</text:span><text:span text:style-name="T46_2"><text:s/>=<text:s/></text:span><text:span text:style-name="T46_3">myArray</text:span><text:span text:style-name="T46_4">.</text:span><text:span text:style-name="T46_5">end</text:span><text:span text:style-name="T46_6">();</text:span></text:p>
      <text:p text:style-name="P47"/>
      <text:p text:style-name="P48"><text:span text:style-name="T48_1">//<text:s/></text:span><text:span text:style-name="T48_2">Demonstrating</text:span><text:span text:style-name="T48_3"><text:s/></text:span><text:span text:style-name="T48_4">forward</text:span><text:span text:style-name="T48_5"><text:s/></text:span><text:span text:style-name="T48_6">iteration</text:span></text:p>
      <text:p text:style-name="P49"><text:span text:style-name="T49_1">for</text:span><text:span text:style-name="T49_2"><text:s/>(</text:span><text:span text:style-name="T49_3">myIterator</text:span><text:span text:style-name="T49_4"><text:s/>=<text:s/></text:span><text:span text:style-name="T49_5">myArray</text:span><text:span text:style-name="T49_6">.</text:span><text:span text:style-name="T49_7">begin</text:span><text:span text:style-name="T49_8">();<text:s/></text:span><text:span text:style-name="T49_9">myIterator</text:span><text:span text:style-name="T49_10"><text:s/>!=<text:s/></text:span><text:span text:style-name="T49_11">arrayEnd</text:span><text:span text:style-name="T49_12">;<text:s/>++</text:span><text:span text:style-name="T49_13">myIterator</text:span><text:span text:style-name="T49_14">)</text:span></text:p>
      <text:p text:style-name="P50"><text:span text:style-name="T50_1"><text:s text:c="2"/></text:span><text:span text:style-name="T50_2">std</text:span><text:span text:style-name="T50_3">::</text:span><text:span text:style-name="T50_4">cout</text:span><text:span text:style-name="T50_5"><text:s/>&lt;&lt;<text:s/>*</text:span><text:span text:style-name="T50_6">myIterator</text:span><text:span text:style-name="T50_7"><text:s/>&lt;&lt;<text:s/>"<text:s/>";</text:span></text:p>
      <text:p text:style-name="P51"/>
      <text:p text:style-name="P52"><text:span text:style-name="T52_1">std</text:span><text:span text:style-name="T52_2">::</text:span><text:span text:style-name="T52_3">cout</text:span><text:span text:style-name="T52_4"><text:s/>&lt;&lt;<text:s/></text:span><text:span text:style-name="T52_5">std</text:span><text:span text:style-name="T52_6">::</text:span><text:span text:style-name="T52_7">endl</text:span><text:span text:style-name="T52_8"><text:s/>&lt;&lt;<text:s/>"</text:span><text:span text:style-name="T52_9">The</text:span><text:span text:style-name="T52_10"><text:s/></text:span><text:span text:style-name="T52_11">end</text:span><text:span text:style-name="T52_12">!"<text:s/>&lt;&lt;<text:s/></text:span><text:span text:style-name="T52_13">std</text:span><text:span text:style-name="T52_14">::</text:span><text:span text:style-name="T52_15">endl</text:span><text:span text:style-name="T52_16">;</text:span></text:p>
      <text:p text:style-name="P53"/>
      <text:p text:style-name="P54"><text:span text:style-name="T54_1">//<text:s/></text:span><text:span text:style-name="T54_2">This</text:span><text:span text:style-name="T54_3"><text:s/></text:span><text:span text:style-name="T54_4">prints</text:span><text:span text:style-name="T54_5">:</text:span></text:p>
      <text:p text:style-name="P55"><text:span text:style-name="T55_1">//<text:s/>5<text:s/>10<text:s/>15<text:s/>20<text:s/>25</text:span></text:p>
      <text:p text:style-name="P56"><text:span text:style-name="T56_1">//<text:s/></text:span><text:span text:style-name="T56_2">The</text:span><text:span text:style-name="T56_3"><text:s/></text:span><text:span text:style-name="T56_4">end</text:span><text:span text:style-name="T56_5">!</text:span></text:p>
      <text:p text:style-name="P57"/>
      <text:p text:style-name="P58"><text:span text:style-name="T58_1">Bidirectional</text:span><text:span text:style-name="T58_2"><text:s/></text:span><text:span text:style-name="T58_3">iterators</text:span></text:p>
      <text:list text:style-name="LS1" xml:id="list2">
        <text:list-item>
          <text:p text:style-name="P59"><text:span text:style-name="T59_1">Everything</text:span><text:span text:style-name="T59_2"><text:s/></text:span><text:span text:style-name="T59_3">a</text:span><text:span text:style-name="T59_4"><text:s/></text:span><text:span text:style-name="T59_5">forward</text:span><text:span text:style-name="T59_6"><text:s/></text:span><text:span text:style-name="T59_7">iterator</text:span><text:span text:style-name="T59_8"><text:s/></text:span><text:span text:style-name="T59_9">can</text:span><text:span text:style-name="T59_10"><text:s/></text:span><text:span text:style-name="T59_11">do</text:span><text:span text:style-name="T59_12"><text:s/></text:span><text:span text:style-name="T59_13">and</text:span><text:span text:style-name="T59_14">:</text:span></text:p>
        </text:list-item>
        <text:list-item>
          <text:p text:style-name="P60"><text:span text:style-name="T60_1">Can</text:span><text:span text:style-name="T60_2"><text:s/></text:span><text:span text:style-name="T60_3">be</text:span><text:span text:style-name="T60_4"><text:s/></text:span><text:span text:style-name="T60_5">decremented</text:span><text:span text:style-name="T60_6"><text:s/></text:span><text:span text:style-name="T60_7">to</text:span><text:span text:style-name="T60_8"><text:s/></text:span><text:span text:style-name="T60_9">move</text:span><text:span text:style-name="T60_10"><text:s/></text:span><text:span text:style-name="T60_11">backward</text:span><text:span text:style-name="T60_12"><text:s/></text:span><text:span text:style-name="T60_13">in</text:span><text:span text:style-name="T60_14"><text:s/></text:span><text:span text:style-name="T60_15">the</text:span><text:span text:style-name="T60_16"><text:s/></text:span><text:span text:style-name="T60_17">container</text:span><text:span text:style-name="T60_18"><text:s/></text:span><text:span text:style-name="T60_19">to</text:span><text:span text:style-name="T60_20"><text:s/></text:span><text:span text:style-name="T60_21">the</text:span><text:span text:style-name="T60_22"><text:s/></text:span><text:span text:style-name="T60_23">previous</text:span><text:span text:style-name="T60_24"><text:s/></text:span><text:span text:style-name="T60_25">item</text:span></text:p>
        </text:list-item>
      </text:list>
      <text:p text:style-name="P61"/>
      <text:p text:style-name="P62"><text:span text:style-name="T62_1">std</text:span><text:span text:style-name="T62_2">::</text:span><text:span text:style-name="T62_3">array</text:span><text:span text:style-name="T62_4">&lt;</text:span><text:span text:style-name="T62_5">int</text:span><text:span text:style-name="T62_6">&gt;<text:s/></text:span><text:span text:style-name="T62_7">myArray</text:span><text:span text:style-name="T62_8"><text:s/>=<text:s/>{<text:s/>5,<text:s/>10,<text:s/>15,<text:s/>20,<text:s/>25<text:s/>};</text:span></text:p>
      <text:p text:style-name="P63"><text:span text:style-name="T63_1">std</text:span><text:span text:style-name="T63_2">::</text:span><text:span text:style-name="T63_3">list</text:span><text:span text:style-name="T63_4">::</text:span><text:span text:style-name="T63_5">iterator</text:span><text:span text:style-name="T63_6"><text:s/></text:span><text:span text:style-name="T63_7">myIterator</text:span><text:span text:style-name="T63_8">,<text:s/></text:span><text:span text:style-name="T63_9">arrayBegin</text:span><text:span text:style-name="T63_10">;</text:span></text:p>
      <text:p text:style-name="P64"><text:span text:style-name="T64_1">arrayBegin</text:span><text:span text:style-name="T64_2"><text:s/>=<text:s/></text:span><text:span text:style-name="T64_3">myArray</text:span><text:span text:style-name="T64_4">.</text:span><text:span text:style-name="T64_5">begin</text:span><text:span text:style-name="T64_6">();</text:span></text:p>
      <text:p text:style-name="P65"/>
      <text:p text:style-name="P66"><text:span text:style-name="T66_1">//<text:s/></text:span><text:span text:style-name="T66_2">Demonstrating</text:span><text:span text:style-name="T66_3"><text:s/></text:span><text:span text:style-name="T66_4">backward</text:span><text:span text:style-name="T66_5"><text:s/></text:span><text:span text:style-name="T66_6">iteration</text:span></text:p>
      <text:p text:style-name="P67"><text:span text:style-name="T67_1">for</text:span><text:span text:style-name="T67_2"><text:s/>(</text:span><text:span text:style-name="T67_3">myIterator</text:span><text:span text:style-name="T67_4"><text:s/>=<text:s/></text:span><text:span text:style-name="T67_5">myArray</text:span><text:span text:style-name="T67_6">.</text:span><text:span text:style-name="T67_7">end</text:span><text:span text:style-name="T67_8">();<text:s/></text:span><text:span text:style-name="T67_9">myIterator</text:span><text:span text:style-name="T67_10"><text:s/>!=<text:s/></text:span><text:span text:style-name="T67_11">arrayBegin</text:span><text:span text:style-name="T67_12">;<text:s/>--</text:span><text:span text:style-name="T67_13">myIterator</text:span><text:span text:style-name="T67_14">)</text:span></text:p>
      <text:p text:style-name="P68"><text:span text:style-name="T68_1"><text:s text:c="2"/></text:span><text:span text:style-name="T68_2">std</text:span><text:span text:style-name="T68_3">::</text:span><text:span text:style-name="T68_4">cout</text:span><text:span text:style-name="T68_5"><text:s/>&lt;&lt;<text:s/>*</text:span><text:span text:style-name="T68_6">myIterator</text:span><text:span text:style-name="T68_7"><text:s/>&lt;&lt;<text:s/>"<text:s/>";</text:span></text:p>
      <text:p text:style-name="P69"/>
      <text:p text:style-name="P70"><text:span text:style-name="T70_1">std</text:span><text:span text:style-name="T70_2">::</text:span><text:span text:style-name="T70_3">cout</text:span><text:span text:style-name="T70_4"><text:s/>&lt;&lt;<text:s/></text:span><text:span text:style-name="T70_5">std</text:span><text:span text:style-name="T70_6">::</text:span><text:span text:style-name="T70_7">endl</text:span><text:span text:style-name="T70_8"><text:s/>&lt;&lt;<text:s/>"</text:span><text:span text:style-name="T70_9">The</text:span><text:span text:style-name="T70_10"><text:s/></text:span><text:span text:style-name="T70_11">beginning</text:span><text:span text:style-name="T70_12">!"<text:s/>&lt;&lt;<text:s/></text:span><text:span text:style-name="T70_13">std</text:span><text:span text:style-name="T70_14">::</text:span><text:span text:style-name="T70_15">endl</text:span><text:span text:style-name="T70_16">;</text:span></text:p>
      <text:p text:style-name="P71"/>
      <text:p text:style-name="P72"><text:span text:style-name="T72_1">//<text:s/></text:span><text:span text:style-name="T72_2">This</text:span><text:span text:style-name="T72_3"><text:s/></text:span><text:span text:style-name="T72_4">prints</text:span><text:span text:style-name="T72_5">:</text:span></text:p>
      <text:p text:style-name="P73"><text:span text:style-name="T73_1">//<text:s/>25<text:s/>20<text:s/>15<text:s/>10<text:s/>5</text:span></text:p>
      <text:p text:style-name="P74"><text:span text:style-name="T74_1">//<text:s/></text:span><text:span text:style-name="T74_2">The</text:span><text:span text:style-name="T74_3"><text:s/></text:span><text:span text:style-name="T74_4">beginning</text:span><text:span text:style-name="T74_5">!</text:span></text:p>
      <text:p text:style-name="P75"/>
      <text:p text:style-name="P76"><text:span text:style-name="T76_1">Random</text:span><text:span text:style-name="T76_2"><text:s/></text:span><text:span text:style-name="T76_3">access</text:span><text:span text:style-name="T76_4"><text:s/></text:span><text:span text:style-name="T76_5">iterators</text:span></text:p>
      <text:list text:style-name="LS1" xml:id="list4">
        <text:list-item>
          <text:p text:style-name="P77"><text:span text:style-name="T77_1">Everything</text:span><text:span text:style-name="T77_2"><text:s/></text:span><text:span text:style-name="T77_3">a</text:span><text:span text:style-name="T77_4"><text:s/></text:span><text:span text:style-name="T77_5">bidirectional</text:span><text:span text:style-name="T77_6"><text:s/></text:span><text:span text:style-name="T77_7">iterator</text:span><text:span text:style-name="T77_8"><text:s/></text:span><text:span text:style-name="T77_9">can</text:span><text:span text:style-name="T77_10"><text:s/></text:span><text:span text:style-name="T77_11">do</text:span><text:span text:style-name="T77_12"><text:s/></text:span><text:span text:style-name="T77_13">and</text:span><text:span text:style-name="T77_14">:</text:span></text:p>
        </text:list-item>
        <text:list-item>
          <text:p text:style-name="P78"><text:span text:style-name="T78_1">Can</text:span><text:span text:style-name="T78_2"><text:s/></text:span><text:span text:style-name="T78_3">use</text:span><text:span text:style-name="T78_4"><text:s/></text:span><text:span text:style-name="T78_5">arithmetic</text:span><text:span text:style-name="T78_6"><text:s/></text:span><text:span text:style-name="T78_7">operators</text:span><text:span text:style-name="T78_8"><text:s/></text:span><text:span text:style-name="T78_9">to</text:span><text:span text:style-name="T78_10"><text:s/></text:span><text:span text:style-name="T78_11">move</text:span><text:span text:style-name="T78_12"><text:s/></text:span><text:span text:style-name="T78_13">forward</text:span><text:span text:style-name="T78_14"><text:s/></text:span><text:span text:style-name="T78_15">and</text:span><text:span text:style-name="T78_16"><text:s/></text:span><text:span text:style-name="T78_17">backward</text:span><text:span text:style-name="T78_18"><text:s/></text:span><text:span text:style-name="T78_19">a</text:span><text:span text:style-name="T78_20"><text:s/></text:span><text:span text:style-name="T78_21">certain</text:span><text:span text:style-name="T78_22"><text:s/></text:span><text:span text:style-name="T78_23">number</text:span><text:span text:style-name="T78_24"><text:s/></text:span><text:span text:style-name="T78_25">of</text:span><text:span text:style-name="T78_26"><text:s/></text:span><text:span text:style-name="T78_27">items</text:span><text:span text:style-name="T78_28"><text:s/></text:span><text:span text:style-name="T78_29">at</text:span><text:span text:style-name="T78_30"><text:s/></text:span><text:span text:style-name="T78_31">once</text:span></text:p>
        </text:list-item>
        <text:list-item>
          <text:p text:style-name="P79"><text:span text:style-name="T79_1">Allows</text:span><text:span text:style-name="T79_2"><text:s/></text:span><text:span text:style-name="T79_3">comparisons</text:span><text:span text:style-name="T79_4"><text:s/></text:span><text:span text:style-name="T79_5">between</text:span><text:span text:style-name="T79_6"><text:s/></text:span><text:span text:style-name="T79_7">iterators</text:span><text:span text:style-name="T79_8"><text:s/></text:span><text:span text:style-name="T79_9">to</text:span><text:span text:style-name="T79_10"><text:s/></text:span><text:span text:style-name="T79_11">determine</text:span><text:span text:style-name="T79_12"><text:s/></text:span><text:span text:style-name="T79_13">relative</text:span><text:span text:style-name="T79_14"><text:s/></text:span><text:span text:style-name="T79_15">positions</text:span><text:span text:style-name="T79_16"><text:s/></text:span><text:span text:style-name="T79_17">in</text:span><text:span text:style-name="T79_18"><text:s/></text:span><text:span text:style-name="T79_19">the</text:span><text:span text:style-name="T79_20"><text:s/></text:span><text:span text:style-name="T79_21">container</text:span></text:p>
        </text:list-item>
        <text:list-item>
          <text:p text:style-name="P80"><text:span text:style-name="T80_1">Can</text:span><text:span text:style-name="T80_2"><text:s/></text:span><text:span text:style-name="T80_3">use</text:span><text:span text:style-name="T80_4"><text:s/></text:span><text:span text:style-name="T80_5">array</text:span><text:span text:style-name="T80_6">-</text:span><text:span text:style-name="T80_7">style</text:span><text:span text:style-name="T80_8"><text:s/></text:span><text:span text:style-name="T80_9">subscripting</text:span><text:span text:style-name="T80_10"><text:s/>[</text:span><text:span text:style-name="T80_11">XXX</text:span><text:span text:style-name="T80_12"><text:s/></text:span><text:span text:style-name="T80_13">bad</text:span><text:span text:style-name="T80_14"><text:s/></text:span><text:span text:style-name="T80_15">terminology</text:span><text:span text:style-name="T80_16"><text:s/></text:span><text:span text:style-name="T80_17">here</text:span><text:span text:style-name="T80_18">]<text:s/></text:span><text:span text:style-name="T80_19">to</text:span><text:span text:style-name="T80_20"><text:s/></text:span><text:span text:style-name="T80_21">access</text:span><text:span text:style-name="T80_22"><text:s/></text:span><text:span text:style-name="T80_23">elements</text:span><text:span text:style-name="T80_24"><text:s/></text:span><text:span text:style-name="T80_25">in</text:span><text:span text:style-name="T80_26"><text:s/></text:span><text:span text:style-name="T80_27">the</text:span><text:span text:style-name="T80_28"><text:s/></text:span><text:span text:style-name="T80_29">container</text:span></text:p>
        </text:list-item>
      </text:list>
      <text:p text:style-name="P81"/>
      <text:p text:style-name="P82"><text:span text:style-name="T82_1">std</text:span><text:span text:style-name="T82_2">::</text:span><text:span text:style-name="T82_3">array</text:span><text:span text:style-name="T82_4">&lt;</text:span><text:span text:style-name="T82_5">int</text:span><text:span text:style-name="T82_6">&gt;<text:s/></text:span><text:span text:style-name="T82_7">myArray</text:span><text:span text:style-name="T82_8"><text:s/>=<text:s/>{<text:s/>5,<text:s/>10,<text:s/>15,<text:s/>20,<text:s/>25<text:s/>};</text:span></text:p>
      <text:p text:style-name="P83"><text:span text:style-name="T83_1">std</text:span><text:span text:style-name="T83_2">::</text:span><text:span text:style-name="T83_3">list</text:span><text:span text:style-name="T83_4">::</text:span><text:span text:style-name="T83_5">iterator</text:span><text:span text:style-name="T83_6"><text:s/></text:span><text:span text:style-name="T83_7">myIterator</text:span><text:span text:style-name="T83_8">,<text:s/></text:span><text:span text:style-name="T83_9">arrayEnd</text:span><text:span text:style-name="T83_10">;</text:span></text:p>
      <text:p text:style-name="P84"><text:span text:style-name="T84_1">arrayEnd</text:span><text:span text:style-name="T84_2"><text:s/>=<text:s/></text:span><text:span text:style-name="T84_3">myArray</text:span><text:span text:style-name="T84_4">.</text:span><text:span text:style-name="T84_5">end</text:span><text:span text:style-name="T84_6">();</text:span></text:p>
      <text:p text:style-name="P85"/>
      <text:p text:style-name="P86"><text:span text:style-name="T86_1">//<text:s/></text:span><text:span text:style-name="T86_2">Demonstrating</text:span><text:span text:style-name="T86_3"><text:s/></text:span><text:span text:style-name="T86_4">forward</text:span><text:span text:style-name="T86_5"><text:s/></text:span><text:span text:style-name="T86_6">iteration</text:span></text:p>
      <text:p text:style-name="P87"><text:span text:style-name="T87_1">for</text:span><text:span text:style-name="T87_2"><text:s/>(</text:span><text:span text:style-name="T87_3">myIterator</text:span><text:span text:style-name="T87_4"><text:s/>=<text:s/></text:span><text:span text:style-name="T87_5">myArray</text:span><text:span text:style-name="T87_6">.</text:span><text:span text:style-name="T87_7">begin</text:span><text:span text:style-name="T87_8">();<text:s/></text:span><text:span text:style-name="T87_9">myIterator</text:span><text:span text:style-name="T87_10"><text:s/>!=<text:s/></text:span><text:span text:style-name="T87_11">arrayEnd</text:span><text:span text:style-name="T87_12">;<text:s/>++</text:span><text:span text:style-name="T87_13">myIterator</text:span><text:span text:style-name="T87_14">)</text:span></text:p>
      <text:p text:style-name="P88"><text:span text:style-name="T88_1"><text:s text:c="2"/></text:span><text:span text:style-name="T88_2">std</text:span><text:span text:style-name="T88_3">::</text:span><text:span text:style-name="T88_4">cout</text:span><text:span text:style-name="T88_5"><text:s/>&lt;&lt;<text:s/>*</text:span><text:span text:style-name="T88_6">myIterator</text:span><text:span text:style-name="T88_7"><text:s/>&lt;&lt;<text:s/>"<text:s/>";</text:span></text:p>
      <text:p text:style-name="P89"/>
      <text:p text:style-name="P90"><text:span text:style-name="T90_1">std</text:span><text:span text:style-name="T90_2">::</text:span><text:span text:style-name="T90_3">cout</text:span><text:span text:style-name="T90_4"><text:s/>&lt;&lt;<text:s/></text:span><text:span text:style-name="T90_5">std</text:span><text:span text:style-name="T90_6">::</text:span><text:span text:style-name="T90_7">endl</text:span><text:span text:style-name="T90_8"><text:s/>&lt;&lt;<text:s/>"</text:span><text:span text:style-name="T90_9">The</text:span><text:span text:style-name="T90_10"><text:s/></text:span><text:span text:style-name="T90_11">end</text:span><text:span text:style-name="T90_12">!"<text:s/>&lt;&lt;<text:s/></text:span><text:span text:style-name="T90_13">std</text:span><text:span text:style-name="T90_14">::</text:span><text:span text:style-name="T90_15">endl</text:span><text:span text:style-name="T90_16">;</text:span></text:p>
      <text:p text:style-name="P91"/>
      <text:p text:style-name="P92"><text:span text:style-name="T92_1">//<text:s/></text:span><text:span text:style-name="T92_2">This</text:span><text:span text:style-name="T92_3"><text:s/></text:span><text:span text:style-name="T92_4">prints</text:span><text:span text:style-name="T92_5">:</text:span></text:p>
      <text:p text:style-name="P93"><text:span text:style-name="T93_1">//<text:s/>5<text:s/>10<text:s/>15<text:s/>20<text:s/>25</text:span></text:p>
      <text:p text:style-name="P94"><text:span text:style-name="T94_1">//<text:s/></text:span><text:span text:style-name="T94_2">The</text:span><text:span text:style-name="T94_3"><text:s/></text:span><text:span text:style-name="T94_4">end</text:span><text:span text:style-name="T94_5">!</text:span></text:p>
      <text:p text:style-name="P95"/>
      <text:p text:style-name="P96"><text:span text:style-name="T96_1">#</text:span><text:span text:style-name="T96_2">include</text:span><text:span text:style-name="T96_3"><text:s/>&lt;</text:span><text:span text:style-name="T96_4">vector</text:span><text:span text:style-name="T96_5">&gt;</text:span></text:p>
      <text:p text:style-name="P97"/>
      <text:p text:style-name="P98"><text:span text:style-name="T98_1">Vectors</text:span><text:span text:style-name="T98_2"><text:s/></text:span><text:span text:style-name="T98_3">are</text:span><text:span text:style-name="T98_4"><text:s/></text:span><text:span text:style-name="T98_5">containers</text:span><text:span text:style-name="T98_6"><text:s/></text:span><text:span text:style-name="T98_7">similar</text:span><text:span text:style-name="T98_8"><text:s/></text:span><text:span text:style-name="T98_9">to</text:span><text:span text:style-name="T98_10"><text:s/></text:span><text:span text:style-name="T98_11">arrays</text:span><text:span text:style-name="T98_12"><text:s/></text:span><text:span text:style-name="T98_13">that</text:span><text:span text:style-name="T98_14"><text:s/></text:span><text:span text:style-name="T98_15">are</text:span><text:span text:style-name="T98_16"><text:s/></text:span><text:span text:style-name="T98_17">flexible</text:span><text:span text:style-name="T98_18"><text:s/></text:span><text:span text:style-name="T98_19">in</text:span><text:span text:style-name="T98_20"><text:s/></text:span><text:span text:style-name="T98_21">size</text:span><text:span text:style-name="T98_22"><text:s/></text:span><text:span text:style-name="T98_23">and</text:span><text:span text:style-name="T98_24"><text:s/></text:span><text:span text:style-name="T98_25">quite</text:span><text:span text:style-name="T98_26"><text:s/></text:span><text:span text:style-name="T98_27">fast</text:span><text:span text:style-name="T98_28">.</text:span></text:p>
      <text:p text:style-name="P99"/>
      <text:p text:style-name="P100"><text:span text:style-name="T100_1">std</text:span><text:span text:style-name="T100_2">::</text:span><text:span text:style-name="T100_3">vector</text:span><text:span text:style-name="T100_4">&lt;</text:span><text:span text:style-name="T100_5">float</text:span><text:span text:style-name="T100_6">&gt;<text:s/></text:span><text:span text:style-name="T100_7">temperatures</text:span><text:span text:style-name="T100_8">(10,<text:s/>98.6);<text:s/>//<text:s/></text:span><text:span text:style-name="T100_9">Start</text:span><text:span text:style-name="T100_10"><text:s/></text:span><text:span text:style-name="T100_11">with</text:span><text:span text:style-name="T100_12"><text:s/>10<text:s/></text:span><text:span text:style-name="T100_13">elements</text:span><text:span text:style-name="T100_14">,<text:s/></text:span><text:span text:style-name="T100_15">all</text:span><text:span text:style-name="T100_16"><text:s/></text:span><text:span text:style-name="T100_17">with</text:span><text:span text:style-name="T100_18"><text:s/></text:span><text:span text:style-name="T100_19">the</text:span><text:span text:style-name="T100_20"><text:s/></text:span><text:span text:style-name="T100_21">value</text:span><text:span text:style-name="T100_22"><text:s/>98.6</text:span></text:p>
      <text:p text:style-name="P101"/>
      <text:p text:style-name="P102"><text:span text:style-name="T102_1">temperatures</text:span><text:span text:style-name="T102_2">[9]<text:s/>=<text:s/>103.1;<text:s/>//<text:s/></text:span><text:span text:style-name="T102_3">The</text:span><text:span text:style-name="T102_4"><text:s/></text:span><text:span text:style-name="T102_5">last</text:span><text:span text:style-name="T102_6"><text:s/></text:span><text:span text:style-name="T102_7">element</text:span><text:span text:style-name="T102_8"><text:s/></text:span><text:span text:style-name="T102_9">has</text:span><text:span text:style-name="T102_10"><text:s/></text:span><text:span text:style-name="T102_11">a</text:span><text:span text:style-name="T102_12"><text:s/></text:span><text:span text:style-name="T102_13">fever</text:span><text:span text:style-name="T102_14"><text:s/></text:span><text:span text:style-name="T102_15">of</text:span><text:span text:style-name="T102_16"><text:s/>103.1<text:s/></text:span><text:span text:style-name="T102_17">degrees</text:span><text:span text:style-name="T102_18">!</text:span></text:p>
      <text:p text:style-name="P103"/>
      <text:p text:style-name="P104"><text:span text:style-name="T104_1">for</text:span><text:span text:style-name="T104_2"><text:s/>(</text:span><text:span text:style-name="T104_3">int</text:span><text:span text:style-name="T104_4"><text:s/></text:span><text:span text:style-name="T104_5">i</text:span><text:span text:style-name="T104_6"><text:s/>=<text:s/>0;<text:s/></text:span><text:span text:style-name="T104_7">i</text:span><text:span text:style-name="T104_8"><text:s/>&lt;<text:s/></text:span><text:span text:style-name="T104_9">temperatures</text:span><text:span text:style-name="T104_10">.</text:span><text:span text:style-name="T104_11">size</text:span><text:span text:style-name="T104_12">();<text:s/></text:span><text:span text:style-name="T104_13">i</text:span><text:span text:style-name="T104_14">++)</text:span></text:p>
      <text:p text:style-name="P105"><text:span text:style-name="T105_1"><text:s text:c="2"/></text:span><text:span text:style-name="T105_2">std</text:span><text:span text:style-name="T105_3">::</text:span><text:span text:style-name="T105_4">cout</text:span><text:span text:style-name="T105_5"><text:s/>&lt;&lt;<text:s/>"</text:span><text:span text:style-name="T105_6">Patient</text:span><text:span text:style-name="T105_7"><text:s/>"<text:s/>&lt;&lt;<text:s/></text:span><text:span text:style-name="T105_8">i</text:span><text:span text:style-name="T105_9"><text:s/>&lt;&lt;<text:s/>"‘</text:span><text:span text:style-name="T105_10">s</text:span><text:span text:style-name="T105_11"><text:s/></text:span><text:span text:style-name="T105_12">temperature</text:span><text:span text:style-name="T105_13"><text:s/></text:span><text:span text:style-name="T105_14">is</text:span><text:span text:style-name="T105_15"><text:s/>"<text:s/>&lt;&lt;<text:s/></text:span><text:span text:style-name="T105_16">temperatures</text:span><text:span text:style-name="T105_17">[</text:span><text:span text:style-name="T105_18">i</text:span><text:span text:style-name="T105_19">]<text:s/>&lt;&lt;<text:s/></text:span><text:span text:style-name="T105_20">std</text:span><text:span text:style-name="T105_21">::</text:span><text:span text:style-name="T105_22">endl</text:span><text:span text:style-name="T105_23">;</text:span></text:p>
      <text:p text:style-name="P106"/>
      <text:p text:style-name="P107"><text:span text:style-name="T107_1">The</text:span><text:span text:style-name="T107_2"><text:s/></text:span><text:span text:style-name="T107_3">vector</text:span><text:span text:style-name="T107_4"><text:s/></text:span><text:span text:style-name="T107_5">class</text:span><text:span text:style-name="T107_6"><text:s/></text:span><text:span text:style-name="T107_7">also</text:span><text:span text:style-name="T107_8"><text:s/></text:span><text:span text:style-name="T107_9">provides</text:span><text:span text:style-name="T107_10"><text:s/></text:span><text:span text:style-name="T107_11">member</text:span><text:span text:style-name="T107_12"><text:s/></text:span><text:span text:style-name="T107_13">functions</text:span><text:span text:style-name="T107_14"><text:s/></text:span><text:span text:style-name="T107_15">front</text:span><text:span text:style-name="T107_16">()<text:s/></text:span><text:span text:style-name="T107_17">and</text:span><text:span text:style-name="T107_18"><text:s/></text:span><text:span text:style-name="T107_19">back</text:span><text:span text:style-name="T107_20">()<text:s/></text:span><text:span text:style-name="T107_21">which</text:span><text:span text:style-name="T107_22"><text:s/></text:span><text:span text:style-name="T107_23">return</text:span><text:span text:style-name="T107_24"><text:s/></text:span><text:span text:style-name="T107_25">references</text:span><text:span text:style-name="T107_26"><text:s/></text:span><text:span text:style-name="T107_27">to</text:span><text:span text:style-name="T107_28"><text:s/></text:span><text:span text:style-name="T107_29">the</text:span><text:span text:style-name="T107_30"><text:s/></text:span><text:span text:style-name="T107_31">first</text:span><text:span text:style-name="T107_32"><text:s/></text:span><text:span text:style-name="T107_33">element</text:span><text:span text:style-name="T107_34"><text:s/></text:span><text:span text:style-name="T107_35">and</text:span><text:span text:style-name="T107_36"><text:s/></text:span><text:span text:style-name="T107_37">the</text:span><text:span text:style-name="T107_38"><text:s/></text:span><text:span text:style-name="T107_39">last</text:span><text:span text:style-name="T107_40"><text:s/></text:span><text:span text:style-name="T107_41">element</text:span><text:span text:style-name="T107_42"><text:s/></text:span><text:span text:style-name="T107_43">in</text:span><text:span text:style-name="T107_44"><text:s/></text:span><text:span text:style-name="T107_45">the</text:span><text:span text:style-name="T107_46"><text:s/></text:span><text:span text:style-name="T107_47">vector</text:span><text:span text:style-name="T107_48">,<text:s/></text:span><text:span text:style-name="T107_49">respectively</text:span><text:span text:style-name="T107_50">.<text:s/></text:span><text:span text:style-name="T107_51">For</text:span><text:span text:style-name="T107_52"><text:s/></text:span><text:span text:style-name="T107_53">example</text:span><text:span text:style-name="T107_54">:</text:span></text:p>
      <text:p text:style-name="P108"/>
      <text:p text:style-name="P109"><text:span text:style-name="T109_1">std</text:span><text:span text:style-name="T109_2">::</text:span><text:span text:style-name="T109_3">cout</text:span><text:span text:style-name="T109_4"><text:s/>&lt;&lt;<text:s/>"</text:span><text:span text:style-name="T109_5">The</text:span><text:span text:style-name="T109_6"><text:s/></text:span><text:span text:style-name="T109_7">last</text:span><text:span text:style-name="T109_8"><text:s/></text:span><text:span text:style-name="T109_9">patient</text:span><text:span text:style-name="T109_10">’</text:span><text:span text:style-name="T109_11">s</text:span><text:span text:style-name="T109_12"><text:s/></text:span><text:span text:style-name="T109_13">temperature</text:span><text:span text:style-name="T109_14"><text:s/></text:span><text:span text:style-name="T109_15">is</text:span><text:span text:style-name="T109_16"><text:s/>"<text:s/>&lt;&lt;<text:s/></text:span><text:span text:style-name="T109_17">temperatures</text:span><text:span text:style-name="T109_18">.</text:span><text:span text:style-name="T109_19">back</text:span><text:span text:style-name="T109_20">()<text:s/>&lt;&lt;<text:s/></text:span><text:span text:style-name="T109_21">std</text:span><text:span text:style-name="T109_22">::</text:span><text:span text:style-name="T109_23">endl</text:span><text:span text:style-name="T109_24">;</text:span></text:p>
      <text:p text:style-name="P110"><text:span text:style-name="T110_1">std</text:span><text:span text:style-name="T110_2">::</text:span><text:span text:style-name="T110_3">cout</text:span><text:span text:style-name="T110_4"><text:s/>&lt;&lt;<text:s/>"</text:span><text:span text:style-name="T110_5">The</text:span><text:span text:style-name="T110_6"><text:s/></text:span><text:span text:style-name="T110_7">first</text:span><text:span text:style-name="T110_8"><text:s/></text:span><text:span text:style-name="T110_9">patient</text:span><text:span text:style-name="T110_10">’</text:span><text:span text:style-name="T110_11">s</text:span><text:span text:style-name="T110_12"><text:s/></text:span><text:span text:style-name="T110_13">temperature</text:span><text:span text:style-name="T110_14"><text:s/></text:span><text:span text:style-name="T110_15">is</text:span><text:span text:style-name="T110_16"><text:s/>"<text:s/>&lt;&lt;<text:s/></text:span><text:span text:style-name="T110_17">temperatures</text:span><text:span text:style-name="T110_18">.</text:span><text:span text:style-name="T110_19">front</text:span><text:span text:style-name="T110_20">()<text:s/>&lt;&lt;<text:s/></text:span><text:span text:style-name="T110_21">std</text:span><text:span text:style-name="T110_22">::</text:span><text:span text:style-name="T110_23">endl</text:span><text:span text:style-name="T110_24">;</text:span></text:p>
      <text:p text:style-name="P111"/>
      <text:p text:style-name="P112"><text:span text:style-name="T112_1">Note</text:span><text:span text:style-name="T112_2">:<text:s/></text:span><text:span text:style-name="T112_3">Don</text:span><text:span text:style-name="T112_4">’</text:span><text:span text:style-name="T112_5">t</text:span><text:span text:style-name="T112_6"><text:s/></text:span><text:span text:style-name="T112_7">confuse</text:span><text:span text:style-name="T112_8"><text:s/></text:span><text:span text:style-name="T112_9">the</text:span><text:span text:style-name="T112_10"><text:s/></text:span><text:span text:style-name="T112_11">back</text:span><text:span text:style-name="T112_12">()<text:s/></text:span><text:span text:style-name="T112_13">and</text:span><text:span text:style-name="T112_14"><text:s/></text:span><text:span text:style-name="T112_15">front</text:span><text:span text:style-name="T112_16">()<text:s/></text:span><text:span text:style-name="T112_17">functions</text:span><text:span text:style-name="T112_18"><text:s/></text:span><text:span text:style-name="T112_19">with</text:span><text:span text:style-name="T112_20"><text:s/></text:span><text:span text:style-name="T112_21">the</text:span><text:span text:style-name="T112_22"><text:s/></text:span><text:span text:style-name="T112_23">end</text:span><text:span text:style-name="T112_24">()<text:s/></text:span><text:span text:style-name="T112_25">and</text:span><text:span text:style-name="T112_26"><text:s/></text:span><text:span text:style-name="T112_27">begin</text:span><text:span text:style-name="T112_28">()<text:s/></text:span><text:span text:style-name="T112_29">functions</text:span><text:span text:style-name="T112_30">.<text:s/></text:span><text:span text:style-name="T112_31">The</text:span><text:span text:style-name="T112_32"><text:s/></text:span><text:span text:style-name="T112_33">back</text:span><text:span text:style-name="T112_34">()<text:s/></text:span><text:span text:style-name="T112_35">and</text:span><text:span text:style-name="T112_36"><text:s/></text:span><text:span text:style-name="T112_37">front</text:span><text:span text:style-name="T112_38">()<text:s/></text:span><text:span text:style-name="T112_39">functions</text:span><text:span text:style-name="T112_40"><text:s/></text:span><text:span text:style-name="T112_41">return</text:span><text:span text:style-name="T112_42"><text:s/></text:span><text:span text:style-name="T112_43">references</text:span><text:span text:style-name="T112_44"><text:s/></text:span><text:span text:style-name="T112_45">to</text:span><text:span text:style-name="T112_46"><text:s/></text:span><text:span text:style-name="T112_47">the</text:span><text:span text:style-name="T112_48"><text:s/></text:span><text:span text:style-name="T112_49">elements</text:span><text:span text:style-name="T112_50">,<text:s/></text:span><text:span text:style-name="T112_51">while</text:span><text:span text:style-name="T112_52"><text:s/></text:span><text:span text:style-name="T112_53">end</text:span><text:span text:style-name="T112_54">()<text:s/></text:span><text:span text:style-name="T112_55">and</text:span><text:span text:style-name="T112_56"><text:s/></text:span><text:span text:style-name="T112_57">begin</text:span><text:span text:style-name="T112_58">()<text:s/></text:span><text:span text:style-name="T112_59">return</text:span><text:span text:style-name="T112_60"><text:s/></text:span><text:span text:style-name="T112_61">iterators</text:span><text:span text:style-name="T112_62"><text:s/></text:span><text:span text:style-name="T112_63">pointing</text:span><text:span text:style-name="T112_64"><text:s/></text:span><text:span text:style-name="T112_65">to</text:span><text:span text:style-name="T112_66"><text:s/></text:span><text:span text:style-name="T112_67">the</text:span><text:span text:style-name="T112_68"><text:s/></text:span><text:span text:style-name="T112_69">elements</text:span><text:span text:style-name="T112_70">.</text:span></text:p>
      <text:p text:style-name="P113"/>
      <text:p text:style-name="P114"><text:span text:style-name="T114_1">#</text:span><text:span text:style-name="T114_2">include</text:span><text:span text:style-name="T114_3"><text:s/>&lt;</text:span><text:span text:style-name="T114_4">map</text:span><text:span text:style-name="T114_5">&gt;</text:span></text:p>
      <text:p text:style-name="P115"><text:span text:style-name="T115_1">This</text:span><text:span text:style-name="T115_2"><text:s/></text:span><text:span text:style-name="T115_3">library</text:span><text:span text:style-name="T115_4"><text:s/></text:span><text:span text:style-name="T115_5">provides</text:span><text:span text:style-name="T115_6"><text:s/></text:span><text:span text:style-name="T115_7">one</text:span><text:span text:style-name="T115_8"><text:s/></text:span><text:span text:style-name="T115_9">of</text:span><text:span text:style-name="T115_10"><text:s/></text:span><text:span text:style-name="T115_11">the</text:span><text:span text:style-name="T115_12"><text:s/></text:span><text:span text:style-name="T115_13">STL</text:span><text:span text:style-name="T115_14">’</text:span><text:span text:style-name="T115_15">s</text:span><text:span text:style-name="T115_16"><text:s/></text:span><text:span text:style-name="T115_17">associative</text:span><text:span text:style-name="T115_18"><text:s/></text:span><text:span text:style-name="T115_19">container</text:span><text:span text:style-name="T115_20"><text:s/></text:span><text:span text:style-name="T115_21">object</text:span><text:span text:style-name="T115_22"><text:s/></text:span><text:span text:style-name="T115_23">classes</text:span><text:span text:style-name="T115_24">.<text:s/></text:span><text:span text:style-name="T115_25">An</text:span><text:span text:style-name="T115_26"><text:s/></text:span><text:span text:style-name="T115_27">associative</text:span><text:span text:style-name="T115_28"><text:s/></text:span><text:span text:style-name="T115_29">container</text:span><text:span text:style-name="T115_30"><text:s/></text:span><text:span text:style-name="T115_31">differs</text:span><text:span text:style-name="T115_32"><text:s/></text:span><text:span text:style-name="T115_33">from</text:span><text:span text:style-name="T115_34"><text:s/></text:span><text:span text:style-name="T115_35">an</text:span><text:span text:style-name="T115_36"><text:s/></text:span><text:span text:style-name="T115_37">array</text:span><text:span text:style-name="T115_38"><text:s/></text:span><text:span text:style-name="T115_39">in</text:span><text:span text:style-name="T115_40"><text:s/></text:span><text:span text:style-name="T115_41">that</text:span><text:span text:style-name="T115_42"><text:s/></text:span><text:span text:style-name="T115_43">items</text:span><text:span text:style-name="T115_44"><text:s/></text:span><text:span text:style-name="T115_45">in</text:span><text:span text:style-name="T115_46"><text:s/></text:span><text:span text:style-name="T115_47">an</text:span><text:span text:style-name="T115_48"><text:s/></text:span><text:span text:style-name="T115_49">array</text:span><text:span text:style-name="T115_50"><text:s/></text:span><text:span text:style-name="T115_51">are</text:span><text:span text:style-name="T115_52"><text:s/></text:span><text:span text:style-name="T115_53">referenced</text:span><text:span text:style-name="T115_54"><text:s/></text:span><text:span text:style-name="T115_55">with</text:span><text:span text:style-name="T115_56"><text:s/></text:span><text:span text:style-name="T115_57">a</text:span><text:span text:style-name="T115_58"><text:s/></text:span><text:span text:style-name="T115_59">number</text:span><text:span text:style-name="T115_60"><text:s/></text:span><text:span text:style-name="T115_61">which</text:span><text:span text:style-name="T115_62"><text:s/></text:span><text:span text:style-name="T115_63">indicates</text:span><text:span text:style-name="T115_64"><text:s/></text:span><text:span text:style-name="T115_65">the</text:span><text:span text:style-name="T115_66"><text:s/></text:span><text:span text:style-name="T115_67">item</text:span><text:span text:style-name="T115_68">’</text:span><text:span text:style-name="T115_69">s</text:span><text:span text:style-name="T115_70"><text:s/></text:span><text:span text:style-name="T115_71">position</text:span><text:span text:style-name="T115_72"><text:s/></text:span><text:span text:style-name="T115_73">in</text:span><text:span text:style-name="T115_74"><text:s/></text:span><text:span text:style-name="T115_75">memory</text:span><text:span text:style-name="T115_76">:</text:span></text:p>
      <text:p text:style-name="P116"/>
      <text:p text:style-name="P117"><text:span text:style-name="T117_1">int</text:span><text:span text:style-name="T117_2"><text:s/></text:span><text:span text:style-name="T117_3">myArray</text:span><text:span text:style-name="T117_4">[10];<text:s/>//<text:s/></text:span><text:span text:style-name="T117_5">An</text:span><text:span text:style-name="T117_6"><text:s/></text:span><text:span text:style-name="T117_7">array</text:span><text:span text:style-name="T117_8"><text:s/></text:span><text:span text:style-name="T117_9">of</text:span><text:span text:style-name="T117_10"><text:s/></text:span><text:span text:style-name="T117_11">ten</text:span><text:span text:style-name="T117_12"><text:s/></text:span><text:span text:style-name="T117_13">integers</text:span></text:p>
      <text:p text:style-name="P118"><text:span text:style-name="T118_1">myArray</text:span><text:span text:style-name="T118_2">[0]<text:s/>=<text:s/>-5;<text:s/>//<text:s/></text:span><text:span text:style-name="T118_3">Set</text:span><text:span text:style-name="T118_4"><text:s/></text:span><text:span text:style-name="T118_5">the</text:span><text:span text:style-name="T118_6"><text:s/></text:span><text:span text:style-name="T118_7">first</text:span><text:span text:style-name="T118_8"><text:s/></text:span><text:span text:style-name="T118_9">integer</text:span><text:span text:style-name="T118_10"><text:s/></text:span><text:span text:style-name="T118_11">in</text:span><text:span text:style-name="T118_12"><text:s/></text:span><text:span text:style-name="T118_13">the</text:span><text:span text:style-name="T118_14"><text:s/></text:span><text:span text:style-name="T118_15">array</text:span><text:span text:style-name="T118_16"><text:s/></text:span><text:span text:style-name="T118_17">to</text:span><text:span text:style-name="T118_18"><text:s/>-5</text:span></text:p>
      <text:p text:style-name="P119"/>
      <text:p text:style-name="P120"><text:span text:style-name="T120_1">An</text:span><text:span text:style-name="T120_2"><text:s/></text:span><text:span text:style-name="T120_3">associative</text:span><text:span text:style-name="T120_4"><text:s/></text:span><text:span text:style-name="T120_5">container</text:span><text:span text:style-name="T120_6">,<text:s/></text:span><text:span text:style-name="T120_7">on</text:span><text:span text:style-name="T120_8"><text:s/></text:span><text:span text:style-name="T120_9">the</text:span><text:span text:style-name="T120_10"><text:s/></text:span><text:span text:style-name="T120_11">other</text:span><text:span text:style-name="T120_12"><text:s/></text:span><text:span text:style-name="T120_13">hand</text:span><text:span text:style-name="T120_14">,<text:s/></text:span><text:span text:style-name="T120_15">can</text:span><text:span text:style-name="T120_16"><text:s/></text:span><text:span text:style-name="T120_17">use</text:span><text:span text:style-name="T120_18"><text:s/></text:span><text:span text:style-name="T120_19">any</text:span><text:span text:style-name="T120_20"><text:s/></text:span><text:span text:style-name="T120_21">data</text:span><text:span text:style-name="T120_22"><text:s/></text:span><text:span text:style-name="T120_23">type</text:span><text:span text:style-name="T120_24"><text:s/></text:span><text:span text:style-name="T120_25">to</text:span><text:span text:style-name="T120_26"><text:s/></text:span><text:span text:style-name="T120_27">reference</text:span><text:span text:style-name="T120_28"><text:s/></text:span><text:span text:style-name="T120_29">the</text:span><text:span text:style-name="T120_30"><text:s/></text:span><text:span text:style-name="T120_31">items</text:span><text:span text:style-name="T120_32"><text:s/></text:span><text:span text:style-name="T120_33">in</text:span><text:span text:style-name="T120_34"><text:s/></text:span><text:span text:style-name="T120_35">the</text:span><text:span text:style-name="T120_36"><text:s/></text:span><text:span text:style-name="T120_37">container</text:span><text:span text:style-name="T120_38">.<text:s/></text:span><text:span text:style-name="T120_39">For</text:span><text:span text:style-name="T120_40"><text:s/></text:span><text:span text:style-name="T120_41">example</text:span><text:span text:style-name="T120_42">,<text:s/></text:span><text:span text:style-name="T120_43">you</text:span><text:span text:style-name="T120_44"><text:s/></text:span><text:span text:style-name="T120_45">might</text:span><text:span text:style-name="T120_46"><text:s/></text:span><text:span text:style-name="T120_47">choose</text:span><text:span text:style-name="T120_48"><text:s/></text:span><text:span text:style-name="T120_49">to</text:span><text:span text:style-name="T120_50"><text:s/></text:span><text:span text:style-name="T120_51">use</text:span><text:span text:style-name="T120_52"><text:s/></text:span><text:span text:style-name="T120_53">a</text:span><text:span text:style-name="T120_54"><text:s/></text:span><text:span text:style-name="T120_55">string</text:span><text:span text:style-name="T120_56"><text:s/></text:span><text:span text:style-name="T120_57">to</text:span><text:span text:style-name="T120_58"><text:s/></text:span><text:span text:style-name="T120_59">reference</text:span><text:span text:style-name="T120_60"><text:s/></text:span><text:span text:style-name="T120_61">a</text:span><text:span text:style-name="T120_62"><text:s/></text:span><text:span text:style-name="T120_63">collection</text:span><text:span text:style-name="T120_64"><text:s/></text:span><text:span text:style-name="T120_65">of</text:span><text:span text:style-name="T120_66"><text:s/></text:span><text:span text:style-name="T120_67">int</text:span><text:span text:style-name="T120_68"><text:s/></text:span><text:span text:style-name="T120_69">items</text:span><text:span text:style-name="T120_70"><text:s/></text:span><text:span text:style-name="T120_71">to</text:span><text:span text:style-name="T120_72"><text:s/></text:span><text:span text:style-name="T120_73">store</text:span><text:span text:style-name="T120_74"><text:s/></text:span><text:span text:style-name="T120_75">a</text:span><text:span text:style-name="T120_76"><text:s/></text:span><text:span text:style-name="T120_77">list</text:span><text:span text:style-name="T120_78"><text:s/></text:span><text:span text:style-name="T120_79">of</text:span><text:span text:style-name="T120_80"><text:s/></text:span><text:span text:style-name="T120_81">students</text:span><text:span text:style-name="T120_82">’<text:s/></text:span><text:span text:style-name="T120_83">names</text:span><text:span text:style-name="T120_84"><text:s/></text:span><text:span text:style-name="T120_85">and</text:span><text:span text:style-name="T120_86"><text:s/></text:span><text:span text:style-name="T120_87">ages</text:span><text:span text:style-name="T120_88">.</text:span></text:p>
      <text:p text:style-name="P121"/>
      <text:p text:style-name="P122"><text:span text:style-name="T122_1">std</text:span><text:span text:style-name="T122_2">::</text:span><text:span text:style-name="T122_3">map</text:span><text:span text:style-name="T122_4">&lt;</text:span><text:span text:style-name="T122_5">std</text:span><text:span text:style-name="T122_6">::</text:span><text:span text:style-name="T122_7">string</text:span><text:span text:style-name="T122_8">,</text:span><text:span text:style-name="T122_9">int</text:span><text:span text:style-name="T122_10">&gt;<text:s/></text:span><text:span text:style-name="T122_11">students</text:span><text:span text:style-name="T122_12">;</text:span></text:p>
      <text:p text:style-name="P123"/>
      <text:p text:style-name="P124"><text:span text:style-name="T124_1">Perhaps</text:span><text:span text:style-name="T124_2"><text:s/></text:span><text:span text:style-name="T124_3">you</text:span><text:span text:style-name="T124_4"><text:s/></text:span><text:span text:style-name="T124_5">want</text:span><text:span text:style-name="T124_6"><text:s/></text:span><text:span text:style-name="T124_7">to</text:span><text:span text:style-name="T124_8"><text:s/></text:span><text:span text:style-name="T124_9">create</text:span><text:span text:style-name="T124_10"><text:s/></text:span><text:span text:style-name="T124_11">the</text:span><text:span text:style-name="T124_12"><text:s/></text:span><text:span text:style-name="T124_13">object</text:span><text:span text:style-name="T124_14"><text:s/></text:span><text:span text:style-name="T124_15">with</text:span><text:span text:style-name="T124_16"><text:s/></text:span><text:span text:style-name="T124_17">some</text:span><text:span text:style-name="T124_18"><text:s/></text:span><text:span text:style-name="T124_19">initial</text:span><text:span text:style-name="T124_20"><text:s/></text:span><text:span text:style-name="T124_21">values</text:span><text:span text:style-name="T124_22">:</text:span></text:p>
      <text:p text:style-name="P125"/>
      <text:p text:style-name="P126"><text:span text:style-name="T126_1">std</text:span><text:span text:style-name="T126_2">::</text:span><text:span text:style-name="T126_3">map</text:span><text:span text:style-name="T126_4">&lt;</text:span><text:span text:style-name="T126_5">std</text:span><text:span text:style-name="T126_6">::</text:span><text:span text:style-name="T126_7">string</text:span><text:span text:style-name="T126_8">,</text:span><text:span text:style-name="T126_9">int</text:span><text:span text:style-name="T126_10">&gt;<text:s/></text:span><text:span text:style-name="T126_11">students</text:span><text:span text:style-name="T126_12"><text:s/>=<text:s/>{<text:s/>{"</text:span><text:span text:style-name="T126_13">John</text:span><text:span text:style-name="T126_14">",<text:s/>19},<text:s/>{"</text:span><text:span text:style-name="T126_15">Max</text:span><text:span text:style-name="T126_16">",<text:s/>19},<text:s/>{"</text:span><text:span text:style-name="T126_17">Christine</text:span><text:span text:style-name="T126_18">",<text:s/>20},<text:s/>{"</text:span><text:span text:style-name="T126_19">Maria</text:span><text:span text:style-name="T126_20">",<text:s/>18}<text:s/>};</text:span></text:p>
      <text:p text:style-name="P127"/>
      <text:p text:style-name="P128"><text:span text:style-name="T128_1">This</text:span><text:span text:style-name="T128_2"><text:s/></text:span><text:span text:style-name="T128_3">code</text:span><text:span text:style-name="T128_4"><text:s/></text:span><text:span text:style-name="T128_5">produces</text:span><text:span text:style-name="T128_6"><text:s/></text:span><text:span text:style-name="T128_7">a</text:span><text:span text:style-name="T128_8"><text:s/></text:span><text:span text:style-name="T128_9">structure</text:span><text:span text:style-name="T128_10"><text:s/></text:span><text:span text:style-name="T128_11">like</text:span><text:span text:style-name="T128_12"><text:s/></text:span><text:span text:style-name="T128_13">in</text:span><text:span text:style-name="T128_14"><text:s/></text:span><text:span text:style-name="T128_15">Figure</text:span><text:span text:style-name="T128_16"><text:s/></text:span><text:span text:style-name="T128_17">XXX</text:span><text:span text:style-name="T128_18">.<text:s/></text:span><text:span text:style-name="T128_19">With</text:span><text:span text:style-name="T128_20"><text:s/></text:span><text:span text:style-name="T128_21">these</text:span><text:span text:style-name="T128_22"><text:s/></text:span><text:span text:style-name="T128_23">names</text:span><text:span text:style-name="T128_24"><text:s/></text:span><text:span text:style-name="T128_25">and</text:span><text:span text:style-name="T128_26"><text:s/></text:span><text:span text:style-name="T128_27">ages</text:span><text:span text:style-name="T128_28"><text:s/></text:span><text:span text:style-name="T128_29">paired</text:span><text:span text:style-name="T128_30">,<text:s/></text:span><text:span text:style-name="T128_31">we</text:span><text:span text:style-name="T128_32"><text:s/></text:span><text:span text:style-name="T128_33">can</text:span><text:span text:style-name="T128_34"><text:s/></text:span><text:span text:style-name="T128_35">now</text:span><text:span text:style-name="T128_36"><text:s/></text:span><text:span text:style-name="T128_37">retrieve</text:span><text:span text:style-name="T128_38"><text:s/></text:span><text:span text:style-name="T128_39">the</text:span><text:span text:style-name="T128_40"><text:s/></text:span><text:span text:style-name="T128_41">ages</text:span><text:span text:style-name="T128_42"><text:s/></text:span><text:span text:style-name="T128_43">using</text:span><text:span text:style-name="T128_44"><text:s/></text:span><text:span text:style-name="T128_45">the</text:span><text:span text:style-name="T128_46"><text:s/></text:span><text:span text:style-name="T128_47">names</text:span><text:span text:style-name="T128_48">.</text:span></text:p>
      <text:p text:style-name="P129"/>
      <text:p text:style-name="P130"><text:span text:style-name="T130_1">string</text:span><text:span text:style-name="T130_2"><text:s/></text:span><text:span text:style-name="T130_3">name</text:span><text:span text:style-name="T130_4"><text:s/>=<text:s/>"</text:span><text:span text:style-name="T130_5">Christine</text:span><text:span text:style-name="T130_6">";</text:span></text:p>
      <text:p text:style-name="P131"><text:span text:style-name="T131_1">std</text:span><text:span text:style-name="T131_2">::</text:span><text:span text:style-name="T131_3">cout</text:span><text:span text:style-name="T131_4"><text:s/>&lt;&lt;<text:s/></text:span><text:span text:style-name="T131_5">name</text:span><text:span text:style-name="T131_6"><text:s/>&lt;&lt;<text:s/>"<text:s/></text:span><text:span text:style-name="T131_7">is</text:span><text:span text:style-name="T131_8"><text:s/>"<text:s/>&lt;&lt;<text:s/></text:span><text:span text:style-name="T131_9">students</text:span><text:span text:style-name="T131_10">[</text:span><text:span text:style-name="T131_11">name</text:span><text:span text:style-name="T131_12">]<text:s/>&lt;&lt;<text:s/>"<text:s/></text:span><text:span text:style-name="T131_13">years</text:span><text:span text:style-name="T131_14"><text:s/></text:span><text:span text:style-name="T131_15">old</text:span><text:span text:style-name="T131_16">."<text:s/>&lt;&lt;<text:s/></text:span><text:span text:style-name="T131_17">std</text:span><text:span text:style-name="T131_18">::</text:span><text:span text:style-name="T131_19">endl</text:span><text:span text:style-name="T131_20">;</text:span></text:p>
      <text:p text:style-name="P132"/>
      <text:p text:style-name="P133"><text:span text:style-name="T133_1">//</text:span><text:span text:style-name="T133_2">This</text:span><text:span text:style-name="T133_3"><text:s/></text:span><text:span text:style-name="T133_4">code</text:span><text:span text:style-name="T133_5"><text:s/></text:span><text:span text:style-name="T133_6">prints</text:span><text:span text:style-name="T133_7">:</text:span></text:p>
      <text:p text:style-name="P134"><text:span text:style-name="T134_1">//</text:span><text:span text:style-name="T134_2">Christine</text:span><text:span text:style-name="T134_3"><text:s/></text:span><text:span text:style-name="T134_4">is</text:span><text:span text:style-name="T134_5"><text:s/>20<text:s/></text:span><text:span text:style-name="T134_6">years</text:span><text:span text:style-name="T134_7"><text:s/></text:span><text:span text:style-name="T134_8">old</text:span><text:span text:style-name="T134_9">.</text:span></text:p>
      <text:p text:style-name="P135"/>
      <text:p text:style-name="P136"><text:span text:style-name="T136_1">New</text:span><text:span text:style-name="T136_2"><text:s/></text:span><text:span text:style-name="T136_3">students</text:span><text:span text:style-name="T136_4"><text:s/></text:span><text:span text:style-name="T136_5">may</text:span><text:span text:style-name="T136_6"><text:s/></text:span><text:span text:style-name="T136_7">also</text:span><text:span text:style-name="T136_8"><text:s/></text:span><text:span text:style-name="T136_9">be</text:span><text:span text:style-name="T136_10"><text:s/></text:span><text:span text:style-name="T136_11">added</text:span><text:span text:style-name="T136_12"><text:s/></text:span><text:span text:style-name="T136_13">in</text:span><text:span text:style-name="T136_14"><text:s/></text:span><text:span text:style-name="T136_15">the</text:span><text:span text:style-name="T136_16"><text:s/></text:span><text:span text:style-name="T136_17">following</text:span><text:span text:style-name="T136_18"><text:s/></text:span><text:span text:style-name="T136_19">way</text:span><text:span text:style-name="T136_20">:</text:span></text:p>
      <text:p text:style-name="P137"/>
      <text:p text:style-name="P138"><text:span text:style-name="T138_1">students</text:span><text:span text:style-name="T138_2">["</text:span><text:span text:style-name="T138_3">June</text:span><text:span text:style-name="T138_4">"]<text:s/>=<text:s/>18;</text:span></text:p>
      <text:p text:style-name="P139"><text:span text:style-name="T139_1">students</text:span><text:span text:style-name="T139_2">["</text:span><text:span text:style-name="T139_3">Omar</text:span><text:span text:style-name="T139_4">"]<text:s/>=<text:s/>19;</text:span></text:p>
      <text:p text:style-name="P140"/>
      <text:p text:style-name="P141"><text:span text:style-name="T141_1">Objects</text:span><text:span text:style-name="T141_2"><text:s/></text:span><text:span text:style-name="T141_3">of</text:span><text:span text:style-name="T141_4"><text:s/></text:span><text:span text:style-name="T141_5">type</text:span><text:span text:style-name="T141_6"><text:s/></text:span><text:span text:style-name="T141_7">map</text:span><text:span text:style-name="T141_8"><text:s/></text:span><text:span text:style-name="T141_9">may</text:span><text:span text:style-name="T141_10"><text:s/></text:span><text:span text:style-name="T141_11">be</text:span><text:span text:style-name="T141_12"><text:s/></text:span><text:span text:style-name="T141_13">iterated</text:span><text:span text:style-name="T141_14">,<text:s/></text:span><text:span text:style-name="T141_15">and</text:span><text:span text:style-name="T141_16"><text:s/></text:span><text:span text:style-name="T141_17">their</text:span><text:span text:style-name="T141_18"><text:s/></text:span><text:span text:style-name="T141_19">contents</text:span><text:span text:style-name="T141_20"><text:s/></text:span><text:span text:style-name="T141_21">might</text:span><text:span text:style-name="T141_22"><text:s/></text:span><text:span text:style-name="T141_23">be</text:span><text:span text:style-name="T141_24"><text:s/></text:span><text:span text:style-name="T141_25">printed</text:span><text:span text:style-name="T141_26"><text:s/></text:span><text:span text:style-name="T141_27">in</text:span><text:span text:style-name="T141_28"><text:s/></text:span><text:span text:style-name="T141_29">a</text:span><text:span text:style-name="T141_30"><text:s/></text:span><text:span text:style-name="T141_31">range</text:span><text:span text:style-name="T141_32">-</text:span><text:span text:style-name="T141_33">based</text:span><text:span text:style-name="T141_34"><text:s/></text:span><text:span text:style-name="T141_35">for</text:span><text:span text:style-name="T141_36"><text:s/></text:span><text:span text:style-name="T141_37">loop</text:span><text:span text:style-name="T141_38"><text:s/></text:span><text:span text:style-name="T141_39">as</text:span><text:span text:style-name="T141_40"><text:s/></text:span><text:span text:style-name="T141_41">described</text:span><text:span text:style-name="T141_42"><text:s/></text:span><text:span text:style-name="T141_43">in</text:span><text:span text:style-name="T141_44"><text:s/></text:span><text:span text:style-name="T141_45">Chapter</text:span><text:span text:style-name="T141_46"><text:s/>[</text:span><text:span text:style-name="T141_47">XXX</text:span><text:span text:style-name="T141_48">].<text:s/></text:span><text:span text:style-name="T141_49">Each</text:span><text:span text:style-name="T141_50"><text:s/></text:span><text:span text:style-name="T141_51">item</text:span><text:span text:style-name="T141_52"><text:s/></text:span><text:span text:style-name="T141_53">in</text:span><text:span text:style-name="T141_54"><text:s/></text:span><text:span text:style-name="T141_55">the</text:span><text:span text:style-name="T141_56"><text:s/></text:span><text:span text:style-name="T141_57">std</text:span><text:span text:style-name="T141_58">::</text:span><text:span text:style-name="T141_59">map</text:span><text:span text:style-name="T141_60">&lt;</text:span><text:span text:style-name="T141_61">std</text:span><text:span text:style-name="T141_62">::</text:span><text:span text:style-name="T141_63">string</text:span><text:span text:style-name="T141_64">,<text:s/></text:span><text:span text:style-name="T141_65">int</text:span><text:span text:style-name="T141_66">&gt;</text:span><text:span text:style-name="T141_67"><text:s/></text:span><text:span text:style-name="T141_68">is</text:span><text:span text:style-name="T141_69"><text:s/></text:span><text:span text:style-name="T141_70">of</text:span><text:span text:style-name="T141_71"><text:s/></text:span><text:span text:style-name="T141_72">type</text:span><text:span text:style-name="T141_73"><text:s/></text:span><text:span text:style-name="T141_74">std</text:span><text:span text:style-name="T141_75">::</text:span><text:span text:style-name="T141_76">pair</text:span><text:span text:style-name="T141_77">&lt;</text:span><text:span text:style-name="T141_78">std</text:span><text:span text:style-name="T141_79">::</text:span><text:span text:style-name="T141_80">string</text:span><text:span text:style-name="T141_81">,</text:span><text:span text:style-name="T141_82">int</text:span><text:span text:style-name="T141_83">&gt;</text:span></text:p>
      <text:p text:style-name="P142"/>
      <text:p text:style-name="P143"><text:span text:style-name="T143_1">for</text:span><text:span text:style-name="T143_2"><text:s/>(</text:span><text:span text:style-name="T143_3">auto</text:span><text:span text:style-name="T143_4">&amp;<text:s/></text:span><text:span text:style-name="T143_5">item</text:span><text:span text:style-name="T143_6"><text:s/>:<text:s/></text:span><text:span text:style-name="T143_7">students</text:span><text:span text:style-name="T143_8">)</text:span></text:p>
      <text:p text:style-name="P144"><text:span text:style-name="T144_1">{</text:span></text:p>
      <text:p text:style-name="P145"><text:span text:style-name="T145_1"><text:s text:c="2"/></text:span><text:span text:style-name="T145_2">std</text:span><text:span text:style-name="T145_3">::</text:span><text:span text:style-name="T145_4">cout</text:span><text:span text:style-name="T145_5"><text:s/>&lt;&lt;<text:s/></text:span><text:span text:style-name="T145_6">item</text:span><text:span text:style-name="T145_7">.</text:span><text:span text:style-name="T145_8">first</text:span><text:span text:style-name="T145_9"><text:s/>&lt;&lt;<text:s/>"<text:s/></text:span><text:span text:style-name="T145_10">is</text:span><text:span text:style-name="T145_11"><text:s/>"<text:s/>&lt;&lt;<text:s/></text:span><text:span text:style-name="T145_12">item</text:span><text:span text:style-name="T145_13">.</text:span><text:span text:style-name="T145_14">second</text:span><text:span text:style-name="T145_15"><text:s/>&lt;&lt;<text:s/>"<text:s/></text:span><text:span text:style-name="T145_16">years</text:span><text:span text:style-name="T145_17"><text:s/></text:span><text:span text:style-name="T145_18">old</text:span><text:span text:style-name="T145_19">."<text:s/>&lt;&lt;<text:s/></text:span><text:span text:style-name="T145_20">std</text:span><text:span text:style-name="T145_21">::</text:span><text:span text:style-name="T145_22">endl</text:span><text:span text:style-name="T145_23">;</text:span></text:p>
      <text:p text:style-name="P146"><text:span text:style-name="T146_1">}</text:span></text:p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><text:span text:style-name="T155_1">References</text:span></text:p>
      <text:p text:style-name="P156"><text:span text:style-name="T156_1">A</text:span><text:span text:style-name="T156_2"><text:s/></text:span><text:span text:style-name="T156_3">reasonable</text:span><text:span text:style-name="T156_4"><text:s/></text:span><text:span text:style-name="T156_5">place</text:span><text:span text:style-name="T156_6"><text:s/></text:span><text:span text:style-name="T156_7">to</text:span><text:span text:style-name="T156_8"><text:s/></text:span><text:span text:style-name="T156_9">start</text:span><text:span text:style-name="T156_10"><text:s/></text:span><text:span text:style-name="T156_11">for</text:span><text:span text:style-name="T156_12"><text:s/></text:span><text:span text:style-name="T156_13">a</text:span><text:span text:style-name="T156_14"><text:s/></text:span><text:span text:style-name="T156_15">wider</text:span><text:span text:style-name="T156_16"><text:s/></text:span><text:span text:style-name="T156_17">view</text:span><text:span text:style-name="T156_18"><text:s/></text:span><text:span text:style-name="T156_19">of</text:span><text:span text:style-name="T156_20"><text:s/></text:span><text:span text:style-name="T156_21">the</text:span><text:span text:style-name="T156_22"><text:s/></text:span><text:span text:style-name="T156_23">STL</text:span><text:span text:style-name="T156_24"><text:s/></text:span><text:span text:style-name="T156_25">is</text:span><text:span text:style-name="T156_26"><text:s/></text:span><text:span text:style-name="T156_27">here</text:span><text:span text:style-name="T156_28">:<text:s/></text:span><text:span text:style-name="T156_29">http</text:span><text:span text:style-name="T156_30">://</text:span><text:span text:style-name="T156_31">en</text:span><text:span text:style-name="T156_32">.</text:span><text:span text:style-name="T156_33">wikipedia</text:span><text:span text:style-name="T156_34">.</text:span><text:span text:style-name="T156_35">org</text:span><text:span text:style-name="T156_36">/</text:span><text:span text:style-name="T156_37">wiki</text:span><text:span text:style-name="T156_38">/</text:span><text:span text:style-name="T156_39">Standard</text:span><text:span text:style-name="T156_40">_</text:span><text:span text:style-name="T156_41">Template</text:span><text:span text:style-name="T156_42">_</text:span><text:span text:style-name="T156_43">Library</text:span></text:p>
      <text:p text:style-name="P157"/>
      <text:p text:style-name="P158"><text:span text:style-name="T158_1">http</text:span><text:span text:style-name="T158_2">://</text:span><text:span text:style-name="T158_3">www</text:span><text:span text:style-name="T158_4">.</text:span><text:span text:style-name="T158_5">cplusplus</text:span><text:span text:style-name="T158_6">.</text:span><text:span text:style-name="T158_7">com</text:span><text:span text:style-name="T158_8">/</text:span><text:span text:style-name="T158_9">reference</text:span><text:span text:style-name="T158_10">/</text:span><text:span text:style-name="T158_11">stl</text:span><text:span text:style-name="T158_12">/</text:span></text:p>
      <text:p text:style-name="P159"/>
      <text:p text:style-name="P160"/>
      <text:p text:style-name="P161"/>
      <text:p text:style-name="P162"/>
      <text:p text:style-name="P163"/>
      <text:p text:style-name="P164"/>
      <text:p text:style-name="P165"><text:span text:style-name="T165_1">Created</text:span><text:span text:style-name="T165_2"><text:s/></text:span><text:span text:style-name="T165_3">JAH</text:span><text:span text:style-name="T165_4"><text:s/>-<text:s/>1000<text:s/></text:span><text:span text:style-name="T165_5">Saturday</text:span></text:p>
      <text:p text:style-name="P16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